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39" manifest:media-type=""/>
  <manifest:file-entry manifest:full-path="ObjectReplacements/Object 14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20000000008000000192E05E1D0C0544F3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2000000000D00000027A7145AA37A6845DC.png" manifest:media-type="image/png"/>
  <manifest:file-entry manifest:full-path="Pictures/20000022000000ED000002B7451A94DD331F14D4.svm" manifest:media-type="image/x-svm"/>
  <manifest:file-entry manifest:full-path="Pictures/100002000000000D00000027F25B86FDC6180706.png" manifest:media-type="image/png"/>
  <manifest:file-entry manifest:full-path="Pictures/20000022000000EA000002B762689EF856586020.svm" manifest:media-type="image/x-svm"/>
  <manifest:file-entry manifest:full-path="Pictures/2000001F00000107000001B7849199A24A52DAAC.svm" manifest:media-type="image/x-svm"/>
  <manifest:file-entry manifest:full-path="Pictures/100002000000000F00000019C7CC4942F7298287.png" manifest:media-type="image/png"/>
  <manifest:file-entry manifest:full-path="Pictures/2000001F00000094000001B79E9DE20E16944A84.svm" manifest:media-type="image/x-svm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1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3" style:family="paragraph" style:parent-style-name="Header">
      <style:paragraph-properties fo:margin-left="0cm" fo:margin-right="0cm" fo:text-indent="0cm" style:auto-text-indent="false"/>
    </style:style>
    <style:style style:name="P1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0" style:family="paragraph" style:parent-style-name="Footer">
      <style:text-properties officeooo:paragraph-rsid="00863005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oter">
      <style:text-properties officeooo:paragraph-rsid="00c384cf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3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3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4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4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56" style:family="paragraph" style:parent-style-name="Footer">
      <style:text-properties officeooo:paragraph-rsid="00d4df5c"/>
    </style:style>
    <style:style style:name="P57" style:family="paragraph" style:parent-style-name="Footer">
      <style:paragraph-properties fo:text-align="end" style:justify-single-word="false"/>
      <style:text-properties officeooo:paragraph-rsid="00d4df5c"/>
    </style:style>
    <style:style style:name="P58" style:family="paragraph" style:parent-style-name="Footer">
      <style:paragraph-properties fo:text-align="start" style:justify-single-word="false"/>
      <style:text-properties officeooo:paragraph-rsid="00d4df5c"/>
    </style:style>
    <style:style style:name="P59" style:family="paragraph" style:parent-style-name="Footer">
      <style:paragraph-properties fo:text-align="start" style:justify-single-word="false"/>
      <style:text-properties officeooo:paragraph-rsid="0211dd7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d016c"/>
    </style:style>
    <style:style style:name="P62" style:family="paragraph" style:parent-style-name="Footer">
      <style:text-properties officeooo:paragraph-rsid="010f7046"/>
    </style:style>
    <style:style style:name="P63" style:family="paragraph" style:parent-style-name="Footer">
      <style:text-properties officeooo:paragraph-rsid="01120261"/>
    </style:style>
    <style:style style:name="P64" style:family="paragraph" style:parent-style-name="Footer">
      <style:text-properties officeooo:rsid="0242edd8" officeooo:paragraph-rsid="0242edd8"/>
    </style:style>
    <style:style style:name="P65" style:family="paragraph" style:parent-style-name="Footer">
      <style:text-properties officeooo:paragraph-rsid="00a59a60"/>
    </style:style>
    <style:style style:name="P66" style:family="paragraph" style:parent-style-name="Footer">
      <style:text-properties officeooo:paragraph-rsid="004274bc"/>
    </style:style>
    <style:style style:name="P67" style:family="paragraph" style:parent-style-name="Footer">
      <style:text-properties officeooo:paragraph-rsid="00d8520c"/>
    </style:style>
    <style:style style:name="P68" style:family="paragraph" style:parent-style-name="Footer">
      <style:text-properties officeooo:paragraph-rsid="002aa84d"/>
    </style:style>
    <style:style style:name="P69" style:family="paragraph" style:parent-style-name="Footer">
      <style:text-properties officeooo:rsid="001f8a2d" officeooo:paragraph-rsid="00bd36bc"/>
    </style:style>
    <style:style style:name="P70" style:family="paragraph" style:parent-style-name="Footer">
      <style:text-properties officeooo:rsid="001f8a2d" officeooo:paragraph-rsid="002b33ed"/>
    </style:style>
    <style:style style:name="P71" style:family="paragraph" style:parent-style-name="Footer">
      <style:text-properties officeooo:rsid="011350d1" officeooo:paragraph-rsid="011350d1"/>
    </style:style>
    <style:style style:name="P72" style:family="paragraph" style:parent-style-name="Footer">
      <style:text-properties officeooo:rsid="0096b4e2" officeooo:paragraph-rsid="0096b4e2"/>
    </style:style>
    <style:style style:name="P73" style:family="paragraph" style:parent-style-name="Footer">
      <style:text-properties officeooo:paragraph-rsid="0096b4e2"/>
    </style:style>
    <style:style style:name="P74" style:family="paragraph" style:parent-style-name="Footer">
      <style:text-properties officeooo:paragraph-rsid="02a682f9"/>
    </style:style>
    <style:style style:name="P75" style:family="paragraph" style:parent-style-name="_5f_Header_20_N_20_page_20_impaire_20__28_D_29_">
      <style:text-properties officeooo:rsid="02757f12"/>
    </style:style>
    <style:style style:name="P76" style:family="paragraph" style:parent-style-name="_5f_Header_20_N_20_page_20_impaire_20__28_D_29_">
      <style:paragraph-properties fo:text-align="start" style:justify-single-word="false"/>
    </style:style>
    <style:style style:name="P77" style:family="paragraph" style:parent-style-name="_5f_Header_20_N_20_page_20_impaire_20__28_D_29_">
      <style:text-properties officeooo:rsid="027aa87d" officeooo:paragraph-rsid="027aa87d"/>
    </style:style>
    <style:style style:name="P78" style:family="paragraph" style:parent-style-name="_5f_Header_20_N_20_page_20_impaire_20__28_D_29_">
      <style:text-properties officeooo:rsid="0277791e" officeooo:paragraph-rsid="0277791e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3" style:family="paragraph" style:parent-style-name="_5f_Header_20_G_20_page_20_impaire_20__28_D_29_">
      <style:text-properties officeooo:paragraph-rsid="01259ec2"/>
    </style:style>
    <style:style style:name="P94" style:family="paragraph" style:parent-style-name="_5f_Header_20_G_20_page_20_impaire_20__28_D_29_">
      <style:text-properties officeooo:paragraph-rsid="00c87b35"/>
    </style:style>
    <style:style style:name="P95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6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7" style:family="paragraph" style:parent-style-name="_5f_Header_20_G_20_page_20_paire_20__28_G_29_">
      <style:text-properties officeooo:paragraph-rsid="00eb2abc"/>
    </style:style>
    <style:style style:name="P98" style:family="paragraph" style:parent-style-name="_5f_Header_20_G_20_page_20_paire_20__28_G_29_">
      <style:paragraph-properties fo:text-align="start" style:justify-single-word="false"/>
    </style:style>
    <style:style style:name="P99" style:family="paragraph" style:parent-style-name="_5f_Header_20_G_20_page_20_paire_20__28_G_29_">
      <style:text-properties officeooo:paragraph-rsid="0334a5be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>
      <style:text-properties officeooo:paragraph-rsid="02c192cd"/>
    </style:style>
    <style:style style:name="P106" style:family="paragraph" style:parent-style-name="_5f_Paragraphe">
      <style:text-properties officeooo:paragraph-rsid="02c3aef6"/>
    </style:style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2c3aef6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Réponse_5f_Elève_5f_Fraction" style:list-style-name="_5f_Numérotation_20_des_20_exercices"/>
    <style:style style:name="P111" style:family="paragraph" style:parent-style-name="_5f_Paragraphe_5f_Réponse_5f_Elève_5f_Fraction" style:list-style-name="_5f_Numérotation_20_des_20_exercices">
      <style:text-properties officeooo:paragraph-rsid="02c3aef6"/>
    </style:style>
    <style:style style:name="P112" style:family="paragraph" style:parent-style-name="_5f_Paragraphe_5f_avec_5f_Num_5f_Question" style:list-style-name="_5f_Numérotation_20_des_20_exercices">
      <style:text-properties officeooo:paragraph-rsid="02bb754f"/>
    </style:style>
    <style:style style:name="P113" style:family="paragraph" style:parent-style-name="_5f_Paragraphe_5f_avec_5f_Num_5f_Question" style:list-style-name="_5f_Numérotation_20_des_20_exercices">
      <style:text-properties officeooo:paragraph-rsid="02bd729f"/>
    </style:style>
    <style:style style:name="P114" style:family="paragraph" style:parent-style-name="_5f_Paragraphe_5f_avec_5f_Num_5f_Question" style:list-style-name="_5f_Numérotation_20_des_20_exercices">
      <style:text-properties officeooo:paragraph-rsid="02be03f7"/>
    </style:style>
    <style:style style:name="P115" style:family="paragraph" style:parent-style-name="_5f_Paragraphe_5f_avec_5f_Num_5f_Question" style:list-style-name="_5f_Numérotation_20_des_20_exercices">
      <style:text-properties officeooo:paragraph-rsid="02be66d0"/>
    </style:style>
    <style:style style:name="P116" style:family="paragraph" style:parent-style-name="_5f_Titre_5f_Exercices_5f_sans_5f_Titre" style:list-style-name="_5f_Numérotation_20_des_20_exercices"/>
    <style:style style:name="P117" style:family="paragraph" style:parent-style-name="_5f_Titre_5f_Exercices_5f_sans_5f_Titre" style:master-page-name="_32__5f_4_5f_SERIE_5f_N_5f_GAUCHE_5f_ET_5f_DROITE_5f_2COL">
      <style:paragraph-properties style:page-number="140" fo:break-before="auto" fo:break-after="auto"/>
    </style:style>
    <style:style style:name="P118" style:family="paragraph">
      <loext:graphic-properties draw:fill="none"/>
      <style:paragraph-properties fo:text-align="center"/>
    </style:style>
    <style:style style:name="P119" style:family="paragraph">
      <loext:graphic-properties draw:fill="none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ff0000" draw:opacity="6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00ffff" draw:opacity="6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0000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00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7e12c"/>
    </style:style>
    <style:style style:name="P13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style:paragraph-properties fo:text-align="center"/>
    </style:style>
    <style:style style:name="P13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39" style:family="paragraph">
      <loext:graphic-properties draw:fill="solid" draw:fill-color="#7fb241"/>
    </style:style>
    <style:style style:name="P14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41" style:family="paragraph">
      <loext:graphic-properties draw:fill="solid" draw:fill-color="#1ca2b8"/>
    </style:style>
    <style:style style:name="P14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6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52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5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54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55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56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57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2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63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6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66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48" style:family="text">
      <style:text-properties officeooo:rsid="0160d7ef"/>
    </style:style>
    <style:style style:name="T149" style:family="text">
      <style:text-properties officeooo:rsid="0072f07f"/>
    </style:style>
    <style:style style:name="T150" style:family="text">
      <style:text-properties officeooo:rsid="0268e0aa"/>
    </style:style>
    <style:style style:name="T151" style:family="text">
      <style:text-properties officeooo:rsid="026ec296"/>
    </style:style>
    <style:style style:name="T152" style:family="text">
      <style:text-properties officeooo:rsid="0272f9e5"/>
    </style:style>
    <style:style style:name="T153" style:family="text">
      <style:text-properties officeooo:rsid="02757f12"/>
    </style:style>
    <style:style style:name="T154" style:family="text">
      <style:text-properties officeooo:rsid="02735980"/>
    </style:style>
    <style:style style:name="T155" style:family="text">
      <style:text-properties officeooo:rsid="01b6dc57"/>
    </style:style>
    <style:style style:name="T156" style:family="text">
      <style:text-properties officeooo:rsid="00b5d2d1"/>
    </style:style>
    <style:style style:name="T157" style:family="text">
      <style:text-properties officeooo:rsid="015f088a"/>
    </style:style>
    <style:style style:name="T158" style:family="text">
      <style:text-properties officeooo:rsid="01f8729d"/>
    </style:style>
    <style:style style:name="T159" style:family="text">
      <style:text-properties officeooo:rsid="010c4d3a"/>
    </style:style>
    <style:style style:name="T160" style:family="text">
      <style:text-properties fo:font-size="16pt" style:font-size-asian="16pt" style:font-size-complex="16pt"/>
    </style:style>
    <style:style style:name="T161" style:family="text">
      <style:text-properties officeooo:rsid="00b6801f"/>
    </style:style>
    <style:style style:name="T162" style:family="text">
      <style:text-properties officeooo:rsid="0334a5be"/>
    </style:style>
    <style:style style:name="T163" style:family="text">
      <style:text-properties officeooo:rsid="0315af39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color="#000000" loext:opacity="100%" style:font-name="Bitstream Vera Sans" fo:font-size="10pt" fo:language="fr" fo:country="FR" officeooo:rsid="02abfa1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0" style:family="text">
      <style:text-properties fo:color="#000000" loext:opacity="100%" style:font-name="Bitstream Vera Sans" fo:font-size="10pt" fo:language="fr" fo:country="FR" officeooo:rsid="02bb754f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1" style:family="text">
      <style:text-properties fo:color="#000000" loext:opacity="100%" style:font-name="Bitstream Vera Sans" fo:font-size="10pt" fo:language="fr" fo:country="FR" officeooo:rsid="02be03f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2" style:family="text">
      <style:text-properties fo:color="#000000" loext:opacity="100%" style:font-name="Bitstream Vera Sans" fo:font-size="10pt" fo:language="fr" fo:country="FR" officeooo:rsid="02be66d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3" style:family="text">
      <style:text-properties fo:color="#000000" loext:opacity="100%" style:font-name="Bitstream Vera Sans" fo:font-size="10pt" fo:language="fr" fo:country="FR" officeooo:rsid="02c2379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2c3aef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fo:color="#000000" loext:opacity="100%" style:font-name="Bitstream Vera Sans" fo:font-size="10pt" fo:language="fr" fo:country="FR" officeooo:rsid="02c192cd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officeooo:rsid="02abfa16"/>
    </style:style>
    <style:style style:name="T187" style:family="text">
      <style:text-properties fo:color="#b3b3b3" loext:opacity="100%" style:font-name="Bitstream Vera Sans2" fo:font-size="10pt" fo:font-style="normal" officeooo:rsid="02c2cafb" fo:background-color="transparent" loext:char-shading-value="0"/>
    </style:style>
    <style:style style:name="T188" style:family="text">
      <style:text-properties fo:font-style="normal" officeooo:rsid="02bd729f"/>
    </style:style>
    <style:style style:name="T189" style:family="text">
      <style:text-properties fo:font-style="normal" officeooo:rsid="02c2cafb"/>
    </style:style>
    <style:style style:name="T190" style:family="text">
      <style:text-properties fo:font-style="normal" officeooo:rsid="02c3aef6"/>
    </style:style>
    <style:style style:name="T191" style:family="text">
      <style:text-properties officeooo:rsid="02be03f7"/>
    </style:style>
    <style:style style:name="T192" style:family="text">
      <style:text-properties officeooo:rsid="02be66d0"/>
    </style:style>
    <style:style style:name="T193" style:family="text">
      <style:text-properties officeooo:rsid="02c192cd"/>
    </style:style>
    <style:style style:name="T194" style:family="text">
      <style:text-properties officeooo:rsid="02c23799"/>
    </style:style>
    <style:style style:name="T195" style:family="text">
      <style:text-properties officeooo:rsid="02c2cafb"/>
    </style:style>
    <style:style style:name="T196" style:family="text">
      <style:text-properties officeooo:rsid="02c3aef6"/>
    </style:style>
    <style:style style:name="T197" style:family="text"/>
    <style:style style:name="T1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200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e_20_corrigée">
      <style:graphic-properties style:vertical-pos="from-top" draw:ole-draw-aspect="1"/>
    </style:style>
    <style:style style:name="fr6" style:family="graphic" style:parent-style-name="Formule_20_corrigée">
      <style:graphic-properties style:vertical-pos="from-top" style:horizontal-pos="from-left" style:horizontal-rel="page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1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fill="solid" draw:fill-color="#ff0000" draw:opacity="60%" draw:textarea-horizontal-align="justify" draw:textarea-vertical-align="middle" draw:auto-grow-height="false" fo:min-height="1.157cm" fo:min-width="1.0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opacity="60%" draw:textarea-horizontal-align="justify" draw:textarea-vertical-align="middle" draw:auto-grow-height="false" fo:min-height="0.229cm" fo:min-width="0.2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fill="solid" draw:fill-color="#00ffff" draw:opacity="60%" draw:textarea-horizontal-align="justify" draw:textarea-vertical-align="middle" draw:auto-grow-height="false" fo:min-height="1.157cm" fo:min-width="1.45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0.206cm" fo:min-width="0.2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" draw:textarea-horizontal-align="justify" draw:textarea-vertical-align="middle" draw:auto-grow-height="false" fo:min-height="1.14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8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svg:stroke-opacity="100%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opacity="40%" draw:textarea-horizontal-align="justify" draw:textarea-vertical-align="middle" draw:auto-grow-height="false" fo:min-height="0.272cm" fo:min-width="5.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4c7dc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4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6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7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8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9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0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1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2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3" style:family="graphic">
      <style:graphic-properties draw:stroke="dash" draw:stroke-dash="Dashed_20__28_var_29_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b3b3b3" draw:textarea-horizontal-align="justify" draw:textarea-vertical-align="middle" draw:auto-grow-height="false" fo:min-height="0.24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3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4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5" style:family="graphic">
      <style:graphic-properties draw:stroke="solid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36" style:family="graphic">
      <style:graphic-properties draw:stroke="solid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37" style:family="graphic">
      <style:graphic-properties draw:stroke="solid" svg:stroke-width="0.03cm" svg:stroke-color="#000000" draw:marker-start="" draw:marker-start-width="0.25cm" draw:marker-start-center="false" draw:marker-end="" draw:marker-end-width="0.34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8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39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0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1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2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3" style:family="graphic">
      <style:graphic-properties draw:stroke="dash" draw:stroke-dash="Dashed_20__28_var_29_" svg:stroke-width="0.049cm" svg:stroke-color="#000000" draw:marker-start="" draw:marker-start-width="0.28cm" draw:marker-start-center="false" draw:marker-end="" draw:marker-end-width="0.379cm" draw:marker-end-center="false" draw:fill="none" draw:fill-color="#729fcf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/>
    </style:style>
    <style:style style:name="gr14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0000" draw:opacity="50%" draw:textarea-horizontal-align="justify" draw:textarea-vertical-align="middle" draw:auto-grow-height="false" fo:min-height="0.27cm" fo:min-width="4.36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7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4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6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6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Shape2_3" draw:style-name="gr159" draw:text-style-name="P142" svg:width="3.918cm" svg:height="1.031cm" draw:transform="rotate (0.0876155284501153) translate (0.137583333333333cm 0.342194444444444cm)">
        <draw:text-box>
          <text:p text:style-name="P135"><text:span text:style-name="T200">Fiche supplémentaire</text:span></text:p>
        </draw:text-box>
      </draw:frame>
      <draw:frame text:anchor-type="page" text:anchor-page-number="1" draw:z-index="0" draw:name="Shape2_1" draw:style-name="gr160" draw:text-style-name="P138" svg:width="2.701cm" svg:height="0.715cm" draw:transform="rotate (0.0876155284501153) translate (1.02481944444444cm 1.37583333333333cm)">
        <draw:text-box>
          <text:p text:style-name="P135"><text:span text:style-name="T199">Série 4</text:span></text:p>
        </draw:text-box>
      </draw:frame>
      <text:list xml:id="list1660146268" text:style-name="_5f_Numérotation_20_des_20_exercices">
        <text:list-item text:start-value="1">
          <text:h text:style-name="P117" text:outline-level="1" text:restart-numbering="true" text:start-value="1"><text:span text:style-name="_5f_Caractères">Écris sous forme d'une fraction décimale.</text:span></text:h>
        </text:list-item>
      </text:list>
      <text:section text:style-name="Sect1" text:name="Section7">
        <text:list xml:id="list90344849246332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12 + </text:span><text:span text:style-name="_5f_Caractères"><draw:frame draw:style-name="fr7" draw:name="Object75" text:anchor-type="as-char" svg:y="-0.526cm" svg:width="0.94cm" svg:height="0.87cm" draw:z-index="2"><draw:object xlink:href="./Object 139" xlink:type="simple" xlink:show="embed" xlink:actuate="onLoad"/><draw:image xlink:href="./ObjectReplacements/Object 139" xlink:type="simple" xlink:show="embed" xlink:actuate="onLoad"/></draw:frame></text:span><text:span text:style-name="_5f_Caractères">=</text:span><text:span text:style-name="Character_5f_20_5f_style"><draw:frame draw:style-name="fr6" draw:name="Objet1" text:anchor-type="as-char" svg:y="-0.584cm" svg:width="1.272cm" svg:height="0.968cm" draw:z-index="37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  </text:list-item>
              <text:list-item>
                <text:p text:style-name="_5f_Paragraphe_5f_avec_5f_Num_5f_Question"><text:span text:style-name="_5f_Caractères">5 + </text:span><text:span text:style-name="_5f_Caractères"><draw:frame draw:style-name="fr7" draw:name="Object77" text:anchor-type="as-char" svg:y="-0.526cm" svg:width="1.268cm" svg:height="0.87cm" draw:z-index="3"><draw:object xlink:href="./Object 141" xlink:type="simple" xlink:show="embed" xlink:actuate="onLoad"/><draw:image xlink:href="./ObjectReplacements/Object 141" xlink:type="simple" xlink:show="embed" xlink:actuate="onLoad"/></draw:frame></text:span><text:span text:style-name="_5f_Caractères">=</text:span><text:span text:style-name="Character_5f_20_5f_style"><draw:frame draw:style-name="fr6" draw:name="Objet3" text:anchor-type="as-char" svg:y="-0.584cm" svg:width="1.272cm" svg:height="0.968cm" draw:z-index="38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/text:list-item>
              <text:list-item>
                <text:p text:style-name="_5f_Paragraphe_5f_avec_5f_Num_5f_Question"><text:span text:style-name="_5f_Caractères">7 + </text:span><text:span text:style-name="_5f_Caractères"><draw:frame draw:style-name="fr7" draw:name="Object79" text:anchor-type="as-char" svg:y="-0.526cm" svg:width="0.716cm" svg:height="0.87cm" draw:z-index="4"><draw:object xlink:href="./Object 143" xlink:type="simple" xlink:show="embed" xlink:actuate="onLoad"/><draw:image xlink:href="./ObjectReplacements/Object 143" xlink:type="simple" xlink:show="embed" xlink:actuate="onLoad"/></draw:frame></text:span><text:span text:style-name="_5f_Caractères">=</text:span><text:span text:style-name="Character_5f_20_5f_style"><draw:frame draw:style-name="fr6" draw:name="Objet2" text:anchor-type="as-char" svg:y="-0.584cm" svg:width="0.616cm" svg:height="0.968cm" draw:z-index="37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    </text:list-item>
              <text:list-item>
                <text:p text:style-name="_5f_Paragraphe_5f_avec_5f_Num_5f_Question"><text:span text:style-name="_5f_Caractères">47 + </text:span><text:span text:style-name="_5f_Caractères"><draw:frame draw:style-name="fr7" draw:name="Object81" text:anchor-type="as-char" svg:y="-0.526cm" svg:width="0.94cm" svg:height="0.87cm" draw:z-index="275"><draw:object xlink:href="./Object 145" xlink:type="simple" xlink:show="embed" xlink:actuate="onLoad"/><draw:image xlink:href="./ObjectReplacements/Object 145" xlink:type="simple" xlink:show="embed" xlink:actuate="onLoad"/></draw:frame></text:span><text:span text:style-name="_5f_Caractères">=</text:span><text:span text:style-name="Character_5f_20_5f_style"><draw:frame draw:style-name="fr6" draw:name="Objet4" text:anchor-type="as-char" svg:y="-0.584cm" svg:width="1.272cm" svg:height="0.968cm" draw:z-index="381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90346284591031" text:continue-numbering="true" text:style-name="_5f_Numérotation_20_des_20_exercices">
        <text:list-item>
          <text:h text:style-name="P116" text:outline-level="1"><text:span text:style-name="_5f_Caractères">Écris sous forme d’une somme d’un nombre entier et d’une seule fraction décimale, puis sous forme d’un nombre décimal.</text:span></text:h>
        </text:list-item>
      </text:list>
      <text:h text:style-name="_5f_Paragraphe_5f_Exemple_5f_avec_5f_Titre" text:outline-level="1"><text:span text:style-name="_5f_Caractères">Exemple : </text:span><text:span text:style-name="_5f_Caractères"><draw:frame draw:style-name="fr7" draw:name="Object83" text:anchor-type="as-char" svg:y="-0.526cm" svg:width="0.766cm" svg:height="0.87cm" draw:z-index="5"><draw:object xlink:href="./Object 147" xlink:type="simple" xlink:show="embed" xlink:actuate="onLoad"/><draw:image xlink:href="./ObjectReplacements/Object 147" xlink:type="simple" xlink:show="embed" xlink:actuate="onLoad"/></draw:frame></text:span><text:span text:style-name="_5f_Caractères">= 1 + </text:span><text:span text:style-name="_5f_Caractères"><draw:frame draw:style-name="fr7" draw:name="Object84" text:anchor-type="as-char" svg:y="-0.526cm" svg:width="0.766cm" svg:height="0.87cm" draw:z-index="6"><draw:object xlink:href="./Object 148" xlink:type="simple" xlink:show="embed" xlink:actuate="onLoad"/><draw:image xlink:href="./ObjectReplacements/Object 148" xlink:type="simple" xlink:show="embed" xlink:actuate="onLoad"/></draw:frame></text:span><text:span text:style-name="_5f_Caractères">= 1,5.</text:span></text:h>
      <text:list xml:id="list90346080759774" text:continue-numbering="true" text:style-name="_5f_Numérotation_20_des_20_exercices">
        <text:list-item>
          <text:list>
            <text:list-item>
              <text:p text:style-name="P112"><text:span text:style-name="_5f_Caractères"><draw:frame draw:style-name="fr7" draw:name="Object85" text:anchor-type="as-char" svg:y="-0.526cm" svg:width="0.94cm" svg:height="0.87cm" draw:z-index="7"><draw:object xlink:href="./Object 149" xlink:type="simple" xlink:show="embed" xlink:actuate="onLoad"/><draw:image xlink:href="./ObjectReplacements/Object 149" xlink:type="simple" xlink:show="embed" xlink:actuate="onLoad"/></draw:frame></text:span><text:span text:style-name="_5f_Caractères">= </text:span><text:span text:style-name="_5f_Caractères_5f_correction"><text:span text:style-name="T179"><text:s/></text:span></text:span><text:span text:style-name="_5f_Caractères_5f_correction"><text:span text:style-name="T180">7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5" text:anchor-type="as-char" svg:y="-0.584cm" svg:width="0.84cm" svg:height="0.968cm" draw:z-index="38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7,20 ou 7,2.</text:span></text:span></text:p>
            </text:list-item>
            <text:list-item>
              <text:p text:style-name="P112"><text:span text:style-name="_5f_Caractères"><draw:frame draw:style-name="fr7" draw:name="Object87" text:anchor-type="as-char" svg:y="-0.526cm" svg:width="0.94cm" svg:height="0.87cm" draw:z-index="8"><draw:object xlink:href="./Object 151" xlink:type="simple" xlink:show="embed" xlink:actuate="onLoad"/><draw:image xlink:href="./ObjectReplacements/Object 151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10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6" text:anchor-type="as-char" svg:y="-0.584cm" svg:width="0.616cm" svg:height="0.968cm" draw:z-index="38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11,2</text:span></text:span></text:p>
            </text:list-item>
            <text:list-item>
              <text:p text:style-name="P112"><text:span text:style-name="_5f_Caractères"><draw:frame draw:style-name="fr7" draw:name="Object89" text:anchor-type="as-char" svg:y="-0.526cm" svg:width="1.268cm" svg:height="0.87cm" draw:z-index="9"><draw:object xlink:href="./Object 153" xlink:type="simple" xlink:show="embed" xlink:actuate="onLoad"/><draw:image xlink:href="./ObjectReplacements/Object 153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1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7" text:anchor-type="as-char" svg:y="-0.584cm" svg:width="1.272cm" svg:height="0.968cm" draw:z-index="38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1,029</text:span></text:span></text:p>
            </text:list-item>
            <text:list-item>
              <text:p text:style-name="P112"><text:span text:style-name="_5f_Caractères"><draw:frame draw:style-name="fr7" draw:name="Object91" text:anchor-type="as-char" svg:y="-0.526cm" svg:width="0.94cm" svg:height="0.87cm" draw:z-index="10"><draw:object xlink:href="./Object 155" xlink:type="simple" xlink:show="embed" xlink:actuate="onLoad"/><draw:image xlink:href="./ObjectReplacements/Object 155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0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8" text:anchor-type="as-char" svg:y="-0.584cm" svg:width="0.84cm" svg:height="0.968cm" draw:z-index="385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0,17</text:span></text:span></text:p>
            </text:list-item>
            <text:list-item>
              <text:p text:style-name="P112"><text:span text:style-name="_5f_Caractères"><draw:frame draw:style-name="fr7" draw:name="Object93" text:anchor-type="as-char" svg:y="-0.526cm" svg:width="1.268cm" svg:height="0.87cm" draw:z-index="11"><draw:object xlink:href="./Object 157" xlink:type="simple" xlink:show="embed" xlink:actuate="onLoad"/><draw:image xlink:href="./ObjectReplacements/Object 157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70</text:span></text:span><text:span text:style-name="_5f_Caractères_5f_correction"><text:span text:style-name="T186"> <text:s/></text:span></text:span><text:span text:style-name="_5f_pointillés_20_gris"><text:s/></text:span><text:span text:style-name="_5f_Caractères">+</text:span><text:span text:style-name="_5f_Caractères"><draw:frame draw:style-name="fr6" draw:name="Objet9" text:anchor-type="as-char" svg:y="-0.584cm" svg:width="0.84cm" svg:height="0.968cm" draw:z-index="38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70</text:span></text:span></text:p>
            </text:list-item>
            <text:list-item>
              <text:p text:style-name="P112"><text:span text:style-name="_5f_Caractères"><draw:frame draw:style-name="fr7" draw:name="Object95" text:anchor-type="as-char" svg:y="-0.526cm" svg:width="0.94cm" svg:height="0.87cm" draw:z-index="12"><draw:object xlink:href="./Object 159" xlink:type="simple" xlink:show="embed" xlink:actuate="onLoad"/><draw:image xlink:href="./ObjectReplacements/Object 159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74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10" text:anchor-type="as-char" svg:y="-0.584cm" svg:width="0.616cm" svg:height="0.968cm" draw:z-index="38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74,8</text:span></text:span></text:p>
            </text:list-item>
            <text:list-item>
              <text:p text:style-name="P112"><text:span text:style-name="_5f_Caractères"><draw:frame draw:style-name="fr7" draw:name="Object97" text:anchor-type="as-char" svg:y="-0.526cm" svg:width="1.492cm" svg:height="0.87cm" draw:z-index="13"><draw:object xlink:href="./Object 161" xlink:type="simple" xlink:show="embed" xlink:actuate="onLoad"/><draw:image xlink:href="./ObjectReplacements/Object 161" xlink:type="simple" xlink:show="embed" xlink:actuate="onLoad"/></draw:frame></text:span><text:span text:style-name="_5f_Caractères">= </text:span><text:span text:style-name="_5f_pointillés_20_gris"><text:s/></text:span><text:span text:style-name="_5f_Caractères_5f_correction"><text:span text:style-name="T180">28</text:span></text:span><text:span text:style-name="_5f_Caractères_5f_correction"><text:span text:style-name="T186"> </text:span></text:span><text:span text:style-name="_5f_pointillés_20_gris"><text:s/></text:span><text:span text:style-name="_5f_Caractères">+</text:span><text:span text:style-name="_5f_Caractères"><draw:frame draw:style-name="fr6" draw:name="Objet11" text:anchor-type="as-char" svg:y="-0.584cm" svg:width="1.272cm" svg:height="0.968cm" draw:z-index="38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 = </text:span><text:span text:style-name="_5f_pointillés_20_gris"><text:s/></text:span><text:span text:style-name="_5f_Caractères_5f_correction"><text:span text:style-name="T180">28,282</text:span></text:span></text:p>
            </text:list-item>
          </text:list>
        </text:list-item>
        <text:list-item>
          <text:h text:style-name="_5f_Titre_5f_Exercices_5f_sans_5f_Titre" text:outline-level="1"><text:span text:style-name="_5f_Caractères">Compare chaque fraction à 1.</text:span></text:h>
        </text:list-item>
      </text:list>
      <text:section text:style-name="Sect1" text:name="Section10">
        <text:list xml:id="list90345225247317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<draw:frame draw:style-name="fr7" draw:name="Object113" text:anchor-type="as-char" svg:y="-0.526cm" svg:width="0.716cm" svg:height="0.87cm" draw:z-index="14"><draw:object xlink:href="./Object 177" xlink:type="simple" xlink:show="embed" xlink:actuate="onLoad"/><draw:image xlink:href="./ObjectReplacements/Object 177" xlink:type="simple" xlink:show="embed" xlink:actuate="onLoad"/></draw:frame></text:span><text:span text:style-name="_5f_Caractères"><text:s/></text:span><text:span text:style-name="_5f_Caractères_5f_correction">&gt; </text:span><text:span text:style-name="_5f_Caractères">1</text:span></text:p>
              </text:list-item>
              <text:list-item>
                <text:p text:style-name="P113"><text:span text:style-name="_5f_Caractères"><draw:frame draw:style-name="fr7" draw:name="Object114" text:anchor-type="as-char" svg:y="-0.526cm" svg:width="0.492cm" svg:height="0.87cm" draw:z-index="15"><draw:object xlink:href="./Object 178" xlink:type="simple" xlink:show="embed" xlink:actuate="onLoad"/><draw:image xlink:href="./ObjectReplacements/Object 178" xlink:type="simple" xlink:show="embed" xlink:actuate="onLoad"/></draw:frame></text:span><text:span text:style-name="_5f_Caractères"><text:s/></text:span><text:span text:style-name="_5f_Caractères_5f_correction">&lt; </text:span><text:span text:style-name="_5f_Caractères">1</text:span></text:p>
              </text:list-item>
              <text:list-item>
                <text:p text:style-name="P113"><text:span text:style-name="_5f_Caractères"><draw:frame draw:style-name="fr7" draw:name="Object115" text:anchor-type="as-char" svg:y="-0.526cm" svg:width="0.94cm" svg:height="0.87cm" draw:z-index="16"><draw:object xlink:href="./Object 179" xlink:type="simple" xlink:show="embed" xlink:actuate="onLoad"/><draw:image xlink:href="./ObjectReplacements/Object 179" xlink:type="simple" xlink:show="embed" xlink:actuate="onLoad"/></draw:frame></text:span><text:span text:style-name="_5f_Caractères"><text:s/></text:span><text:span text:style-name="_5f_Caractères_5f_correction">&lt; </text:span><text:span text:style-name="_5f_pointillés_20_gris"><text:s/></text:span><text:span text:style-name="_5f_Caractères">1</text:span></text:p>
              </text:list-item>
              <text:list-item>
                <text:p text:style-name="P113"><text:span text:style-name="_5f_Caractères"><draw:frame draw:style-name="fr7" draw:name="Object116" text:anchor-type="as-char" svg:y="-0.526cm" svg:width="0.492cm" svg:height="0.87cm" draw:z-index="17"><draw:object xlink:href="./Object 180" xlink:type="simple" xlink:show="embed" xlink:actuate="onLoad"/><draw:image xlink:href="./ObjectReplacements/Object 180" xlink:type="simple" xlink:show="embed" xlink:actuate="onLoad"/></draw:frame></text:span><text:span text:style-name="_5f_Caractères"><text:s/></text:span><text:span text:style-name="_5f_Caractères_5f_correction"><text:span text:style-name="T188">&lt; <text:s/></text:span></text:span><text:span text:style-name="_5f_Caractères">1</text:span></text:p>
              </text:list-item>
            </text:list>
          </text:list-item>
        </text:list>
      </text:section>
      <text:list xml:id="list90346259617343" text:continue-numbering="true" text:style-name="_5f_Numérotation_20_des_20_exercices">
        <text:list-item>
          <text:h text:style-name="P116" text:outline-level="1"><text:span text:style-name="_5f_Caractères">Encadre chaque fraction par deux entiers consécutifs.</text:span></text:h>
        </text:list-item>
      </text:list>
      <text:section text:style-name="Sect1" text:name="Section11">
        <text:list xml:id="list90345545565362" text:continue-numbering="true" text:style-name="_5f_Numérotation_20_des_20_exercices">
          <text:list-item>
            <text:list>
              <text:list-item>
                <text:p text:style-name="P114"><text:span text:style-name="_5f_Caractères_5f_correction"><text:span text:style-name="T191">0 </text:span></text:span><text:span text:style-name="_5f_Caractères">&lt; </text:span><text:span text:style-name="_5f_Caractères"><draw:frame draw:style-name="fr7" draw:name="Object117" text:anchor-type="as-char" svg:y="-0.526cm" svg:width="0.492cm" svg:height="0.87cm" draw:z-index="18"><draw:object xlink:href="./Object 181" xlink:type="simple" xlink:show="embed" xlink:actuate="onLoad"/><draw:image xlink:href="./ObjectReplacements/Object 181" xlink:type="simple" xlink:show="embed" xlink:actuate="onLoad"/></draw:frame></text:span><text:span text:style-name="_5f_Caractères"><text:s/>&lt; </text:span><text:span text:style-name="_5f_Caractères_5f_correction"><text:span text:style-name="T191">1</text:span></text:span></text:p>
              </text:list-item>
              <text:list-item>
                <text:p text:style-name="P114"><text:span text:style-name="_5f_Caractères_5f_correction"><text:span text:style-name="T191">0</text:span></text:span><text:span text:style-name="_5f_pointillés_20_gris"> </text:span><text:span text:style-name="_5f_Caractères">&lt; </text:span><text:span text:style-name="_5f_Caractères"><draw:frame draw:style-name="fr7" draw:name="Object118" text:anchor-type="as-char" svg:y="-0.526cm" svg:width="0.492cm" svg:height="0.87cm" draw:z-index="19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1</text:span></text:span></text:p>
              </text:list-item>
              <text:list-item>
                <text:p text:style-name="P114"><text:span text:style-name="_5f_Caractères_5f_correction"><text:span text:style-name="T191">2</text:span></text:span><text:span text:style-name="_5f_pointillés_20_gris"> </text:span><text:span text:style-name="_5f_Caractères">&lt; </text:span><text:span text:style-name="_5f_Caractères"><draw:frame draw:style-name="fr7" draw:name="Object119" text:anchor-type="as-char" svg:y="-0.526cm" svg:width="0.492cm" svg:height="0.87cm" draw:z-index="20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3</text:span></text:span></text:p>
              </text:list-item>
              <text:list-item>
                <text:p text:style-name="P114"><text:span text:style-name="_5f_Caractères_5f_correction"><text:span text:style-name="T191">3</text:span></text:span><text:span text:style-name="_5f_pointillés_20_gris"> </text:span><text:span text:style-name="_5f_Caractères">&lt; </text:span><text:span text:style-name="_5f_Caractères"><draw:frame draw:style-name="fr7" draw:name="Object120" text:anchor-type="as-char" svg:y="-0.526cm" svg:width="0.492cm" svg:height="0.87cm" draw:z-index="21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4</text:span></text:span></text:p>
              </text:list-item>
            </text:list>
          </text:list-item>
        </text:list>
      </text:section>
      <text:list xml:id="list90345913600420" text:continue-numbering="true" text:style-name="_5f_Numérotation_20_des_20_exercices">
        <text:list-item>
          <text:h text:style-name="_5f_Titre_5f_Exercices_5f_sans_5f_Titre" text:outline-level="1"><text:span text:style-name="_5f_Caractères">Écris chaque fraction comme la somme d’un entier et d’une fraction plus petite que 1, puis encadre-la par deux entiers consécutifs.</text:span></text:h>
          <text:list>
            <text:list-item>
              <text:p text:style-name="P114"><text:span text:style-name="_5f_Caractères"><draw:frame draw:style-name="fr7" draw:name="Object124" text:anchor-type="as-char" svg:y="-0.526cm" svg:width="0.94cm" svg:height="0.87cm" draw:z-index="22"><draw:object xlink:href="./Object 188" xlink:type="simple" xlink:show="embed" xlink:actuate="onLoad"/><draw:image xlink:href="./ObjectReplacements/Object 188" xlink:type="simple" xlink:show="embed" xlink:actuate="onLoad"/></draw:frame></text:span><text:span text:style-name="_5f_Caractères">= </text:span><text:span text:style-name="_5f_Caractères_5f_correction"><text:span text:style-name="T191">13</text:span></text:span><text:span text:style-name="_5f_Caractères_5f_correction"><text:span text:style-name="T181"> </text:span></text:span><text:span text:style-name="_5f_Caractères">+ </text:span><text:span text:style-name="_5f_Caractères"><draw:frame draw:style-name="fr6" draw:name="Objet12" text:anchor-type="as-char" svg:y="-0.584cm" svg:width="0.616cm" svg:height="0.968cm" draw:z-index="38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_5f_Caractères"><text:s/></text:span><text:span text:style-name="_5f_Caractères"><text:span text:style-name="T191">et </text:span></text:span><text:span text:style-name="_5f_Caractères_5f_correction"><text:span text:style-name="T191">13</text:span></text:span><text:span text:style-name="_5f_Caractères_5f_correction"><text:span text:style-name="T181"> </text:span></text:span><text:span text:style-name="_5f_pointillés_20_gris"><text:s/></text:span><text:span text:style-name="_5f_Caractères">&lt; </text:span><text:span text:style-name="_5f_Caractères"><draw:frame draw:style-name="fr7" draw:name="Object126" text:anchor-type="as-char" svg:y="-0.526cm" svg:width="0.94cm" svg:height="0.87cm" draw:z-index="23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14</text:span></text:span><text:span text:style-name="_5f_Caractères_5f_correction"><text:span text:style-name="T181"> </text:span></text:span></text:p>
            </text:list-item>
            <text:list-item>
              <text:p text:style-name="P114"><text:span text:style-name="_5f_Caractères"><draw:frame draw:style-name="fr7" draw:name="Object127" text:anchor-type="as-char" svg:y="-0.526cm" svg:width="0.716cm" svg:height="0.87cm" draw:z-index="24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_5f_Caractères">= </text:span><text:span text:style-name="_5f_Caractères_5f_correction"><text:s/></text:span><text:span text:style-name="_5f_Caractères_5f_correction"><text:span text:style-name="T191">5</text:span></text:span><text:span text:style-name="_5f_Caractères_5f_correction"><text:span text:style-name="T181"> </text:span></text:span><text:span text:style-name="_5f_Caractères">+ </text:span><text:span text:style-name="_5f_Caractères"><draw:frame draw:style-name="fr6" draw:name="Objet13" text:anchor-type="as-char" svg:y="-0.584cm" svg:width="0.616cm" svg:height="0.968cm" draw:z-index="390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Caractères"><text:s text:c="2"/></text:span><text:span text:style-name="_5f_Caractères"><text:span text:style-name="T191">et <text:s text:c="2"/></text:span></text:span><text:span text:style-name="_5f_Caractères_5f_correction"><text:span text:style-name="T181">5 </text:span></text:span><text:span text:style-name="_5f_pointillés_20_gris"><text:s/></text:span><text:span text:style-name="_5f_Caractères">&lt; </text:span><text:span text:style-name="_5f_Caractères"><draw:frame draw:style-name="fr7" draw:name="Object129" text:anchor-type="as-char" svg:y="-0.526cm" svg:width="0.716cm" svg:height="0.87cm" draw:z-index="25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_5f_Caractères"><text:s/>&lt; </text:span><text:span text:style-name="_5f_Caractères_5f_correction"><text:span text:style-name="T181">6 </text:span></text:span></text:p>
            </text:list-item>
          </text:list>
        </text:list-item>
      </text:list>
      <text:h text:style-name="_5f_Paragraphe" text:outline-level="1"><text:span text:style-name="_5f_pointillés_20_gris"/></text:h>
      <text:list xml:id="list90345625812926" text:continue-numbering="true" text:style-name="_5f_Numérotation_20_des_20_exercices">
        <text:list-item>
          <text:h text:style-name="_5f_Titre_5f_Exercices_5f_sans_5f_Titre" text:outline-level="1"><text:span text:style-name="_5f_Caractères">Encadre chaque fraction par deux entiers consécutifs.</text:span></text:h>
        </text:list-item>
      </text:list>
      <text:section text:style-name="Sect1" text:name="Section12">
        <text:list xml:id="list90344630321458" text:continue-numbering="true" text:style-name="_5f_Numérotation_20_des_20_exercices">
          <text:list-item>
            <text:list>
              <text:list-item>
                <text:p text:style-name="P115"><text:span text:style-name="_5f_Caractères_5f_correction"><text:span text:style-name="T191">1</text:span></text:span><text:span text:style-name="_5f_Caractères_5f_correction"><text:span text:style-name="T182">4</text:span></text:span><text:span text:style-name="_5f_Caractères_5f_correction"><text:span text:style-name="T181"> </text:span></text:span><text:span text:style-name="_5f_pointillés_20_gris"><text:s/></text:span><text:span text:style-name="_5f_Caractères">&lt; </text:span><text:span text:style-name="_5f_Caractères"><draw:frame draw:style-name="fr7" draw:name="Object130" text:anchor-type="as-char" svg:y="-0.526cm" svg:width="0.716cm" svg:height="0.87cm" draw:z-index="26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1</text:span></text:span><text:span text:style-name="_5f_Caractères_5f_correction"><text:span text:style-name="T192">5</text:span></text:span><text:span text:style-name="_5f_Caractères_5f_correction"><text:span text:style-name="T181"> </text:span></text:span></text:p>
              </text:list-item>
              <text:list-item>
                <text:p text:style-name="P115"><text:span text:style-name="_5f_Caractères_5f_correction"><text:span text:style-name="T191"><text:s/>7</text:span></text:span><text:span text:style-name="_5f_Caractères_5f_correction"><text:span text:style-name="T181"> </text:span></text:span><text:span text:style-name="_5f_pointillés_20_gris"><text:s/></text:span><text:span text:style-name="_5f_Caractères">&lt; </text:span><text:span text:style-name="_5f_Caractères"><draw:frame draw:style-name="fr7" draw:name="Object131" text:anchor-type="as-char" svg:y="-0.526cm" svg:width="0.716cm" svg:height="0.87cm" draw:z-index="27"><draw:object xlink:href="./Object 195" xlink:type="simple" xlink:show="embed" xlink:actuate="onLoad"/><draw:image xlink:href="./ObjectReplacements/Object 195" xlink:type="simple" xlink:show="embed" xlink:actuate="onLoad"/><svg:desc>formula</svg:desc></draw:frame></text:span><text:span text:style-name="_5f_Caractères"><text:s/>&lt; </text:span><text:span text:style-name="_5f_Caractères_5f_correction"><text:span text:style-name="T191"><text:s/></text:span></text:span><text:span text:style-name="_5f_Caractères_5f_correction"><text:span text:style-name="T192">8</text:span></text:span></text:p>
              </text:list-item>
            </text:list>
          </text:list-item>
        </text:list>
      </text:section>
      <text:list xml:id="list90346302071223" text:continue-numbering="true" text:style-name="_5f_Numérotation_20_des_20_exercices">
        <text:list-item>
          <text:h text:style-name="_5f_Titre_5f_Exercices_5f_sans_5f_Titre" text:outline-level="1"><text:span text:style-name="_5f_Caractères">Colorie </text:span><text:span text:style-name="_5f_Caractères"><draw:frame draw:style-name="fr7" draw:name="Object136" text:anchor-type="as-char" svg:y="-0.526cm" svg:width="0.492cm" svg:height="0.87cm" draw:z-index="28"><draw:object xlink:href="./Object 200" xlink:type="simple" xlink:show="embed" xlink:actuate="onLoad"/><draw:image xlink:href="./ObjectReplacements/Object 200" xlink:type="simple" xlink:show="embed" xlink:actuate="onLoad"/></draw:frame></text:span><text:span text:style-name="_5f_Caractères"><text:s/>du rectangle ci-dessous, puis complète en haut de la colonne suivante :</text:span></text:h>
        </text:list-item>
      </text:list>
      <text:h text:style-name="_5f_Paragraphe" text:outline-level="1"><draw:g text:anchor-type="paragraph" draw:z-index="393" draw:name="Forme1" draw:style-name="gr1"><draw:g draw:name="Shape43" draw:style-name="gr3"><draw:custom-shape draw:style-name="gr114" draw:text-style-name="P130" svg:width="0.408cm" svg:height="0.5cm" svg:x="0.459cm" svg:y="0.103cm"><text:p/><draw:enhanced-geometry svg:viewBox="0 0 21600 21600" draw:type="rectangle" draw:enhanced-path="M 0 0 L 21600 0 21600 21600 0 21600 0 0 Z N"/></draw:custom-shape><draw:custom-shape draw:style-name="gr115" draw:text-style-name="P130" svg:width="0.406cm" svg:height="0.5cm" svg:x="0.866cm" svg:y="0.103cm"><text:p/><draw:enhanced-geometry svg:viewBox="0 0 21600 21600" draw:type="rectangle" draw:enhanced-path="M 0 0 L 21600 0 21600 21600 0 21600 0 0 Z N"/></draw:custom-shape><draw:custom-shape draw:style-name="gr116" draw:text-style-name="P130" svg:width="0.412cm" svg:height="0.5cm" svg:x="1.27cm" svg:y="0.103cm"><text:p/><draw:enhanced-geometry svg:viewBox="0 0 21600 21600" draw:type="rectangle" draw:enhanced-path="M 0 0 L 21600 0 21600 21600 0 21600 0 0 Z N"/></draw:custom-shape><draw:custom-shape draw:style-name="gr117" draw:text-style-name="P130" svg:width="0.406cm" svg:height="0.5cm" svg:x="1.681cm" svg:y="0.103cm"><text:p/><draw:enhanced-geometry svg:viewBox="0 0 21600 21600" draw:type="rectangle" draw:enhanced-path="M 0 0 L 21600 0 21600 21600 0 21600 0 0 Z N"/></draw:custom-shape><draw:custom-shape draw:style-name="gr118" draw:text-style-name="P130" svg:width="0.408cm" svg:height="0.5cm" svg:x="2.085cm" svg:y="0.103cm"><text:p/><draw:enhanced-geometry svg:viewBox="0 0 21600 21600" draw:type="rectangle" draw:enhanced-path="M 0 0 L 21600 0 21600 21600 0 21600 0 0 Z N"/></draw:custom-shape><draw:custom-shape draw:style-name="gr119" draw:text-style-name="P130" svg:width="0.408cm" svg:height="0.5cm" svg:x="2.492cm" svg:y="0.103cm"><text:p/><draw:enhanced-geometry svg:viewBox="0 0 21600 21600" draw:type="rectangle" draw:enhanced-path="M 0 0 L 21600 0 21600 21600 0 21600 0 0 Z N"/></draw:custom-shape><draw:custom-shape draw:style-name="gr120" draw:text-style-name="P130" svg:width="0.412cm" svg:height="0.5cm" svg:x="2.898cm" svg:y="0.103cm"><text:p/><draw:enhanced-geometry svg:viewBox="0 0 21600 21600" draw:type="rectangle" draw:enhanced-path="M 0 0 L 21600 0 21600 21600 0 21600 0 0 Z N"/></draw:custom-shape><draw:custom-shape draw:style-name="gr121" draw:text-style-name="P130" svg:width="0.406cm" svg:height="0.5cm" svg:x="3.309cm" svg:y="0.103cm"><text:p/><draw:enhanced-geometry svg:viewBox="0 0 21600 21600" draw:type="rectangle" draw:enhanced-path="M 0 0 L 21600 0 21600 21600 0 21600 0 0 Z N"/></draw:custom-shape><draw:custom-shape draw:style-name="gr122" draw:text-style-name="P130" svg:width="0.408cm" svg:height="0.5cm" svg:x="3.713cm" svg:y="0.103cm"><text:p/><draw:enhanced-geometry svg:viewBox="0 0 21600 21600" draw:type="rectangle" draw:enhanced-path="M 0 0 L 21600 0 21600 21600 0 21600 0 0 Z N"/></draw:custom-shape><draw:custom-shape draw:style-name="gr123" draw:text-style-name="P130" svg:width="0.41cm" svg:height="0.5cm" svg:x="4.12cm" svg:y="0.103cm"><text:p/><draw:enhanced-geometry svg:viewBox="0 0 21600 21600" draw:type="rectangle" draw:enhanced-path="M 0 0 L 21600 0 21600 21600 0 21600 0 0 Z N"/></draw:custom-shape><draw:custom-shape draw:style-name="gr124" draw:text-style-name="P130" svg:width="0.408cm" svg:height="0.5cm" svg:x="4.528cm" svg:y="0.103cm"><text:p/><draw:enhanced-geometry svg:viewBox="0 0 21600 21600" draw:type="rectangle" draw:enhanced-path="M 0 0 L 21600 0 21600 21600 0 21600 0 0 Z N"/></draw:custom-shape><draw:custom-shape draw:style-name="gr125" draw:text-style-name="P130" svg:width="0.41cm" svg:height="0.5cm" svg:x="4.935cm" svg:y="0.103cm"><text:p/><draw:enhanced-geometry svg:viewBox="0 0 21600 21600" draw:type="rectangle" draw:enhanced-path="M 0 0 L 21600 0 21600 21600 0 21600 0 0 Z N"/></draw:custom-shape><draw:custom-shape draw:style-name="gr126" draw:text-style-name="P130" svg:width="0.41cm" svg:height="0.5cm" svg:x="5.343cm" svg:y="0.103cm"><text:p/><draw:enhanced-geometry svg:viewBox="0 0 21600 21600" draw:type="rectangle" draw:enhanced-path="M 0 0 L 21600 0 21600 21600 0 21600 0 0 Z N"/></draw:custom-shape><draw:custom-shape draw:style-name="gr127" draw:text-style-name="P130" svg:width="0.406cm" svg:height="0.5cm" svg:x="5.752cm" svg:y="0.103cm"><text:p/><draw:enhanced-geometry svg:viewBox="0 0 21600 21600" draw:type="rectangle" draw:enhanced-path="M 0 0 L 21600 0 21600 21600 0 21600 0 0 Z N"/></draw:custom-shape><draw:custom-shape draw:style-name="gr128" draw:text-style-name="P130" svg:width="0.406cm" svg:height="0.5cm" svg:x="6.156cm" svg:y="0.103cm"><text:p/><draw:enhanced-geometry svg:viewBox="0 0 21600 21600" draw:type="rectangle" draw:enhanced-path="M 0 0 L 21600 0 21600 21600 0 21600 0 0 Z N"/></draw:custom-shape><draw:custom-shape draw:style-name="gr129" draw:text-style-name="P130" svg:width="0.412cm" svg:height="0.5cm" svg:x="6.562cm" svg:y="0.103cm"><text:p/><draw:enhanced-geometry svg:viewBox="0 0 21600 21600" draw:type="rectangle" draw:enhanced-path="M 0 0 L 21600 0 21600 21600 0 21600 0 0 Z N"/></draw:custom-shape><draw:custom-shape draw:style-name="gr130" draw:text-style-name="P130" svg:width="0.406cm" svg:height="0.5cm" svg:x="6.971cm" svg:y="0.103cm"><text:p/><draw:enhanced-geometry svg:viewBox="0 0 21600 21600" draw:type="rectangle" draw:enhanced-path="M 0 0 L 21600 0 21600 21600 0 21600 0 0 Z N"/></draw:custom-shape><draw:custom-shape draw:style-name="gr131" draw:text-style-name="P130" svg:width="0.41cm" svg:height="0.5cm" svg:x="7.377cm" svg:y="0.103cm"><text:p/><draw:enhanced-geometry svg:viewBox="0 0 21600 21600" draw:type="rectangle" draw:enhanced-path="M 0 0 L 21600 0 21600 21600 0 21600 0 0 Z N"/></draw:custom-shape><draw:line draw:style-name="gr132" draw:text-style-name="P129" svg:x1="0.458cm" svg:y1="0.101cm" svg:x2="7.784cm" svg:y2="0.101cm"><text:p/></draw:line><draw:line draw:style-name="gr133" draw:text-style-name="P129" svg:x1="0.458cm" svg:y1="0.602cm" svg:x2="7.784cm" svg:y2="0.602cm"><text:p/></draw:line><draw:line draw:style-name="gr134" draw:text-style-name="P129" svg:x1="0.458cm" svg:y1="0.101cm" svg:x2="0.458cm" svg:y2="0.601cm"><text:p/></draw:line><draw:line draw:style-name="gr135" draw:text-style-name="P129" svg:x1="2.9cm" svg:y1="0.101cm" svg:x2="2.9cm" svg:y2="0.601cm"><text:p/></draw:line><draw:line draw:style-name="gr136" draw:text-style-name="P129" svg:x1="5.341cm" svg:y1="0.101cm" svg:x2="5.341cm" svg:y2="0.601cm"><text:p/></draw:line><draw:line draw:style-name="gr137" draw:text-style-name="P129" svg:x1="7.784cm" svg:y1="0.101cm" svg:x2="7.784cm" svg:y2="0.601cm"><text:p/></draw:line><draw:line draw:style-name="gr138" draw:text-style-name="P129" svg:x1="1.271cm" svg:y1="0.101cm" svg:x2="1.271cm" svg:y2="0.601cm"><text:p/></draw:line><draw:line draw:style-name="gr139" draw:text-style-name="P129" svg:x1="2.086cm" svg:y1="0.101cm" svg:x2="2.086cm" svg:y2="0.601cm"><text:p/></draw:line><draw:line draw:style-name="gr140" draw:text-style-name="P129" svg:x1="3.715cm" svg:y1="0.101cm" svg:x2="3.715cm" svg:y2="0.601cm"><text:p/></draw:line><draw:line draw:style-name="gr141" draw:text-style-name="P129" svg:x1="4.528cm" svg:y1="0.101cm" svg:x2="4.528cm" svg:y2="0.601cm"><text:p/></draw:line><draw:line draw:style-name="gr142" draw:text-style-name="P129" svg:x1="6.157cm" svg:y1="0.101cm" svg:x2="6.157cm" svg:y2="0.601cm"><text:p/></draw:line><draw:line draw:style-name="gr143" draw:text-style-name="P129" svg:x1="6.968cm" svg:y1="0.101cm" svg:x2="6.968cm" svg:y2="0.601cm"><text:p/></draw:line></draw:g><draw:custom-shape draw:style-name="gr144" draw:text-style-name="P131" svg:width="4.864cm" svg:height="0.521cm" svg:x="0.441cm" svg:y="0.113cm"><text:p/><draw:enhanced-geometry svg:viewBox="0 0 21600 21600" draw:type="rectangle" draw:enhanced-path="M 0 0 L 21600 0 21600 21600 0 21600 0 0 Z N"/></draw:custom-shape></draw:g><text:span text:style-name="Character_5f_20_5f_style"/></text:h>
      <text:h text:style-name="_5f_Paragraphe" text:outline-level="1"><text:span text:style-name="Character_5f_20_5f_style"/></text:h>
      <text:section text:style-name="Sect2" text:name="Section2">
        <text:list xml:id="list2587355387" text:style-name="_5f_Numérotation_20_des_20_exercices">
          <text:list-item>
            <text:list>
              <text:list-item>
                <text:p text:style-name="P110"><text:span text:style-name="Character_5f_20_5f_style"><draw:frame draw:style-name="fr5" draw:name="Object137" text:anchor-type="as-char" svg:y="-0.483cm" svg:width="1.318cm" svg:height="0.968cm" draw:z-index="29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p>
              </text:list-item>
              <text:list-item>
                <text:p text:style-name="P110"><text:span text:style-name="Character_5f_20_5f_style"><draw:frame draw:style-name="fr5" draw:name="Objet14" text:anchor-type="as-char" svg:y="-0.584cm" svg:width="1.318cm" svg:height="0.968cm" draw:z-index="391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  </text:list-item>
              <text:list-item>
                <text:p text:style-name="P110"><text:span text:style-name="Character_5f_20_5f_style"><draw:frame draw:style-name="fr5" draw:name="Objet15" text:anchor-type="as-char" svg:y="-0.584cm" svg:width="1.542cm" svg:height="0.968cm" draw:z-index="39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90344655612018" text:continue-list="list90346302071223" text:style-name="_5f_Numérotation_20_des_20_exercices">
        <text:list-item>
          <text:h text:style-name="_5f_Titre_5f_Exercices_5f_sans_5f_Titre" text:outline-level="1"><text:span text:style-name="_5f_Caractères">Colorie </text:span><text:span text:style-name="_5f_Caractères"><draw:frame draw:style-name="fr7" draw:name="Object140" text:anchor-type="as-char" svg:y="-0.526cm" svg:width="0.492cm" svg:height="0.87cm" draw:z-index="100"><draw:object xlink:href="./Object 204" xlink:type="simple" xlink:show="embed" xlink:actuate="onLoad"/><draw:image xlink:href="./ObjectReplacements/Object 204" xlink:type="simple" xlink:show="embed" xlink:actuate="onLoad"/></draw:frame></text:span><text:span text:style-name="_5f_Caractères"><text:s/>du rectangle ci-dessous, puis complète :</text:span></text:h>
        </text:list-item>
      </text:list>
      <text:h text:style-name="_5f_Paragraphe" text:outline-level="1"><draw:g text:anchor-type="paragraph" draw:z-index="394" draw:name="Forme2" draw:style-name="gr1"><draw:custom-shape draw:style-name="gr69" draw:text-style-name="P128" svg:width="5.612cm" svg:height="0.523cm" svg:x="0.3cm" svg:y="0.102cm"><text:p/><draw:enhanced-geometry svg:viewBox="0 0 21600 21600" draw:type="rectangle" draw:enhanced-path="M 0 0 L 21600 0 21600 21600 0 21600 0 0 Z N"/></draw:custom-shape><draw:custom-shape draw:style-name="gr70" draw:text-style-name="P119" svg:width="0.267cm" svg:height="0.5cm" svg:x="0.328cm" svg:y="0.118cm"><text:p/><draw:enhanced-geometry svg:viewBox="0 0 21600 21600" draw:type="rectangle" draw:enhanced-path="M 0 0 L 21600 0 21600 21600 0 21600 0 0 Z N"/></draw:custom-shape><draw:line draw:style-name="gr71" draw:text-style-name="P129" svg:x1="0.327cm" svg:y1="0.117cm" svg:x2="0.327cm" svg:y2="0.617cm"><text:p/></draw:line><draw:custom-shape draw:style-name="gr72" draw:text-style-name="P119" svg:width="0.267cm" svg:height="0.5cm" svg:x="0.595cm" svg:y="0.118cm"><text:p/><draw:enhanced-geometry svg:viewBox="0 0 21600 21600" draw:type="rectangle" draw:enhanced-path="M 0 0 L 21600 0 21600 21600 0 21600 0 0 Z N"/></draw:custom-shape><draw:custom-shape draw:style-name="gr73" draw:text-style-name="P119" svg:width="0.269cm" svg:height="0.5cm" svg:x="0.861cm" svg:y="0.118cm"><text:p/><draw:enhanced-geometry svg:viewBox="0 0 21600 21600" draw:type="rectangle" draw:enhanced-path="M 0 0 L 21600 0 21600 21600 0 21600 0 0 Z N"/></draw:custom-shape><draw:custom-shape draw:style-name="gr74" draw:text-style-name="P119" svg:width="0.269cm" svg:height="0.5cm" svg:x="1.127cm" svg:y="0.118cm"><text:p/><draw:enhanced-geometry svg:viewBox="0 0 21600 21600" draw:type="rectangle" draw:enhanced-path="M 0 0 L 21600 0 21600 21600 0 21600 0 0 Z N"/></draw:custom-shape><draw:custom-shape draw:style-name="gr75" draw:text-style-name="P130" svg:width="0.267cm" svg:height="0.5cm" svg:x="0.328cm" svg:y="0.118cm"><text:p/><draw:enhanced-geometry svg:viewBox="0 0 21600 21600" draw:type="rectangle" draw:enhanced-path="M 0 0 L 21600 0 21600 21600 0 21600 0 0 Z N"/></draw:custom-shape><draw:custom-shape draw:style-name="gr76" draw:text-style-name="P130" svg:width="0.267cm" svg:height="0.5cm" svg:x="0.595cm" svg:y="0.118cm"><text:p/><draw:enhanced-geometry svg:viewBox="0 0 21600 21600" draw:type="rectangle" draw:enhanced-path="M 0 0 L 21600 0 21600 21600 0 21600 0 0 Z N"/></draw:custom-shape><draw:custom-shape draw:style-name="gr77" draw:text-style-name="P130" svg:width="0.269cm" svg:height="0.5cm" svg:x="0.861cm" svg:y="0.118cm"><text:p/><draw:enhanced-geometry svg:viewBox="0 0 21600 21600" draw:type="rectangle" draw:enhanced-path="M 0 0 L 21600 0 21600 21600 0 21600 0 0 Z N"/></draw:custom-shape><draw:custom-shape draw:style-name="gr78" draw:text-style-name="P130" svg:width="0.269cm" svg:height="0.5cm" svg:x="1.127cm" svg:y="0.118cm"><text:p/><draw:enhanced-geometry svg:viewBox="0 0 21600 21600" draw:type="rectangle" draw:enhanced-path="M 0 0 L 21600 0 21600 21600 0 21600 0 0 Z N"/></draw:custom-shape><draw:custom-shape draw:style-name="gr79" draw:text-style-name="P130" svg:width="0.267cm" svg:height="0.5cm" svg:x="1.395cm" svg:y="0.118cm"><text:p/><draw:enhanced-geometry svg:viewBox="0 0 21600 21600" draw:type="rectangle" draw:enhanced-path="M 0 0 L 21600 0 21600 21600 0 21600 0 0 Z N"/></draw:custom-shape><draw:custom-shape draw:style-name="gr80" draw:text-style-name="P130" svg:width="0.269cm" svg:height="0.5cm" svg:x="1.662cm" svg:y="0.118cm"><text:p/><draw:enhanced-geometry svg:viewBox="0 0 21600 21600" draw:type="rectangle" draw:enhanced-path="M 0 0 L 21600 0 21600 21600 0 21600 0 0 Z N"/></draw:custom-shape><draw:custom-shape draw:style-name="gr81" draw:text-style-name="P130" svg:width="0.267cm" svg:height="0.5cm" svg:x="1.928cm" svg:y="0.118cm"><text:p/><draw:enhanced-geometry svg:viewBox="0 0 21600 21600" draw:type="rectangle" draw:enhanced-path="M 0 0 L 21600 0 21600 21600 0 21600 0 0 Z N"/></draw:custom-shape><draw:custom-shape draw:style-name="gr82" draw:text-style-name="P130" svg:width="0.267cm" svg:height="0.5cm" svg:x="2.194cm" svg:y="0.118cm"><text:p/><draw:enhanced-geometry svg:viewBox="0 0 21600 21600" draw:type="rectangle" draw:enhanced-path="M 0 0 L 21600 0 21600 21600 0 21600 0 0 Z N"/></draw:custom-shape><draw:custom-shape draw:style-name="gr83" draw:text-style-name="P130" svg:width="0.271cm" svg:height="0.5cm" svg:x="2.461cm" svg:y="0.118cm"><text:p/><draw:enhanced-geometry svg:viewBox="0 0 21600 21600" draw:mirror-horizontal="false" draw:mirror-vertical="false" draw:type="rectangle" draw:enhanced-path="M 0 0 L 21600 0 21600 21600 0 21600 0 0 Z N"/></draw:custom-shape><draw:custom-shape draw:style-name="gr84" draw:text-style-name="P130" svg:width="0.269cm" svg:height="0.5cm" svg:x="2.729cm" svg:y="0.118cm"><text:p/><draw:enhanced-geometry svg:viewBox="0 0 21600 21600" draw:type="rectangle" draw:enhanced-path="M 0 0 L 21600 0 21600 21600 0 21600 0 0 Z N"/></draw:custom-shape><draw:custom-shape draw:style-name="gr85" draw:text-style-name="P130" svg:width="0.265cm" svg:height="0.5cm" svg:x="2.995cm" svg:y="0.118cm"><text:p/><draw:enhanced-geometry svg:viewBox="0 0 21600 21600" draw:type="rectangle" draw:enhanced-path="M 0 0 L 21600 0 21600 21600 0 21600 0 0 Z N"/></draw:custom-shape><draw:custom-shape draw:style-name="gr86" draw:text-style-name="P130" svg:width="0.271cm" svg:height="0.5cm" svg:x="3.26cm" svg:y="0.118cm"><text:p/><draw:enhanced-geometry svg:viewBox="0 0 21600 21600" draw:type="rectangle" draw:enhanced-path="M 0 0 L 21600 0 21600 21600 0 21600 0 0 Z N"/></draw:custom-shape><draw:custom-shape draw:style-name="gr87" draw:text-style-name="P130" svg:width="0.269cm" svg:height="0.5cm" svg:x="3.528cm" svg:y="0.118cm"><text:p/><draw:enhanced-geometry svg:viewBox="0 0 21600 21600" draw:type="rectangle" draw:enhanced-path="M 0 0 L 21600 0 21600 21600 0 21600 0 0 Z N"/></draw:custom-shape><draw:custom-shape draw:style-name="gr88" draw:text-style-name="P130" svg:width="0.267cm" svg:height="0.5cm" svg:x="3.794cm" svg:y="0.118cm"><text:p/><draw:enhanced-geometry svg:viewBox="0 0 21600 21600" draw:type="rectangle" draw:enhanced-path="M 0 0 L 21600 0 21600 21600 0 21600 0 0 Z N"/></draw:custom-shape><draw:custom-shape draw:style-name="gr89" draw:text-style-name="P130" svg:width="0.267cm" svg:height="0.5cm" svg:x="4.061cm" svg:y="0.118cm"><text:p/><draw:enhanced-geometry svg:viewBox="0 0 21600 21600" draw:mirror-horizontal="false" draw:mirror-vertical="false" draw:type="rectangle" draw:enhanced-path="M 0 0 L 21600 0 21600 21600 0 21600 0 0 Z N"/></draw:custom-shape><draw:custom-shape draw:style-name="gr90" draw:text-style-name="P130" svg:width="0.269cm" svg:height="0.5cm" svg:x="4.327cm" svg:y="0.118cm"><text:p/><draw:enhanced-geometry svg:viewBox="0 0 21600 21600" draw:type="rectangle" draw:enhanced-path="M 0 0 L 21600 0 21600 21600 0 21600 0 0 Z N"/></draw:custom-shape><draw:custom-shape draw:style-name="gr91" draw:text-style-name="P130" svg:width="0.269cm" svg:height="0.5cm" svg:x="4.593cm" svg:y="0.118cm"><text:p/><draw:enhanced-geometry svg:viewBox="0 0 21600 21600" draw:type="rectangle" draw:enhanced-path="M 0 0 L 21600 0 21600 21600 0 21600 0 0 Z N"/></draw:custom-shape><draw:custom-shape draw:style-name="gr92" draw:text-style-name="P130" svg:width="0.267cm" svg:height="0.5cm" svg:x="4.861cm" svg:y="0.118cm"><text:p/><draw:enhanced-geometry svg:viewBox="0 0 21600 21600" draw:type="rectangle" draw:enhanced-path="M 0 0 L 21600 0 21600 21600 0 21600 0 0 Z N"/></draw:custom-shape><draw:custom-shape draw:style-name="gr93" draw:text-style-name="P130" svg:width="0.267cm" svg:height="0.5cm" svg:x="5.128cm" svg:y="0.118cm"><text:p/><draw:enhanced-geometry svg:viewBox="0 0 21600 21600" draw:type="rectangle" draw:enhanced-path="M 0 0 L 21600 0 21600 21600 0 21600 0 0 Z N"/></draw:custom-shape><draw:custom-shape draw:style-name="gr94" draw:text-style-name="P130" svg:width="0.269cm" svg:height="0.5cm" svg:x="5.392cm" svg:y="0.118cm"><text:p/><draw:enhanced-geometry svg:viewBox="0 0 21600 21600" draw:type="rectangle" draw:enhanced-path="M 0 0 L 21600 0 21600 21600 0 21600 0 0 Z N"/></draw:custom-shape><draw:custom-shape draw:style-name="gr95" draw:text-style-name="P130" svg:width="0.267cm" svg:height="0.5cm" svg:x="5.66cm" svg:y="0.118cm"><text:p/><draw:enhanced-geometry svg:viewBox="0 0 21600 21600" draw:type="rectangle" draw:enhanced-path="M 0 0 L 21600 0 21600 21600 0 21600 0 0 Z N"/></draw:custom-shape><draw:custom-shape draw:style-name="gr96" draw:text-style-name="P130" svg:width="0.271cm" svg:height="0.5cm" svg:x="5.927cm" svg:y="0.118cm"><text:p/><draw:enhanced-geometry svg:viewBox="0 0 21600 21600" draw:type="rectangle" draw:enhanced-path="M 0 0 L 21600 0 21600 21600 0 21600 0 0 Z N"/></draw:custom-shape><draw:custom-shape draw:style-name="gr97" draw:text-style-name="P130" svg:width="0.265cm" svg:height="0.5cm" svg:x="6.195cm" svg:y="0.118cm"><text:p/><draw:enhanced-geometry svg:viewBox="0 0 21600 21600" draw:type="rectangle" draw:enhanced-path="M 0 0 L 21600 0 21600 21600 0 21600 0 0 Z N"/></draw:custom-shape><draw:custom-shape draw:style-name="gr98" draw:text-style-name="P130" svg:width="0.267cm" svg:height="0.5cm" svg:x="6.46cm" svg:y="0.118cm"><text:p/><draw:enhanced-geometry svg:viewBox="0 0 21600 21600" draw:type="rectangle" draw:enhanced-path="M 0 0 L 21600 0 21600 21600 0 21600 0 0 Z N"/></draw:custom-shape><draw:custom-shape draw:style-name="gr99" draw:text-style-name="P130" svg:width="0.271cm" svg:height="0.5cm" svg:x="6.726cm" svg:y="0.118cm"><text:p/><draw:enhanced-geometry svg:viewBox="0 0 21600 21600" draw:type="rectangle" draw:enhanced-path="M 0 0 L 21600 0 21600 21600 0 21600 0 0 Z N"/></draw:custom-shape><draw:custom-shape draw:style-name="gr100" draw:text-style-name="P130" svg:width="0.271cm" svg:height="0.5cm" svg:x="6.994cm" svg:y="0.118cm"><text:p/><draw:enhanced-geometry svg:viewBox="0 0 21600 21600" draw:type="rectangle" draw:enhanced-path="M 0 0 L 21600 0 21600 21600 0 21600 0 0 Z N"/></draw:custom-shape><draw:custom-shape draw:style-name="gr101" draw:text-style-name="P130" svg:width="0.267cm" svg:height="0.5cm" svg:x="7.262cm" svg:y="0.118cm"><text:p/><draw:enhanced-geometry svg:viewBox="0 0 21600 21600" draw:type="rectangle" draw:enhanced-path="M 0 0 L 21600 0 21600 21600 0 21600 0 0 Z N"/></draw:custom-shape><draw:custom-shape draw:style-name="gr102" draw:text-style-name="P130" svg:width="0.267cm" svg:height="0.5cm" svg:x="7.528cm" svg:y="0.118cm"><text:p/><draw:enhanced-geometry svg:viewBox="0 0 21600 21600" draw:type="rectangle" draw:enhanced-path="M 0 0 L 21600 0 21600 21600 0 21600 0 0 Z N"/></draw:custom-shape><draw:line draw:style-name="gr103" draw:text-style-name="P129" svg:x1="2.194cm" svg:y1="0.117cm" svg:x2="2.194cm" svg:y2="0.617cm"><text:p/></draw:line><draw:line draw:style-name="gr104" draw:text-style-name="P129" svg:x1="5.929cm" svg:y1="0.117cm" svg:x2="5.929cm" svg:y2="0.617cm"><text:p/></draw:line><draw:line draw:style-name="gr105" draw:text-style-name="P129" svg:x1="7.793cm" svg:y1="0.117cm" svg:x2="7.793cm" svg:y2="0.617cm"><text:p/></draw:line><draw:line draw:style-name="gr106" draw:text-style-name="P129" svg:x1="0.327cm" svg:y1="0.117cm" svg:x2="0.327cm" svg:y2="0.617cm"><text:p/></draw:line><draw:line draw:style-name="gr107" draw:text-style-name="P129" svg:x1="0.327cm" svg:y1="0.117cm" svg:x2="7.794cm" svg:y2="0.117cm"><text:p/></draw:line><draw:line draw:style-name="gr108" draw:text-style-name="P129" svg:x1="0.365cm" svg:y1="0.621cm" svg:x2="7.832cm" svg:y2="0.621cm"><text:p/></draw:line><draw:line draw:style-name="gr109" draw:text-style-name="P129" svg:x1="4.061cm" svg:y1="0.117cm" svg:x2="4.061cm" svg:y2="0.617cm"><text:p/></draw:line><draw:line draw:style-name="gr110" draw:text-style-name="P129" svg:x1="1.261cm" svg:y1="0.129cm" svg:x2="1.261cm" svg:y2="0.629cm"><text:p/></draw:line><draw:line draw:style-name="gr111" draw:text-style-name="P129" svg:x1="3.124cm" svg:y1="0.117cm" svg:x2="3.124cm" svg:y2="0.617cm"><text:p/></draw:line><draw:line draw:style-name="gr112" draw:text-style-name="P129" svg:x1="4.99cm" svg:y1="0.137cm" svg:x2="4.99cm" svg:y2="0.637cm"><text:p/></draw:line><draw:line draw:style-name="gr113" draw:text-style-name="P129" svg:x1="6.864cm" svg:y1="0.136cm" svg:x2="6.864cm" svg:y2="0.636cm"><text:p/></draw:line></draw:g><text:span text:style-name="Character_5f_20_5f_style"/></text:h>
      <text:h text:style-name="_5f_Paragraphe" text:outline-level="1"><text:span text:style-name="Character_5f_20_5f_style"/></text:h>
      <text:section text:style-name="Sect1" text:name="Section3">
        <text:list xml:id="list90345994323265" text:continue-list="list2587355387" text:style-name="_5f_Numérotation_20_des_20_exercices">
          <text:list-item>
            <text:list>
              <text:list-item text:start-value="1">
                <text:p text:style-name="P110"><draw:frame draw:style-name="fr5" draw:name="Object141" text:anchor-type="as-char" svg:y="-0.483cm" svg:width="1.318cm" svg:height="0.968cm" draw:z-index="3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  <text:list-item>
                <text:p text:style-name="P110"><text:span text:style-name="Character_5f_20_5f_style"><draw:frame draw:style-name="fr5" draw:name="Objet16" text:anchor-type="as-char" svg:y="-0.584cm" svg:width="1.542cm" svg:height="0.968cm" draw:z-index="39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90345816246464" text:continue-list="list90344655612018" text:style-name="_5f_Numérotation_20_des_20_exercices">
        <text:list-item>
          <text:h text:style-name="_5f_Titre_5f_Exercices_5f_avec_5f_Titre" text:outline-level="1"><text:span text:style-name="_5f_Caractères">Comparer deux fractions</text:span></text:h>
        </text:list-item>
      </text:list>
      <text:h text:style-name="_5f_Paragraphe" text:outline-level="1"><text:span text:style-name="_5f_Caractères_5f_gras">Méthode 1 :</text:span><text:span text:style-name="_5f_Caractères"> complète avec le symbole « &lt; » ou « &gt; ».</text:span></text:h>
      <text:h text:style-name="P105" text:outline-level="1"><text:span text:style-name="_5f_Caractères"><draw:frame draw:style-name="fr7" draw:name="Object146" text:anchor-type="as-char" svg:y="-0.526cm" svg:width="0.716cm" svg:height="0.87cm" draw:z-index="31"><draw:object xlink:href="./Object 210" xlink:type="simple" xlink:show="embed" xlink:actuate="onLoad"/><draw:image xlink:href="./ObjectReplacements/Object 210" xlink:type="simple" xlink:show="embed" xlink:actuate="onLoad"/></draw:frame></text:span><text:span text:style-name="_5f_Caractères"><text:s/></text:span><text:span text:style-name="_5f_Caractères_5f_correction">&lt;</text:span><text:span text:style-name="_5f_pointillés_20_gris"> </text:span><text:span text:style-name="_5f_Caractères">1 <text:tab/><text:tab/> </text:span><text:span text:style-name="_5f_Caractères"><draw:frame draw:style-name="fr7" draw:name="Object147" text:anchor-type="as-char" svg:y="-0.526cm" svg:width="0.492cm" svg:height="0.87cm" draw:z-index="32"><draw:object xlink:href="./Object 211" xlink:type="simple" xlink:show="embed" xlink:actuate="onLoad"/><draw:image xlink:href="./ObjectReplacements/Object 211" xlink:type="simple" xlink:show="embed" xlink:actuate="onLoad"/></draw:frame></text:span><text:span text:style-name="_5f_Caractères"><text:s/></text:span><text:span text:style-name="_5f_Caractères_5f_correction">&gt; </text:span><text:span text:style-name="_5f_pointillés_20_gris"><text:s/></text:span><text:span text:style-name="_5f_Caractères">1 </text:span></text:h>
      <text:h text:style-name="P106" text:outline-level="1"><text:span text:style-name="_5f_Caractères">Cela permet-il de comparer les fractions </text:span><text:span text:style-name="_5f_Caractères"><draw:frame draw:style-name="fr8" draw:name="Object148" text:anchor-type="as-char" svg:y="-0.482cm" svg:width="0.663cm" svg:height="0.781cm" draw:z-index="33"><draw:object xlink:href="./Object 212" xlink:type="simple" xlink:show="embed" xlink:actuate="onLoad"/><draw:image xlink:href="./ObjectReplacements/Object 212" xlink:type="simple" xlink:show="embed" xlink:actuate="onLoad"/></draw:frame></text:span><text:span text:style-name="_5f_Caractères"><text:s/>et <text:line-break/></text:span><text:span text:style-name="_5f_Caractères"><draw:frame draw:style-name="fr7" draw:name="Object149" text:anchor-type="as-char" svg:y="-0.482cm" svg:width="0.462cm" svg:height="0.781cm" draw:z-index="34"><draw:object xlink:href="./Object 213" xlink:type="simple" xlink:show="embed" xlink:actuate="onLoad"/><draw:image xlink:href="./ObjectReplacements/Object 213" xlink:type="simple" xlink:show="embed" xlink:actuate="onLoad"/></draw:frame></text:span><text:span text:style-name="_5f_Caractères">? Pourquoi ?</text:span></text:h>
      <text:h text:style-name="P105" text:outline-level="1"><text:span text:style-name="_5f_Caractères_5f_correction"><text:span text:style-name="T193">On compare par rapport à 1 : </text:span></text:span><text:span text:style-name="_5f_Caractères_5f_correction"><draw:frame draw:style-name="fr5" draw:name="Objet17" text:anchor-type="as-char" svg:y="-0.483cm" svg:width="0.815cm" svg:height="0.968cm" draw:z-index="397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_5f_Caractères_5f_correction"><text:s/>&lt; 1 &lt; </text:span><text:span text:style-name="_5f_Caractères_5f_correction"><draw:frame draw:style-name="fr5" draw:name="Objet18" text:anchor-type="as-char" svg:y="-0.483cm" svg:width="0.591cm" svg:height="0.968cm" draw:z-index="396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h>
      <text:h text:style-name="_5f_Paragraphe" text:outline-level="1"><text:span text:style-name="_5f_Caractères_5f_gras">Méthode 2 : </text:span><text:span text:style-name="_5f_Caractères">Place les nombres </text:span><text:span text:style-name="_5f_Caractères"><draw:frame draw:style-name="fr7" draw:name="Object150" text:anchor-type="as-char" svg:y="-0.482cm" svg:width="0.462cm" svg:height="0.781cm" draw:z-index="35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_5f_Caractères"><text:s/>et </text:span><text:span text:style-name="_5f_Caractères"><draw:frame draw:style-name="fr7" draw:name="Object151" text:anchor-type="as-char" svg:y="-0.482cm" svg:width="0.462cm" svg:height="0.781cm" draw:z-index="36"><draw:object xlink:href="./Object 215" xlink:type="simple" xlink:show="embed" xlink:actuate="onLoad"/><draw:image xlink:href="./ObjectReplacements/Object 215" xlink:type="simple" xlink:show="embed" xlink:actuate="onLoad"/><svg:desc>formula</svg:desc></draw:frame></text:span><text:span text:style-name="_5f_Caractères"><text:s/>sur la demi‑droite graduée.</text:span></text:h>
      <text:h text:style-name="_5f_Paragraphe" text:outline-level="1"><draw:g text:anchor-type="paragraph" draw:z-index="398" draw:name="Forme3" draw:style-name="gr1"><draw:g draw:name="Shape50_0" draw:style-name="gr3"><draw:frame draw:style-name="gr57" draw:text-style-name="P124" svg:width="0.228cm" svg:height="0.454cm" svg:x="0cm" svg:y="0.463cm"><draw:text-box><text:p text:style-name="P123"><text:span text:style-name="T198">0</text:span></text:p></draw:text-box></draw:frame><draw:line draw:style-name="gr58" draw:text-style-name="P125" svg:x1="0.102cm" svg:y1="0.257cm" svg:x2="7.236cm" svg:y2="0.257cm"><text:p/></draw:line><draw:line draw:style-name="gr59" draw:text-style-name="P125" svg:x1="0.102cm" svg:y1="0.105cm" svg:x2="0.102cm" svg:y2="0.404cm"><text:p/></draw:line><draw:line draw:style-name="gr60" draw:text-style-name="P125" svg:x1="1.558cm" svg:y1="0.105cm" svg:x2="1.558cm" svg:y2="0.404cm"><text:p/></draw:line><draw:line draw:style-name="gr61" draw:text-style-name="P125" svg:x1="3.015cm" svg:y1="0.105cm" svg:x2="3.015cm" svg:y2="0.404cm"><text:p/></draw:line><draw:line draw:style-name="gr62" draw:text-style-name="P125" svg:x1="4.473cm" svg:y1="0.105cm" svg:x2="4.473cm" svg:y2="0.404cm"><text:p/></draw:line><draw:line draw:style-name="gr63" draw:text-style-name="P125" svg:x1="5.931cm" svg:y1="0.105cm" svg:x2="5.931cm" svg:y2="0.404cm"><text:p/></draw:line><draw:frame draw:style-name="gr64" draw:text-style-name="P124" svg:width="0.23cm" svg:height="0.451cm" svg:x="5.831cm" svg:y="0.468cm"><draw:text-box><text:p text:style-name="P123"><text:span text:style-name="T198">1</text:span></text:p></draw:text-box></draw:frame></draw:g><draw:frame draw:style-name="gr2" draw:text-style-name="P118" svg:width="0.315cm" svg:height="0.768cm" svg:x="4.314cm" svg:y="0.341cm"><draw:image xlink:href="Pictures/20000022000000ED000002B7451A94DD331F14D4.svm" xlink:type="simple" xlink:show="embed" xlink:actuate="onLoad" draw:mime-type="image/x-svm"><text:p/></draw:image><draw:image xlink:href="Pictures/100002000000000D00000027F25B86FDC6180706.png" xlink:type="simple" xlink:show="embed" xlink:actuate="onLoad" draw:mime-type="image/png"/></draw:frame><draw:line draw:style-name="gr65" draw:text-style-name="P126" svg:x1="2.3cm" svg:y1="0.12cm" svg:x2="2.3cm" svg:y2="0.336cm"><text:p/></draw:line><draw:line draw:style-name="gr66" draw:text-style-name="P127" svg:x1="0.83cm" svg:y1="0.1cm" svg:x2="0.83cm" svg:y2="0.316cm"><text:p/></draw:line><draw:line draw:style-name="gr67" draw:text-style-name="P127" svg:x1="3.78cm" svg:y1="0.13cm" svg:x2="3.78cm" svg:y2="0.346cm"><text:p/></draw:line><draw:line draw:style-name="gr68" draw:text-style-name="P127" svg:x1="5.221cm" svg:y1="0.14cm" svg:x2="5.221cm" svg:y2="0.356cm"><text:p/></draw:line><draw:frame draw:style-name="gr2" draw:text-style-name="P118" svg:width="0.311cm" svg:height="0.77cm" svg:x="5.078cm" svg:y="0.341cm"><draw:image xlink:href="Pictures/20000022000000EA000002B762689EF856586020.svm" xlink:type="simple" xlink:show="embed" xlink:actuate="onLoad" draw:mime-type="image/x-svm"><text:p/></draw:image><draw:image xlink:href="Pictures/100002000000000D00000027A7145AA37A6845DC.png" xlink:type="simple" xlink:show="embed" xlink:actuate="onLoad" draw:mime-type="image/png"/></draw:frame></draw:g><text:span text:style-name="Character_5f_20_5f_style"/></text:h>
      <text:h text:style-name="_5f_Paragraphe" text:outline-level="1"><text:span text:style-name="Character_5f_20_5f_style"/></text:h>
      <text:h text:style-name="P106" text:outline-level="1"><text:span text:style-name="_5f_Caractères">Cela permet-il de comparer les fractions </text:span><text:span text:style-name="_5f_Caractères"><draw:frame draw:style-name="fr7" draw:name="Object152" text:anchor-type="as-char" svg:y="-0.526cm" svg:width="0.492cm" svg:height="0.87cm" draw:z-index="37"><draw:object xlink:href="./Object 216" xlink:type="simple" xlink:show="embed" xlink:actuate="onLoad"/><draw:image xlink:href="./ObjectReplacements/Object 216" xlink:type="simple" xlink:show="embed" xlink:actuate="onLoad"/><svg:desc>formula</svg:desc></draw:frame></text:span><text:span text:style-name="_5f_Caractères"><text:s/>et <text:line-break/></text:span><text:span text:style-name="_5f_Caractères"><draw:frame draw:style-name="fr7" draw:name="Object153" text:anchor-type="as-char" svg:y="-0.526cm" svg:width="0.492cm" svg:height="0.87cm" draw:z-index="38"><draw:object xlink:href="./Object 217" xlink:type="simple" xlink:show="embed" xlink:actuate="onLoad"/><draw:image xlink:href="./ObjectReplacements/Object 217" xlink:type="simple" xlink:show="embed" xlink:actuate="onLoad"/><svg:desc>formula</svg:desc></draw:frame></text:span><text:span text:style-name="_5f_Caractères">? Pourquoi ? <text:s text:c="2"/></text:span><text:span text:style-name="_5f_Caractères_5f_correction"><text:span text:style-name="T184">Avec la distance </text:span></text:span><text:span text:style-name="_5f_Caractères_5f_correction"><text:span text:style-name="T193">à </text:span></text:span><text:span text:style-name="_5f_Caractères_5f_correction"><text:span text:style-name="T183">0</text:span></text:span><text:span text:style-name="_5f_Caractères_5f_correction"><text:span text:style-name="T193"> : </text:span></text:span><text:span text:style-name="_5f_Caractères_5f_correction"><draw:frame draw:style-name="fr5" draw:name="Objet19" text:anchor-type="as-char" svg:y="-0.575cm" svg:width="0.591cm" svg:height="0.968cm" draw:z-index="40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_5f_Caractères_5f_correction"><text:s/>&lt; </text:span><text:span text:style-name="_5f_Caractères_5f_correction"><draw:frame draw:style-name="fr5" draw:name="Objet20" text:anchor-type="as-char" svg:y="-0.575cm" svg:width="0.591cm" svg:height="0.968cm" draw:z-index="39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h>
      <text:h text:style-name="_5f_Paragraphe" text:outline-level="1"><draw:g text:anchor-type="paragraph" draw:z-index="400" draw:name="Forme4" draw:style-name="gr1"><draw:frame draw:style-name="gr2" draw:text-style-name="P118" svg:width="0.348cm" svg:height="0.484cm" svg:x="4.97cm" svg:y="2.778cm"><draw:image xlink:href="Pictures/2000001F00000107000001B7849199A24A52DAAC.svm" xlink:type="simple" xlink:show="embed" xlink:actuate="onLoad" draw:mime-type="image/x-svm"><text:p/></draw:image><draw:image xlink:href="Pictures/100002000000000F00000019C7CC4942F7298287.png" xlink:type="simple" xlink:show="embed" xlink:actuate="onLoad" draw:mime-type="image/png"/></draw:frame><draw:g draw:name="Shape51" draw:style-name="gr3"><draw:custom-shape draw:style-name="gr4" draw:text-style-name="P119" svg:width="0.392cm" svg:height="0.468cm" svg:x="2.561cm" svg:y="1.851cm"><text:p/><draw:enhanced-geometry svg:viewBox="0 0 21600 21600" draw:type="rectangle" draw:enhanced-path="M 0 0 L 21600 0 21600 21600 0 21600 0 0 Z N"/></draw:custom-shape><draw:custom-shape draw:style-name="gr5" draw:text-style-name="P119" svg:width="0.392cm" svg:height="0.468cm" svg:x="2.951cm" svg:y="1.851cm"><text:p/><draw:enhanced-geometry svg:viewBox="0 0 21600 21600" draw:type="rectangle" draw:enhanced-path="M 0 0 L 21600 0 21600 21600 0 21600 0 0 Z N"/></draw:custom-shape><draw:custom-shape draw:style-name="gr6" draw:text-style-name="P119" svg:width="0.392cm" svg:height="0.468cm" svg:x="3.341cm" svg:y="1.851cm"><text:p/><draw:enhanced-geometry svg:viewBox="0 0 21600 21600" draw:type="rectangle" draw:enhanced-path="M 0 0 L 21600 0 21600 21600 0 21600 0 0 Z N"/></draw:custom-shape><draw:custom-shape draw:style-name="gr7" draw:text-style-name="P119" svg:width="0.389cm" svg:height="0.468cm" svg:x="3.732cm" svg:y="1.851cm"><text:p/><draw:enhanced-geometry svg:viewBox="0 0 21600 21600" draw:type="rectangle" draw:enhanced-path="M 0 0 L 21600 0 21600 21600 0 21600 0 0 Z N"/></draw:custom-shape><draw:custom-shape draw:style-name="gr8" draw:text-style-name="P119" svg:width="0.392cm" svg:height="0.468cm" svg:x="4.118cm" svg:y="1.851cm"><text:p/><draw:enhanced-geometry svg:viewBox="0 0 21600 21600" draw:type="rectangle" draw:enhanced-path="M 0 0 L 21600 0 21600 21600 0 21600 0 0 Z N"/></draw:custom-shape><draw:custom-shape draw:style-name="gr9" draw:text-style-name="P119" svg:width="0.391cm" svg:height="0.468cm" svg:x="4.51cm" svg:y="1.851cm"><text:p/><draw:enhanced-geometry svg:viewBox="0 0 21600 21600" draw:type="rectangle" draw:enhanced-path="M 0 0 L 21600 0 21600 21600 0 21600 0 0 Z N"/></draw:custom-shape><draw:custom-shape draw:style-name="gr10" draw:text-style-name="P119" svg:width="0.392cm" svg:height="0.468cm" svg:x="4.898cm" svg:y="1.851cm"><text:p/><draw:enhanced-geometry svg:viewBox="0 0 21600 21600" draw:type="rectangle" draw:enhanced-path="M 0 0 L 21600 0 21600 21600 0 21600 0 0 Z N"/></draw:custom-shape><draw:custom-shape draw:style-name="gr11" draw:text-style-name="P119" svg:width="0.391cm" svg:height="0.468cm" svg:x="5.288cm" svg:y="1.851cm"><text:p/><draw:enhanced-geometry svg:viewBox="0 0 21600 21600" draw:type="rectangle" draw:enhanced-path="M 0 0 L 21600 0 21600 21600 0 21600 0 0 Z N"/></draw:custom-shape><draw:custom-shape draw:style-name="gr12" draw:text-style-name="P119" svg:width="0.392cm" svg:height="0.466cm" svg:x="2.561cm" svg:y="2.318cm"><text:p/><draw:enhanced-geometry svg:viewBox="0 0 21600 21600" draw:type="rectangle" draw:enhanced-path="M 0 0 L 21600 0 21600 21600 0 21600 0 0 Z N"/></draw:custom-shape><draw:custom-shape draw:style-name="gr13" draw:text-style-name="P119" svg:width="0.392cm" svg:height="0.466cm" svg:x="2.951cm" svg:y="2.318cm"><text:p/><draw:enhanced-geometry svg:viewBox="0 0 21600 21600" draw:type="rectangle" draw:enhanced-path="M 0 0 L 21600 0 21600 21600 0 21600 0 0 Z N"/></draw:custom-shape><draw:custom-shape draw:style-name="gr14" draw:text-style-name="P119" svg:width="0.392cm" svg:height="0.466cm" svg:x="3.341cm" svg:y="2.318cm"><text:p/><draw:enhanced-geometry svg:viewBox="0 0 21600 21600" draw:type="rectangle" draw:enhanced-path="M 0 0 L 21600 0 21600 21600 0 21600 0 0 Z N"/></draw:custom-shape><draw:custom-shape draw:style-name="gr15" draw:text-style-name="P119" svg:width="0.389cm" svg:height="0.466cm" svg:x="3.732cm" svg:y="2.318cm"><text:p/><draw:enhanced-geometry svg:viewBox="0 0 21600 21600" draw:type="rectangle" draw:enhanced-path="M 0 0 L 21600 0 21600 21600 0 21600 0 0 Z N"/></draw:custom-shape><draw:custom-shape draw:style-name="gr16" draw:text-style-name="P119" svg:width="0.392cm" svg:height="0.466cm" svg:x="4.118cm" svg:y="2.318cm"><text:p/><draw:enhanced-geometry svg:viewBox="0 0 21600 21600" draw:type="rectangle" draw:enhanced-path="M 0 0 L 21600 0 21600 21600 0 21600 0 0 Z N"/></draw:custom-shape><draw:custom-shape draw:style-name="gr17" draw:text-style-name="P119" svg:width="0.391cm" svg:height="0.466cm" svg:x="4.51cm" svg:y="2.318cm"><text:p/><draw:enhanced-geometry svg:viewBox="0 0 21600 21600" draw:type="rectangle" draw:enhanced-path="M 0 0 L 21600 0 21600 21600 0 21600 0 0 Z N"/></draw:custom-shape><draw:custom-shape draw:style-name="gr18" draw:text-style-name="P119" svg:width="0.392cm" svg:height="0.466cm" svg:x="4.898cm" svg:y="2.318cm"><text:p/><draw:enhanced-geometry svg:viewBox="0 0 21600 21600" draw:type="rectangle" draw:enhanced-path="M 0 0 L 21600 0 21600 21600 0 21600 0 0 Z N"/></draw:custom-shape><draw:custom-shape draw:style-name="gr19" draw:text-style-name="P119" svg:width="0.391cm" svg:height="0.466cm" svg:x="5.288cm" svg:y="2.318cm"><text:p/><draw:enhanced-geometry svg:viewBox="0 0 21600 21600" draw:type="rectangle" draw:enhanced-path="M 0 0 L 21600 0 21600 21600 0 21600 0 0 Z N"/></draw:custom-shape><draw:custom-shape draw:style-name="gr20" draw:text-style-name="P119" svg:width="0.392cm" svg:height="0.47cm" svg:x="2.561cm" svg:y="2.784cm"><text:p/><draw:enhanced-geometry svg:viewBox="0 0 21600 21600" draw:type="rectangle" draw:enhanced-path="M 0 0 L 21600 0 21600 21600 0 21600 0 0 Z N"/></draw:custom-shape><draw:custom-shape draw:style-name="gr21" draw:text-style-name="P119" svg:width="0.392cm" svg:height="0.47cm" svg:x="2.951cm" svg:y="2.784cm"><text:p/><draw:enhanced-geometry svg:viewBox="0 0 21600 21600" draw:type="rectangle" draw:enhanced-path="M 0 0 L 21600 0 21600 21600 0 21600 0 0 Z N"/></draw:custom-shape><draw:custom-shape draw:style-name="gr22" draw:text-style-name="P119" svg:width="0.392cm" svg:height="0.47cm" svg:x="3.341cm" svg:y="2.784cm"><text:p/><draw:enhanced-geometry svg:viewBox="0 0 21600 21600" draw:type="rectangle" draw:enhanced-path="M 0 0 L 21600 0 21600 21600 0 21600 0 0 Z N"/></draw:custom-shape><draw:custom-shape draw:style-name="gr23" draw:text-style-name="P119" svg:width="0.389cm" svg:height="0.47cm" svg:x="3.732cm" svg:y="2.784cm"><text:p/><draw:enhanced-geometry svg:viewBox="0 0 21600 21600" draw:type="rectangle" draw:enhanced-path="M 0 0 L 21600 0 21600 21600 0 21600 0 0 Z N"/></draw:custom-shape><draw:custom-shape draw:style-name="gr24" draw:text-style-name="P119" svg:width="0.392cm" svg:height="0.47cm" svg:x="4.118cm" svg:y="2.784cm"><text:p/><draw:enhanced-geometry svg:viewBox="0 0 21600 21600" draw:type="rectangle" draw:enhanced-path="M 0 0 L 21600 0 21600 21600 0 21600 0 0 Z N"/></draw:custom-shape><draw:custom-shape draw:style-name="gr25" draw:text-style-name="P119" svg:width="0.391cm" svg:height="0.47cm" svg:x="4.51cm" svg:y="2.784cm"><text:p/><draw:enhanced-geometry svg:viewBox="0 0 21600 21600" draw:type="rectangle" draw:enhanced-path="M 0 0 L 21600 0 21600 21600 0 21600 0 0 Z N"/></draw:custom-shape><draw:custom-shape draw:style-name="gr26" draw:text-style-name="P119" svg:width="0.392cm" svg:height="0.47cm" svg:x="4.898cm" svg:y="2.784cm"><text:p/><draw:enhanced-geometry svg:viewBox="0 0 21600 21600" draw:type="rectangle" draw:enhanced-path="M 0 0 L 21600 0 21600 21600 0 21600 0 0 Z N"/></draw:custom-shape><draw:custom-shape draw:style-name="gr27" draw:text-style-name="P119" svg:width="0.391cm" svg:height="0.47cm" svg:x="5.288cm" svg:y="2.784cm"><text:p/><draw:enhanced-geometry svg:viewBox="0 0 21600 21600" draw:type="rectangle" draw:enhanced-path="M 0 0 L 21600 0 21600 21600 0 21600 0 0 Z N"/></draw:custom-shape><draw:custom-shape draw:style-name="gr28" draw:text-style-name="P119" svg:width="0.391cm" svg:height="0.468cm" svg:x="5.939cm" svg:y="1.851cm"><text:p/><draw:enhanced-geometry svg:viewBox="0 0 21600 21600" draw:type="rectangle" draw:enhanced-path="M 0 0 L 21600 0 21600 21600 0 21600 0 0 Z N"/></draw:custom-shape><draw:custom-shape draw:style-name="gr29" draw:text-style-name="P119" svg:width="0.392cm" svg:height="0.468cm" svg:x="6.327cm" svg:y="1.851cm"><text:p/><draw:enhanced-geometry svg:viewBox="0 0 21600 21600" draw:type="rectangle" draw:enhanced-path="M 0 0 L 21600 0 21600 21600 0 21600 0 0 Z N"/></draw:custom-shape><draw:custom-shape draw:style-name="gr30" draw:text-style-name="P119" svg:width="0.392cm" svg:height="0.468cm" svg:x="6.717cm" svg:y="1.851cm"><text:p/><draw:enhanced-geometry svg:viewBox="0 0 21600 21600" draw:type="rectangle" draw:enhanced-path="M 0 0 L 21600 0 21600 21600 0 21600 0 0 Z N"/></draw:custom-shape><draw:custom-shape draw:style-name="gr31" draw:text-style-name="P119" svg:width="0.392cm" svg:height="0.468cm" svg:x="7.106cm" svg:y="1.851cm"><text:p/><draw:enhanced-geometry svg:viewBox="0 0 21600 21600" draw:type="rectangle" draw:enhanced-path="M 0 0 L 21600 0 21600 21600 0 21600 0 0 Z N"/></draw:custom-shape><draw:custom-shape draw:style-name="gr32" draw:text-style-name="P119" svg:width="0.389cm" svg:height="0.468cm" svg:x="7.498cm" svg:y="1.851cm"><text:p/><draw:enhanced-geometry svg:viewBox="0 0 21600 21600" draw:type="rectangle" draw:enhanced-path="M 0 0 L 21600 0 21600 21600 0 21600 0 0 Z N"/></draw:custom-shape><draw:custom-shape draw:style-name="gr33" draw:text-style-name="P119" svg:width="0.391cm" svg:height="0.468cm" svg:x="7.886cm" svg:y="1.851cm"><text:p/><draw:enhanced-geometry svg:viewBox="0 0 21600 21600" draw:type="rectangle" draw:enhanced-path="M 0 0 L 21600 0 21600 21600 0 21600 0 0 Z N"/></draw:custom-shape><draw:custom-shape draw:style-name="gr34" draw:text-style-name="P119" svg:width="0.392cm" svg:height="0.468cm" svg:x="8.274cm" svg:y="1.851cm"><text:p/><draw:enhanced-geometry svg:viewBox="0 0 21600 21600" draw:type="rectangle" draw:enhanced-path="M 0 0 L 21600 0 21600 21600 0 21600 0 0 Z N"/></draw:custom-shape><draw:custom-shape draw:style-name="gr35" draw:text-style-name="P119" svg:width="0.392cm" svg:height="0.468cm" svg:x="8.664cm" svg:y="1.851cm"><text:p/><draw:enhanced-geometry svg:viewBox="0 0 21600 21600" draw:type="rectangle" draw:enhanced-path="M 0 0 L 21600 0 21600 21600 0 21600 0 0 Z N"/></draw:custom-shape><draw:custom-shape draw:style-name="gr36" draw:text-style-name="P119" svg:width="0.391cm" svg:height="0.466cm" svg:x="5.939cm" svg:y="2.318cm"><text:p/><draw:enhanced-geometry svg:viewBox="0 0 21600 21600" draw:type="rectangle" draw:enhanced-path="M 0 0 L 21600 0 21600 21600 0 21600 0 0 Z N"/></draw:custom-shape><draw:custom-shape draw:style-name="gr37" draw:text-style-name="P119" svg:width="0.392cm" svg:height="0.466cm" svg:x="6.327cm" svg:y="2.318cm"><text:p/><draw:enhanced-geometry svg:viewBox="0 0 21600 21600" draw:type="rectangle" draw:enhanced-path="M 0 0 L 21600 0 21600 21600 0 21600 0 0 Z N"/></draw:custom-shape><draw:custom-shape draw:style-name="gr38" draw:text-style-name="P119" svg:width="0.392cm" svg:height="0.466cm" svg:x="6.717cm" svg:y="2.318cm"><text:p/><draw:enhanced-geometry svg:viewBox="0 0 21600 21600" draw:type="rectangle" draw:enhanced-path="M 0 0 L 21600 0 21600 21600 0 21600 0 0 Z N"/></draw:custom-shape><draw:custom-shape draw:style-name="gr39" draw:text-style-name="P119" svg:width="0.392cm" svg:height="0.466cm" svg:x="7.106cm" svg:y="2.318cm"><text:p/><draw:enhanced-geometry svg:viewBox="0 0 21600 21600" draw:type="rectangle" draw:enhanced-path="M 0 0 L 21600 0 21600 21600 0 21600 0 0 Z N"/></draw:custom-shape><draw:custom-shape draw:style-name="gr40" draw:text-style-name="P119" svg:width="0.389cm" svg:height="0.466cm" svg:x="7.498cm" svg:y="2.318cm"><text:p/><draw:enhanced-geometry svg:viewBox="0 0 21600 21600" draw:type="rectangle" draw:enhanced-path="M 0 0 L 21600 0 21600 21600 0 21600 0 0 Z N"/></draw:custom-shape><draw:custom-shape draw:style-name="gr41" draw:text-style-name="P119" svg:width="0.391cm" svg:height="0.466cm" svg:x="7.886cm" svg:y="2.318cm"><text:p/><draw:enhanced-geometry svg:viewBox="0 0 21600 21600" draw:type="rectangle" draw:enhanced-path="M 0 0 L 21600 0 21600 21600 0 21600 0 0 Z N"/></draw:custom-shape><draw:custom-shape draw:style-name="gr42" draw:text-style-name="P119" svg:width="0.392cm" svg:height="0.466cm" svg:x="8.274cm" svg:y="2.318cm"><text:p/><draw:enhanced-geometry svg:viewBox="0 0 21600 21600" draw:type="rectangle" draw:enhanced-path="M 0 0 L 21600 0 21600 21600 0 21600 0 0 Z N"/></draw:custom-shape><draw:custom-shape draw:style-name="gr43" draw:text-style-name="P119" svg:width="0.392cm" svg:height="0.466cm" svg:x="8.664cm" svg:y="2.318cm"><text:p/><draw:enhanced-geometry svg:viewBox="0 0 21600 21600" draw:type="rectangle" draw:enhanced-path="M 0 0 L 21600 0 21600 21600 0 21600 0 0 Z N"/></draw:custom-shape><draw:custom-shape draw:style-name="gr44" draw:text-style-name="P119" svg:width="0.391cm" svg:height="0.47cm" svg:x="5.939cm" svg:y="2.784cm"><text:p/><draw:enhanced-geometry svg:viewBox="0 0 21600 21600" draw:type="rectangle" draw:enhanced-path="M 0 0 L 21600 0 21600 21600 0 21600 0 0 Z N"/></draw:custom-shape><draw:custom-shape draw:style-name="gr45" draw:text-style-name="P119" svg:width="0.392cm" svg:height="0.47cm" svg:x="6.327cm" svg:y="2.784cm"><text:p/><draw:enhanced-geometry svg:viewBox="0 0 21600 21600" draw:type="rectangle" draw:enhanced-path="M 0 0 L 21600 0 21600 21600 0 21600 0 0 Z N"/></draw:custom-shape><draw:custom-shape draw:style-name="gr46" draw:text-style-name="P119" svg:width="0.392cm" svg:height="0.47cm" svg:x="6.717cm" svg:y="2.784cm"><text:p/><draw:enhanced-geometry svg:viewBox="0 0 21600 21600" draw:type="rectangle" draw:enhanced-path="M 0 0 L 21600 0 21600 21600 0 21600 0 0 Z N"/></draw:custom-shape><draw:custom-shape draw:style-name="gr47" draw:text-style-name="P119" svg:width="0.392cm" svg:height="0.47cm" svg:x="7.106cm" svg:y="2.784cm"><text:p/><draw:enhanced-geometry svg:viewBox="0 0 21600 21600" draw:type="rectangle" draw:enhanced-path="M 0 0 L 21600 0 21600 21600 0 21600 0 0 Z N"/></draw:custom-shape><draw:custom-shape draw:style-name="gr48" draw:text-style-name="P119" svg:width="0.389cm" svg:height="0.47cm" svg:x="7.498cm" svg:y="2.784cm"><text:p/><draw:enhanced-geometry svg:viewBox="0 0 21600 21600" draw:type="rectangle" draw:enhanced-path="M 0 0 L 21600 0 21600 21600 0 21600 0 0 Z N"/></draw:custom-shape><draw:custom-shape draw:style-name="gr49" draw:text-style-name="P119" svg:width="0.391cm" svg:height="0.47cm" svg:x="7.886cm" svg:y="2.784cm"><text:p/><draw:enhanced-geometry svg:viewBox="0 0 21600 21600" draw:type="rectangle" draw:enhanced-path="M 0 0 L 21600 0 21600 21600 0 21600 0 0 Z N"/></draw:custom-shape><draw:custom-shape draw:style-name="gr50" draw:text-style-name="P119" svg:width="0.392cm" svg:height="0.47cm" svg:x="8.274cm" svg:y="2.784cm"><text:p/><draw:enhanced-geometry svg:viewBox="0 0 21600 21600" draw:type="rectangle" draw:enhanced-path="M 0 0 L 21600 0 21600 21600 0 21600 0 0 Z N"/></draw:custom-shape><draw:custom-shape draw:style-name="gr51" draw:text-style-name="P119" svg:width="0.392cm" svg:height="0.47cm" svg:x="8.664cm" svg:y="2.784cm"><text:p/><draw:enhanced-geometry svg:viewBox="0 0 21600 21600" draw:type="rectangle" draw:enhanced-path="M 0 0 L 21600 0 21600 21600 0 21600 0 0 Z N"/></draw:custom-shape></draw:g><draw:custom-shape draw:style-name="gr52" draw:text-style-name="P120" svg:width="1.564cm" svg:height="1.408cm" svg:x="2.545cm" svg:y="1.847cm"><text:p/><draw:enhanced-geometry svg:viewBox="0 0 21600 21600" draw:type="rectangle" draw:enhanced-path="M 0 0 L 21600 0 21600 21600 0 21600 0 0 Z N"/></draw:custom-shape><draw:custom-shape draw:style-name="gr53" draw:text-style-name="P120" svg:width="0.773cm" svg:height="0.481cm" svg:x="4.12cm" svg:y="1.847cm"><text:p/><draw:enhanced-geometry svg:viewBox="0 0 21600 21600" draw:type="rectangle" draw:enhanced-path="M 0 0 L 21600 0 21600 21600 0 21600 0 0 Z N"/></draw:custom-shape><draw:custom-shape draw:style-name="gr54" draw:text-style-name="P121" svg:width="1.96cm" svg:height="1.408cm" svg:x="5.932cm" svg:y="1.84cm"><text:p/><draw:enhanced-geometry svg:viewBox="0 0 21600 21600" draw:type="rectangle" draw:enhanced-path="M 0 0 L 21600 0 21600 21600 0 21600 0 0 Z N"/></draw:custom-shape><draw:custom-shape draw:style-name="gr55" draw:text-style-name="P122" svg:width="0.796cm" svg:height="0.458cm" svg:x="4.887cm" svg:y="2.789cm"><text:p/><draw:enhanced-geometry svg:viewBox="0 0 21600 21600" draw:type="rectangle" draw:enhanced-path="M 0 0 L 21600 0 21600 21600 0 21600 0 0 Z N"/></draw:custom-shape><draw:frame draw:style-name="gr2" draw:text-style-name="P118" svg:width="0.195cm" svg:height="0.484cm" svg:x="8.382cm" svg:y="2.313cm"><draw:image xlink:href="Pictures/2000001F00000094000001B79E9DE20E16944A84.svm" xlink:type="simple" xlink:show="embed" xlink:actuate="onLoad" draw:mime-type="image/x-svm"><text:p/></draw:image><draw:image xlink:href="Pictures/1000020000000008000000192E05E1D0C0544F3D.png" xlink:type="simple" xlink:show="embed" xlink:actuate="onLoad" draw:mime-type="image/png"/></draw:frame><draw:custom-shape draw:style-name="gr56" draw:text-style-name="P122" svg:width="0.406cm" svg:height="1.398cm" svg:x="8.267cm" svg:y="1.852cm"><text:p/><draw:enhanced-geometry svg:viewBox="0 0 21600 21600" draw:type="rectangle" draw:enhanced-path="M 0 0 L 21600 0 21600 21600 0 21600 0 0 Z N"/></draw:custom-shape></draw:g><text:span text:style-name="_5f_Caractères_5f_gras">Méthode 3 : </text:span><text:span text:style-name="_5f_Caractères">Colorie en rouge </text:span><text:span text:style-name="_5f_Caractères"><draw:frame draw:style-name="fr7" draw:name="Object154" text:anchor-type="as-char" svg:y="-0.526cm" svg:width="0.716cm" svg:height="0.87cm" draw:z-index="39"><draw:object xlink:href="./Object 218" xlink:type="simple" xlink:show="embed" xlink:actuate="onLoad"/><draw:image xlink:href="./ObjectReplacements/Object 218" xlink:type="simple" xlink:show="embed" xlink:actuate="onLoad"/><svg:desc>formula</svg:desc></draw:frame></text:span><text:span text:style-name="_5f_Caractères"><text:s/>de la surface du premier rectangle et en bleu </text:span><text:span text:style-name="_5f_Caractères"><draw:frame draw:style-name="fr7" draw:name="Object155" text:anchor-type="as-char" svg:y="-0.526cm" svg:width="0.492cm" svg:height="0.87cm" draw:z-index="40"><draw:object xlink:href="./Object 219" xlink:type="simple" xlink:show="embed" xlink:actuate="onLoad"/><draw:image xlink:href="./ObjectReplacements/Object 219" xlink:type="simple" xlink:show="embed" xlink:actuate="onLoad"/><svg:desc>formula</svg:desc></draw:frame></text:span><text:span text:style-name="_5f_Caractères"><text:s/>de la surface du deuxième.</text:span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90346581212692" text:continue-list="list90345994323265" text:style-name="_5f_Numérotation_20_des_20_exercices">
        <text:list-item>
          <text:list>
            <text:list-item text:start-value="1">
              <text:p text:style-name="P107"><text:span text:style-name="_5f_Caractères">Combien de carrés rouges as-tu coloriés ? </text:span><text:span text:style-name="_5f_Caractères_5f_correction"><text:span text:style-name="T189">1</text:span></text:span><text:span text:style-name="_5f_Caractères_5f_correction"><text:span text:style-name="T190">4</text:span></text:span></text:p>
            </text:list-item>
            <text:list-item>
              <text:p text:style-name="P108"><text:span text:style-name="_5f_Caractères">Combien de carrés bleus as-tu coloriés ? <text:s text:c="2"/></text:span><text:span text:style-name="_5f_Caractères_5f_correction"><text:span text:style-name="T189">1</text:span></text:span><text:span text:style-name="_5f_Caractères_5f_correction"><text:span text:style-name="T190">5</text:span></text:span></text:p>
            </text:list-item>
            <text:list-item>
              <text:p text:style-name="P111"><text:span text:style-name="Character_5f_20_5f_style">Complète : </text:span><text:span text:style-name="Character_5f_20_5f_style"><draw:frame draw:style-name="fr7" draw:name="Object156" text:anchor-type="as-char" svg:y="-0.526cm" svg:width="0.716cm" svg:height="0.87cm" draw:z-index="41"><draw:object xlink:href="./Object 220" xlink:type="simple" xlink:show="embed" xlink:actuate="onLoad"/><draw:image xlink:href="./ObjectReplacements/Object 220" xlink:type="simple" xlink:show="embed" xlink:actuate="onLoad"/><svg:desc>formula</svg:desc></draw:frame></text:span><text:span text:style-name="_5f_Caractères_5f_correction">&lt;</text:span><text:span text:style-name="_5f_Caractères"> </text:span><text:span text:style-name="Character_5f_20_5f_style"><draw:frame draw:style-name="fr7" draw:name="Object157" text:anchor-type="as-char" svg:y="-0.526cm" svg:width="0.492cm" svg:height="0.87cm" draw:z-index="42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63%" draw:distance="41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2cm" draw:dots2="2" draw:distance="0.013cm"/>
    <draw:stroke-dash draw:name="Dashed_20__28_var_29__20_5832" draw:display-name="Dashed (var) 5832" draw:style="round" draw:dots1="1" draw:dots1-length="0.002cm" draw:dots2="2" draw:distance="0.013cm"/>
    <draw:stroke-dash draw:name="Dashed_20__28_var_29__20_5833" draw:display-name="Dashed (var) 5833" draw:style="round" draw:dots1="1" draw:dots1-length="0.002cm" draw:dots2="2" draw:distance="0.013cm"/>
    <draw:stroke-dash draw:name="Dashed_20__28_var_29__20_5834" draw:display-name="Dashed (var) 5834" draw:style="round" draw:dots1="1" draw:dots1-length="0.002cm" draw:dots2="2" draw:distance="0.013cm"/>
    <draw:stroke-dash draw:name="Dashed_20__28_var_29__20_5835" draw:display-name="Dashed (var) 5835" draw:style="round" draw:dots1="1" draw:dots1-length="0.002cm" draw:dots2="2" draw:distance="0.013cm"/>
    <draw:stroke-dash draw:name="Dashed_20__28_var_29__20_5836" draw:display-name="Dashed (var) 5836" draw:style="round" draw:dots1="1" draw:dots1-length="0.002cm" draw:dots2="2" draw:distance="0.013cm"/>
    <draw:stroke-dash draw:name="Dashed_20__28_var_29__20_5837" draw:display-name="Dashed (var) 5837" draw:style="round" draw:dots1="1" draw:dots1-length="0.002cm" draw:dots2="2" draw:distance="0.013cm"/>
    <draw:stroke-dash draw:name="Dashed_20__28_var_29__20_5838" draw:display-name="Dashed (var) 5838" draw:style="round" draw:dots1="1" draw:dots1-length="0.002cm" draw:dots2="2" draw:distance="0.01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 style:list-style-name="_5f_Numérotation_20_des_20_exercices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Formule_20_corrigée" style:display-name="Formule corrigée" style:family="graphic" style:parent-style-name="_5f_Frame_20_G">
      <style:graphic-properties fo:background-color="#ffff00" style:background-transparency="0%" draw:fill="solid" draw:fill-color="#ffff00" draw:opacity="100%" fo:padding="0.049cm" fo:border="none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Footer">
      <style:text-properties officeooo:paragraph-rsid="00863005"/>
    </style:style>
    <style:style style:name="MP7" style:family="paragraph" style:parent-style-name="Footer">
      <style:text-properties officeooo:rsid="00178920" officeooo:paragraph-rsid="00178920"/>
    </style:style>
    <style:style style:name="MP8" style:family="paragraph" style:parent-style-name="Footer">
      <style:text-properties officeooo:paragraph-rsid="00c384cf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11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1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15" style:family="paragraph">
      <loext:graphic-properties draw:fill="solid" draw:fill-color="#d7e12c"/>
    </style:style>
    <style:style style:name="MP16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1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20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1" style:family="paragraph" style:parent-style-name="_5f_Header_20_N_20_page_20_impaire_20__28_D_29_">
      <style:text-properties officeooo:rsid="02757f12"/>
    </style:style>
    <style:style style:name="MP2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26" style:family="paragraph" style:parent-style-name="Header">
      <style:paragraph-properties fo:text-align="start" style:justify-single-word="false"/>
      <style:text-properties officeooo:paragraph-rsid="0289fb01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28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29" style:family="paragraph" style:parent-style-name="Footer">
      <style:text-properties officeooo:paragraph-rsid="00d4df5c"/>
    </style:style>
    <style:style style:name="MP30" style:family="paragraph" style:parent-style-name="_5f_Header_20_N_20_page_20_impaire_20__28_D_29_">
      <style:paragraph-properties fo:text-align="start" style:justify-single-word="false"/>
    </style:style>
    <style:style style:name="MP31" style:family="paragraph" style:parent-style-name="Footer">
      <style:paragraph-properties fo:text-align="end" style:justify-single-word="false"/>
      <style:text-properties officeooo:paragraph-rsid="00d4df5c"/>
    </style:style>
    <style:style style:name="MP32" style:family="paragraph" style:parent-style-name="Footer">
      <style:paragraph-properties fo:text-align="start" style:justify-single-word="false"/>
      <style:text-properties officeooo:paragraph-rsid="00d4df5c"/>
    </style:style>
    <style:style style:name="MP33" style:family="paragraph" style:parent-style-name="_5f_Header_20_G_20_page_20_impaire_20__28_D_29_">
      <style:text-properties officeooo:paragraph-rsid="01259ec2"/>
    </style:style>
    <style:style style:name="MP34" style:family="paragraph" style:parent-style-name="_5f_Header_20_G_20_page_20_paire_20__28_G_29_">
      <style:text-properties officeooo:paragraph-rsid="00eb2abc"/>
    </style:style>
    <style:style style:name="MP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0" style:family="paragraph" style:parent-style-name="Header">
      <style:paragraph-properties fo:text-align="center" style:justify-single-word="false"/>
      <style:text-properties officeooo:paragraph-rsid="00ab054e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2" style:family="paragraph" style:parent-style-name="_5f_Header_20_G_20_page_20_paire_20__28_G_29_">
      <style:paragraph-properties fo:text-align="start" style:justify-single-word="false"/>
    </style:style>
    <style:style style:name="MP43" style:family="paragraph" style:parent-style-name="Footer">
      <style:text-properties officeooo:paragraph-rsid="030c4d7d"/>
    </style:style>
    <style:style style:name="MP44" style:family="paragraph" style:parent-style-name="_5f_Header_20_G_20_page_20_paire_20__28_G_29_">
      <style:text-properties officeooo:paragraph-rsid="0334a5be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4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7" style:family="paragraph" style:parent-style-name="Footer">
      <style:text-properties officeooo:paragraph-rsid="008d016c"/>
    </style:style>
    <style:style style:name="MP48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3" style:family="paragraph" style:parent-style-name="Footer">
      <style:text-properties officeooo:paragraph-rsid="010f7046"/>
    </style:style>
    <style:style style:name="MP54" style:family="paragraph" style:parent-style-name="Footer">
      <style:text-properties officeooo:paragraph-rsid="01120261"/>
    </style:style>
    <style:style style:name="MP55" style:family="paragraph" style:parent-style-name="Header">
      <style:paragraph-properties fo:margin-left="0cm" fo:margin-right="0cm" fo:text-indent="0cm" style:auto-text-indent="false"/>
    </style:style>
    <style:style style:name="MP5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7" style:family="paragraph" style:parent-style-name="_5f_Header_20_N_20_page_20_impaire_20__28_D_29_">
      <style:text-properties officeooo:rsid="027aa87d" officeooo:paragraph-rsid="027aa87d"/>
    </style:style>
    <style:style style:name="MP58" style:family="paragraph" style:parent-style-name="_5f_Header_20_N_20_page_20_impaire_20__28_D_29_">
      <style:text-properties officeooo:rsid="0277791e" officeooo:paragraph-rsid="0277791e"/>
    </style:style>
    <style:style style:name="MP5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1" style:family="paragraph" style:parent-style-name="Footer">
      <style:text-properties officeooo:rsid="0242edd8" officeooo:paragraph-rsid="0242edd8"/>
    </style:style>
    <style:style style:name="MP62" style:family="paragraph" style:parent-style-name="Footer">
      <style:paragraph-properties fo:text-align="start" style:justify-single-word="false"/>
      <style:text-properties officeooo:paragraph-rsid="0211dd7e"/>
    </style:style>
    <style:style style:name="MP63" style:family="paragraph" style:parent-style-name="Head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6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paragraph-properties fo:text-align="center" style:justify-single-word="false"/>
      <style:text-properties officeooo:paragraph-rsid="00c10aa6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4" style:family="paragraph" style:parent-style-name="Footer">
      <style:text-properties officeooo:paragraph-rsid="00d8520c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6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7" style:family="paragraph" style:parent-style-name="Footer">
      <style:text-properties officeooo:paragraph-rsid="002aa84d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9" style:family="paragraph">
      <loext:graphic-properties draw:fill="solid" draw:fill-color="#7fb241"/>
    </style:style>
    <style:style style:name="MP8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2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7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8" style:family="paragraph" style:parent-style-name="_5f_Header_20_G_20_page_20_impaire_20__28_D_29_">
      <style:text-properties officeooo:paragraph-rsid="00c87b35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9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9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3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T1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2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6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0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1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12" style:family="text">
      <style:text-properties officeooo:rsid="0160d7ef"/>
    </style:style>
    <style:style style:name="MT13" style:family="text">
      <style:text-properties officeooo:rsid="0072f07f"/>
    </style:style>
    <style:style style:name="MT14" style:family="text">
      <style:text-properties officeooo:rsid="0268e0aa"/>
    </style:style>
    <style:style style:name="MT15" style:family="text">
      <style:text-properties officeooo:rsid="026ec296"/>
    </style:style>
    <style:style style:name="MT16" style:family="text">
      <style:text-properties officeooo:rsid="0272f9e5"/>
    </style:style>
    <style:style style:name="MT17" style:family="text">
      <style:text-properties officeooo:rsid="02757f12"/>
    </style:style>
    <style:style style:name="MT18" style:family="text">
      <style:text-properties officeooo:rsid="02735980"/>
    </style:style>
    <style:style style:name="MT19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20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2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2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24" style:family="text">
      <style:text-properties officeooo:rsid="01b6dc57"/>
    </style:style>
    <style:style style:name="MT2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2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28" style:family="text">
      <style:text-properties officeooo:rsid="00b5d2d1"/>
    </style:style>
    <style:style style:name="MT2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3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33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34" style:family="text">
      <style:text-properties officeooo:rsid="015f088a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41" style:family="text">
      <style:text-properties officeooo:rsid="01f8729d"/>
    </style:style>
    <style:style style:name="MT42" style:family="text">
      <style:text-properties officeooo:rsid="010c4d3a"/>
    </style:style>
    <style:style style:name="MT4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4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45" style:family="text"/>
    <style:style style:name="MT46" style:family="text">
      <style:text-properties fo:font-size="16pt" style:font-size-asian="16pt" style:font-size-complex="16pt"/>
    </style:style>
    <style:style style:name="MT47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8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0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1" style:family="text">
      <style:text-properties officeooo:rsid="00b6801f"/>
    </style:style>
    <style:style style:name="MT52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4" style:family="text">
      <style:text-properties officeooo:rsid="0334a5be"/>
    </style:style>
    <style:style style:name="MT5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5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5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8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59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60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6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62" style:family="text">
      <style:text-properties officeooo:rsid="0315af39"/>
    </style:style>
    <style:style style:name="MT6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6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6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6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6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6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71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3_5f_SERIE_5f_N_5f_GAUCHE_5f_ET_5f_DROITE_5f_2COL" style:display-name="1_3_SERIE_N_GAUCHE_ET_DROITE_2COL" style:page-layout-name="Mpm10" draw:style-name="Mdp1">
      <style:header>
        <text:p text:style-name="MP1"><draw:line text:anchor-type="paragraph" draw:z-index="48" draw:name="Shape3_1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>
      <style:header-left>
        <text:p text:style-name="MP1"><draw:line text:anchor-type="paragraph" draw:z-index="47" draw:name="Shape3_22" draw:style-name="Mgr1" draw:text-style-name="MP2" svg:x1="17.999cm" svg:y1="0.36cm" svg:x2="20.497cm" svg:y2="0.36cm"><text:p/></draw:line><text:span text:style-name="MT1">Nombres entiers et décimaux : </text:span><text:span text:style-name="MT2">La droite graduée</text:span></text:p>
      </style:header-left>
      <style:footer>
        <text:p text:style-name="MP3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4"><draw:g text:anchor-type="paragraph" draw:z-index="74" draw:name="Shape4_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>
      <style:footer-left>
        <text:p text:style-name="MP3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4"><draw:g text:anchor-type="paragraph" draw:z-index="75" draw:name="Shape4_1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MT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77" draw:name="Shape4_1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2" draw:name="Shape4_1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1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0" draw:name="Shape4_1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79" draw:name="Shape4_1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0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"><draw:line text:anchor-type="paragraph" draw:z-index="239" draw:name="Shape3_15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>
      <style:header-left>
        <text:p text:style-name="MP1"><draw:line text:anchor-type="paragraph" draw:z-index="236" draw:name="Shape3_19" draw:style-name="Mgr1" draw:text-style-name="MP2" svg:x1="17.597cm" svg:y1="0.383cm" svg:x2="19.595cm" svg:y2="0.383cm"><text:p/></draw:line><text:span text:style-name="MT1">Nombres entiers et décimaux : </text:span><text:span text:style-name="Character_5f_20_5f_style"><text:span text:style-name="MT9">×</text:span></text:span><text:span text:style-name="MT10"> 10, 100, 1000</text:span></text:p>
      </style:header-left>
      <style:footer>
        <text:p text:style-name="MP3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4"><draw:g text:anchor-type="paragraph" draw:z-index="81" draw:name="Shape4_15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"><text:span text:style-name="MT3">N</text:span><text:span text:style-name="MT4">ombres entiers et décimaux : </text:span><text:span text:style-name="Character_5f_20_5f_style"><text:span text:style-name="MT9">×</text:span></text:span><text:span text:style-name="MT11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57" draw:name="Shape4_7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8" draw:name="Shape4_9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5" draw:name="Shape4_11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0"><draw:line text:anchor-type="paragraph" draw:z-index="233" draw:name="Shape3_2" draw:style-name="Mgr1" draw:text-style-name="MP2" svg:x1="16.083cm" svg:y1="0.383cm" svg:x2="20.496cm" svg:y2="0.36cm"><text:p/></draw:line>Nombres entiers et décimaux : Numération</text:p>
      </style:header>
      <style:header-left>
        <text:p text:style-name="MP10"><draw:line text:anchor-type="paragraph" draw:z-index="227" draw:name="Shape3_3" draw:style-name="Mgr1" draw:text-style-name="MP2" svg:x1="16.083cm" svg:y1="0.383cm" svg:x2="20.496cm" svg:y2="0.36cm"><text:p/></draw:line>Nombres entiers et décimaux : Numération</text:p>
      </style:header-left>
      <style:footer>
        <text:p text:style-name="MP3"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28" draw:name="Shape4_4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1" draw:name="Frame42" text:anchor-type="paragraph" svg:y="-0.06cm" draw:z-index="0"><draw:text-box fo:min-height="0.499cm" fo:min-width="7.096cm"><draw:frame draw:style-name="Mfr2" draw:name="Frame23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1"><text:span text:style-name="MT12">N</text:span>ombres entiers et décimaux : numération</text:p></draw:text-box></draw:frame><draw:g text:anchor-type="paragraph" draw:z-index="225" draw:name="Shape4_8" draw:style-name="Mgr2"><draw:path draw:style-name="Mgr3" draw:text-style-name="MP5" svg:width="0.855cm" svg:height="1.172cm" svg:x="-0.217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52" draw:name="Shape4_1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3" draw:name="Shape4_2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54" draw:name="Shape4_2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2"><draw:line text:anchor-type="paragraph" draw:z-index="182" draw:name="Shape3_6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>
      <style:header-left>
        <text:p text:style-name="MP12"><draw:line text:anchor-type="paragraph" draw:z-index="183" draw:name="Shape3_5" draw:style-name="Mgr1" draw:text-style-name="MP2" svg:x1="18.701cm" svg:y1="0.36cm" svg:x2="20.497cm" svg:y2="0.36cm"><text:p/></draw:line><text:span text:style-name="MT13">Nombres entiers et décimaux</text:span> : <text:span text:style-name="MT13">Comparer, encadrer</text:span></text:p>
      </style:header-left>
      <style:footer>
        <text:p text:style-name="MP3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4"><draw:g text:anchor-type="paragraph" draw:z-index="51" draw:name="Shape4_1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12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80" draw:name="Shape4_2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68" draw:name="Shape4_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9" draw:name="Shape4_86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14"><draw:path text:anchor-type="paragraph" draw:z-index="70" draw:name="Shape1_1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55" draw:name="Shape3_13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>
      <style:header-left>
        <text:p text:style-name="MP14"><draw:path text:anchor-type="paragraph" draw:z-index="66" draw:name="Shape1_5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67" draw:name="Shape3_21" draw:style-name="Mgr1" draw:text-style-name="MP2" svg:x1="15.337cm" svg:y1="0.36cm" svg:x2="20.496cm" svg:y2="0.36cm"><text:p/></draw:line><text:span text:style-name="MT14">Fractions</text:span> : <text:span text:style-name="MT14">Représentation géométrique</text:span></text:p>
      </style:header-left>
      <style:footer>
        <text:p text:style-name="MP3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6"><text:span text:style-name="MT12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75" draw:name="Shape4_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6" draw:name="Shape4_2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4" draw:name="Shape4_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17"><draw:path text:anchor-type="paragraph" draw:z-index="59" draw:name="Shape1_3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177" draw:name="Shape3_14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>
      <style:header-left>
        <text:p text:style-name="MP17"><draw:path text:anchor-type="paragraph" draw:z-index="62" draw:name="Shape1_7" draw:style-name="Mgr5" draw:text-style-name="MP15" svg:width="4.329cm" svg:height="2.238cm" svg:x="-1.8cm" svg:y="-8.982cm" svg:viewBox="0 0 4330 2239" svg:d="M0 2239l3984-288c209-15 363-167 345-342l-170-1609h-4159z"><text:p/></draw:path><draw:line text:anchor-type="paragraph" draw:z-index="63" draw:name="Shape3_23" draw:style-name="Mgr1" draw:text-style-name="MP2" svg:x1="12.876cm" svg:y1="0.392cm" svg:x2="20.496cm" svg:y2="0.36cm"><text:p/></draw:line><text:span text:style-name="MT15">Fractions</text:span> : <text:span text:style-name="MT15">Vocabulaire et sens</text:span></text:p>
      </style:header-left>
      <style:footer>
        <text:p text:style-name="MP3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4"><draw:g text:anchor-type="paragraph" draw:z-index="173" draw:name="Shape4_2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8"><text:span text:style-name="MT12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68" draw:name="Shape4_29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70" draw:name="Shape4_3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3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19"><draw:line text:anchor-type="paragraph" draw:z-index="61" draw:name="Shape3_24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>
      <style:header-left>
        <text:p text:style-name="MP19"><draw:line text:anchor-type="paragraph" draw:z-index="171" draw:name="Shape3_28" draw:style-name="Mgr1" draw:text-style-name="MP2" svg:x1="11.52cm" svg:y1="0.376cm" svg:x2="20.496cm" svg:y2="0.36cm"><text:p/></draw:line><text:span text:style-name="MT16">Fractions</text:span> : <text:span text:style-name="MT16">Droite graduée</text:span></text:p>
      </style:header-left>
      <style:footer>
        <text:p text:style-name="MP3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4"><draw:g text:anchor-type="paragraph" draw:z-index="49" draw:name="Shape4_3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12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51" draw:name="Shape4_3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74" draw:name="Shape4_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3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1"><draw:path text:anchor-type="paragraph" draw:z-index="43" draw:name="Shape1_0" draw:style-name="Mgr6" draw:text-style-name="MP15" svg:width="4.329cm" svg:height="2.238cm" svg:x="-1.599cm" svg:y="-3.001cm" svg:viewBox="0 0 4330 2239" svg:d="M0 2239l3984-288c209-15 363-167 345-342l-170-1609h-4159z"><text:p/></draw:path><draw:line text:anchor-type="paragraph" draw:z-index="373" draw:name="Shape3_8" draw:style-name="Mgr1" draw:text-style-name="MP2" svg:x1="14.31cm" svg:y1="0.395cm" svg:x2="20.496cm" svg:y2="0.36cm"><text:p/></draw:line><draw:g text:anchor-type="paragraph" draw:z-index="377" draw:name="Shape4_34" draw:style-name="Mgr7"><draw:path draw:style-name="Mgr3" draw:text-style-name="MP5" svg:width="0.855cm" svg:height="1.172cm" svg:x="-0.097cm" svg:y="27.526cm" svg:viewBox="0 0 856 1173" svg:d="M856 1173h-856v-991c0-100 79-182 175-182h505c97 0 176 82 176 182z"><text:p/></draw:path></draw:g>Fractions, décimaux et comparaison</text:p>
      </style:header>
      <style:header-left>
        <text:p text:style-name="MP22"><draw:line text:anchor-type="paragraph" draw:z-index="217" draw:name="Shape3_25" draw:style-name="Mgr1" draw:text-style-name="MP2" svg:x1="17.736cm" svg:y1="0.376cm" svg:x2="20.496cm" svg:y2="0.36cm"><text:p/></draw:line><draw:path text:anchor-type="paragraph" draw:z-index="376" draw:name="Shape1_2" draw:style-name="Mgr6" draw:text-style-name="MP15" svg:width="4.329cm" svg:height="2.238cm" svg:x="-1.5cm" svg:y="-3.001cm" svg:viewBox="0 0 4330 2239" svg:d="M0 2239l3984-288c209-15 363-167 345-342l-170-1609h-4159z"><text:p/></draw:path><text:span text:style-name="MT17">Fractions</text:span> : <text:span text:style-name="MT17">Fractions, décimaux et comparaison</text:span></text:p>
      </style:header-left>
      <style:footer>
        <text:h text:style-name="_5f_Footer_20_page_20_paire_20__28_G_29_" text:outline-level="1"><draw:frame draw:style-name="Mfr3" draw:name="Frame70" text:anchor-type="paragraph" svg:x="1.348cm" svg:y="-0.06cm" draw:z-index="44"><draw:text-box fo:min-height="0.499cm" fo:min-width="7.096cm"><draw:frame draw:style-name="Mfr2" draw:name="Frame2301" text:anchor-type="frame" svg:x="0.45cm" svg:y="0.079cm" svg:width="0.817cm" draw:z-index="45"><draw:text-box fo:min-height="0.355cm"><text:h text:style-name="_5f_Footer_20_page_20_paire_20__28_G_29_" text:outline-level="1"/></draw:text-box></draw:frame><text:p text:style-name="MP23"><text:span text:style-name="MT12">F</text:span>ractions : fractions, décimaux et comparaison</text:p></draw:text-box></draw:frame><text:page-number text:select-page="current">140</text:page-number></text:h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3" draw:name="Shape4_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14" draw:name="Shape4_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5" draw:name="Shape4_4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4"><draw:path text:anchor-type="paragraph" draw:z-index="205" draw:name="Shape1_4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206" draw:name="Shape3_9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>
      <style:header-left>
        <text:p text:style-name="MP24"><draw:path text:anchor-type="paragraph" draw:z-index="207" draw:name="Shape1_8" draw:style-name="Mgr5" draw:text-style-name="MP15" svg:width="4.329cm" svg:height="2.238cm" svg:x="-1.5cm" svg:y="-7.4cm" svg:viewBox="0 0 4330 2239" svg:d="M0 2239l3984-288c209-15 363-167 345-342l-170-1609h-4159z"><text:p/></draw:path><draw:line text:anchor-type="paragraph" draw:z-index="209" draw:name="Shape3_26" draw:style-name="Mgr1" draw:text-style-name="MP2" svg:x1="10.37cm" svg:y1="0.365cm" svg:x2="20.496cm" svg:y2="0.36cm"><text:p/></draw:line><text:span text:style-name="MT18">Fractions</text:span> : <text:span text:style-name="MT18">Opérations</text:span> </text:p>
      </style:header-left>
      <style:footer>
        <text:p text:style-name="MP3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4"><draw:g text:anchor-type="paragraph" draw:z-index="211" draw:name="Shape4_38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<text:span text:style-name="MT12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02" draw:name="Shape4_4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03" draw:name="Shape4_4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4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26"><draw:path text:anchor-type="paragraph" draw:z-index="356" draw:name="Shape1_3" draw:style-name="Mgr5" draw:text-style-name="MP15" svg:width="4.329cm" svg:height="2.238cm" svg:x="-1.5cm" svg:y="-1.001cm" svg:viewBox="0 0 4330 2239" svg:d="M0 2239l3984-288c209-15 363-167 345-342l-170-1609h-4159z"><text:p/></draw:path><draw:line text:anchor-type="paragraph" draw:z-index="357" draw:name="Shape3_15" draw:style-name="Mgr1" draw:text-style-name="MP2" svg:x1="10.308cm" svg:y1="0.388cm" svg:x2="20.496cm" svg:y2="0.36cm"><text:p/></draw:line><text:span text:style-name="MT19">Fractions</text:span><text:span text:style-name="MT1"> : </text:span><text:span text:style-name="MT20">Problèmes</text:span><text:span text:style-name="MT1"> </text:span></text:p>
      </style:header>
      <style:footer>
        <text:p text:style-name="MP3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4"><draw:g text:anchor-type="paragraph" draw:z-index="359" draw:name="Shape4_60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28"><draw:line text:anchor-type="paragraph" draw:z-index="194" draw:name="Shape3_10" draw:style-name="Mgr1" draw:text-style-name="MP2" svg:x1="10.308cm" svg:y1="0.388cm" svg:x2="20.496cm" svg:y2="0.36cm"><text:p/></draw:line><draw:path text:anchor-type="paragraph" draw:z-index="196" draw:name="Shape1_6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>
      <style:header-left>
        <text:p text:style-name="MP28"><draw:line text:anchor-type="paragraph" draw:z-index="198" draw:name="Shape3_27" draw:style-name="Mgr1" draw:text-style-name="MP2" svg:x1="10.308cm" svg:y1="0.388cm" svg:x2="20.496cm" svg:y2="0.36cm"><text:p/></draw:line><draw:path text:anchor-type="paragraph" draw:z-index="199" draw:name="Shape1_9" draw:style-name="Mgr5" draw:text-style-name="MP15" svg:width="4.329cm" svg:height="2.238cm" svg:x="-1.5cm" svg:y="-1.001cm" svg:viewBox="0 0 4330 2239" svg:d="M0 2239l3984-288c209-15 363-167 345-342l-170-1609h-4159z"><text:p/></draw:path><text:span text:style-name="MT19">Fractions</text:span><text:span text:style-name="MT1"> : </text:span><text:span text:style-name="MT20">Problèmes</text:span><text:span text:style-name="MT1"> </text:span></text:p>
      </style:header-left>
      <style:footer>
        <text:p text:style-name="MP3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4"><draw:g text:anchor-type="paragraph" draw:z-index="200" draw:name="Shape4_4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12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90" draw:name="Shape4_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91" draw:name="Shape4_4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4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3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4"><draw:g text:anchor-type="paragraph" draw:z-index="189" draw:name="Shape4_4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3">calculer</text:span><text:span text:style-name="MT21"> : </text:span><text:span text:style-name="MT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6" draw:name="Shape4_5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86" draw:name="Shape4_52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5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0">Calculer : <text:span text:style-name="MT22">Multiplier</text:span> </text:p>
      </style:header>
      <style:header-left>
        <text:p text:style-name="MP30">Calculer : <text:span text:style-name="MT22">Multiplier</text:span> </text:p>
      </style:header-left>
      <style:footer>
        <text:p text:style-name="MP3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4"><draw:g text:anchor-type="paragraph" draw:z-index="320" draw:name="Shape4_5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3">Multiplier</text:span></text:p></draw:text-box></draw:frame></text:p>
      </style:footer>
      <style:footer-left>
        <text:p text:style-name="MP3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3">Multiplier</text:span></text:p></draw:text-box></draw:frame><draw:g text:anchor-type="paragraph" draw:z-index="322" draw:name="Shape4_55" draw:style-name="Mgr2"><draw:path draw:style-name="Mgr3" draw:text-style-name="MP5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07" draw:name="Shape4_5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2" draw:name="Shape4_5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5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24">Calculer : </text:span><text:span text:style-name="MT25">Diviser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25">Diviser</text:span><text:span text:style-name="MT24"> </text:span></text:p>
      </style:header-left>
      <style:footer>
        <text:p text:style-name="MP3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4"><draw:g text:anchor-type="paragraph" draw:z-index="297" draw:name="Shape4_56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26">diviser</text:span></text:p></draw:text-box></draw:frame></text:p>
      </style:footer>
      <style:footer-left>
        <text:p text:style-name="MP3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26">diviser</text:span></text:p></draw:text-box></draw:frame><draw:g text:anchor-type="paragraph" draw:z-index="305" draw:name="Shape4_60" draw:style-name="Mgr2"><draw:path draw:style-name="Mgr3" draw:text-style-name="MP5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3"><text:span text:style-name="MT27">G</text:span>éométrie plane : Parallèles, perpendiculaires,<text:line-break/> distances</text:p>
      </style:header>
      <style:header-left>
        <text:p text:style-name="MP34"><text:s/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31">Géométrie plane : </text:span><text:span text:style-name="MT32">parallèles, perpendiculaires, </text:span><text:span text:style-name="MT33">distances</text:span></text:h></draw:text-box></draw:frame><draw:g text:anchor-type="paragraph" draw:z-index="290" draw:name="Shape4_59" draw:style-name="Mgr2"><draw:path draw:style-name="Mgr8" draw:text-style-name="MP35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MP36" text:outline-level="1"><text:span text:style-name="MT34">G</text:span>éométrie plane : Parallèles, perpendiculaires, distances</text:h></draw:text-box></draw:frame><draw:g text:anchor-type="paragraph" draw:z-index="293" draw:name="Shape4_62" draw:style-name="Mgr2"><draw:path draw:style-name="Mgr8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5">Critères de divisibilité</text:span><text:span text:style-name="MT24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4"><draw:g text:anchor-type="paragraph" draw:z-index="283" draw:name="Shape4_6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36">critères de divisibilité</text:span></text:p></draw:text-box></draw:frame><draw:g text:anchor-type="paragraph" draw:z-index="286" draw:name="Shape4_65" draw:style-name="Mgr2"><draw:path draw:style-name="Mgr3" draw:text-style-name="MP5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68" draw:name="Shape4_6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73" draw:name="Shape4_8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8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24">Calculer : </text:span><text:span text:style-name="MT37">Distributivité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7">Distributivité</text:span><text:span text:style-name="MT24"> </text:span></text:p>
      </style:header-left>
      <style:footer>
        <text:p text:style-name="MP3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4"><draw:g text:anchor-type="paragraph" draw:z-index="265" draw:name="Shape4_79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38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65" draw:name="Shape4_8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7" draw:name="Shape4_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68" draw:name="Shape4_8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>
      <style:header-left>
        <text:p text:style-name="_5f_Header_20_N_20_page_20_impaire_20__28_D_29_"><text:span text:style-name="MT24">Calculer : </text:span><text:span text:style-name="MT39">Priorités opératoires</text:span><text:span text:style-name="MT24"> </text:span></text:p>
      </style:header-left>
      <style:footer>
        <text:p text:style-name="MP3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4"><draw:g text:anchor-type="paragraph" draw:z-index="246" draw:name="Shape4_67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1"><text:span text:style-name="MT3">calculer</text:span><text:span text:style-name="MT21"> : </text:span><text:span text:style-name="MT40">priorités opératoires</text:span></text:p></draw:text-box></draw:frame></text:p>
      </style:footer>
      <style:footer-left>
        <text:p text:style-name="MP3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2"><text:span text:style-name="MT3">calculer</text:span><text:span text:style-name="MT21"> : </text:span><text:span text:style-name="MT40">priorités opératoires</text:span></text:p></draw:text-box></draw:frame><draw:g text:anchor-type="paragraph" draw:z-index="248" draw:name="Shape4_69" draw:style-name="Mgr2"><draw:path draw:style-name="Mgr3" draw:text-style-name="MP5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227" text:anchor-type="paragraph" svg:y="-0.06cm" draw:z-index="0"><draw:text-box fo:min-height="0.499cm" fo:min-width="3cm"><draw:frame draw:style-name="Mfr2" draw:name="Frame2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40" draw:name="Shape4_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42" draw:name="Shape4_7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7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2" draw:name="Shape4_6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6" draw:name="Shape4_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8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4"><draw:g text:anchor-type="paragraph" draw:z-index="245" draw:name="Shape4_82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41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38">Résoudre des problèmes</text:p></draw:text-box></draw:frame><draw:g text:anchor-type="paragraph" draw:z-index="249" draw:name="Shape4_97" draw:style-name="Mgr2"><draw:path draw:style-name="Mgr3" draw:text-style-name="MP5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42">Utilis</text:span><text:span text:style-name="MT43">er des</text:span><text:span text:style-name="MT42"> données </text:span>: <text:span text:style-name="MT44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46"> Utiliser des données : Représenter </text:span></text:span></text:p>
      </style:header-left>
      <style:footer>
        <text:p text:style-name="MP7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7" draw:name="Shape4_70" draw:style-name="Mgr2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49">représenter</text:span><text:span text:style-name="MT8"> </text:span></text:p></draw:text-box></draw:frame><draw:g text:anchor-type="paragraph" draw:z-index="238" draw:name="Shape4_9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91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4"><draw:g text:anchor-type="paragraph" draw:z-index="231" draw:name="Shape4_11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4"><draw:g text:anchor-type="paragraph" draw:z-index="232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>
      <style:header-left>
        <text:p text:style-name="_5f_Header_20_D_20_page_20_paire_20__28_G_29_"><text:tab/> <text:span text:style-name="MT42">Utilis</text:span><text:span text:style-name="MT43">er des</text:span><text:span text:style-name="MT42"> données </text:span>: <text:span text:style-name="MT52">Organiser</text:span> </text:p>
      </style:header-left>
      <style:footer>
        <text:p text:style-name="MP7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6" draw:name="Shape4_85" draw:style-name="Mgr2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47">Utilis</text:span><text:span text:style-name="MT48">er</text:span><text:span text:style-name="MT47"> de</text:span><text:span text:style-name="MT48">s</text:span><text:span text:style-name="MT47"> données</text:span><text:span text:style-name="MT8"> : </text:span><text:span text:style-name="MT53">Organiser</text:span><text:span text:style-name="MT8"> </text:span></text:p></draw:text-box></draw:frame><draw:g text:anchor-type="paragraph" draw:z-index="229" draw:name="Shape4_7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75" draw:style-name="Mgr2"><draw:path draw:style-name="Mgr4" draw:text-style-name="MP39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0"><text:span text:style-name="MT50">Repères du plan : Se repérer</text:span> </text:p>
      </style:header>
      <style:header-left>
        <text:p text:style-name="MP40"><text:span text:style-name="MT50">Repères du plan : Se repérer</text:span> </text:p>
      </style:header-left>
      <style:footer>
        <text:p text:style-name="MP3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4"><draw:g text:anchor-type="paragraph" draw:z-index="222" draw:name="Shape4_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4"><draw:g text:anchor-type="paragraph" draw:z-index="224" draw:name="Shape4_7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54" draw:name="Shape3_7" draw:style-name="Mgr9" draw:text-style-name="MP2" svg:x1="15.12cm" svg:y1="0.36cm" svg:x2="20.496cm" svg:y2="0.36cm"><text:p/></draw:line><text:s/><text:span text:style-name="MT54">Angles : </text:span>Angles : <text:span text:style-name="MT55">Comprendre la notion d’angle</text:span></text:p>
      </style:header>
      <style:header-left>
        <text:p text:style-name="MP42"><draw:line text:anchor-type="paragraph" draw:z-index="355" draw:name="Shape3_29" draw:style-name="Mgr9" draw:text-style-name="MP2" svg:x1="15.12cm" svg:y1="0.36cm" svg:x2="20.496cm" svg:y2="0.36cm"><text:p/></draw:line>Angles : <text:span text:style-name="MT55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56">Angles : </text:span><text:span text:style-name="MT58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9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44"><draw:line text:anchor-type="paragraph" draw:z-index="82" draw:name="Shape3_33" draw:style-name="Mgr9" draw:text-style-name="MP2" svg:x1="15.12cm" svg:y1="0.36cm" svg:x2="20.496cm" svg:y2="0.36cm"><text:p/></draw:line><text:s/><text:span text:style-name="MT60">Angles</text:span> : <text:span text:style-name="MT55">Comprendre la notion d’angle</text:span></text:p>
      </style:header>
      <style:footer>
        <text:p text:style-name="MP7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/text:p>
      </style:footer>
      <style:footer-left>
        <text:p text:style-name="MP7"><draw:frame draw:style-name="Mfr1" draw:name="Frame9111112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1">Angles</text:span><text:span text:style-name="MT8"> : </text:span><text:span text:style-name="MT61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1" draw:name="Shape3_35" draw:style-name="Mgr9" draw:text-style-name="MP2" svg:x1="11.344cm" svg:y1="0.358cm" svg:x2="20.497cm" svg:y2="0.36cm"><text:p/></draw:line><text:span text:style-name="MT62">Angles </text:span>: Nommer un angle</text:p>
      </style:header>
      <style:footer>
        <text:p text:style-name="MP3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3" draw:name="Shape4_1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56" draw:name="Shape4_18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50" draw:name="Shape4_18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_5f_Header_20_G_20_page_20_paire_20__28_G_29_"><draw:line text:anchor-type="paragraph" draw:z-index="341" draw:name="Shape3_30" draw:style-name="Mgr9" draw:text-style-name="MP2" svg:x1="11.435cm" svg:y1="0.388cm" svg:x2="20.496cm" svg:y2="0.36cm"><text:p/></draw:line><text:span text:style-name="MT63">Angles</text:span> : <text:span text:style-name="MT63">Mesurer un angle</text:span></text:p>
      </style:header-left>
      <style:footer>
        <text:p text:style-name="MP7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40" draw:name="Shape4_17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64">Angles </text:span><text:span text:style-name="MT8">: </text:span><text:span text:style-name="MT6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60" draw:name="Shape3_31" draw:style-name="Mgr9" draw:text-style-name="MP2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2" draw:name="Shape3_32" draw:style-name="Mgr9" draw:text-style-name="MP2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46" draw:name="Shape4_18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66" draw:name="Shape4_187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8" draw:name="Shape3_34" draw:style-name="Mgr9" draw:text-style-name="MP2" svg:x1="15.448cm" svg:y1="0.365cm" svg:x2="20.496cm" svg:y2="0.36cm"><text:p/></draw:line><text:span text:style-name="MT66">Angles</text:span><text:span text:style-name="MT67"> : </text:span><text:span text:style-name="MT68">Calculer des mesures d’angle</text:span></text:p>
      </style:header>
      <style:header-left>
        <text:p text:style-name="_5f_Header_20_G_20_page_20_paire_20__28_G_29_"><draw:line text:anchor-type="paragraph" draw:z-index="358" draw:name="Shape3_36" draw:style-name="Mgr9" draw:text-style-name="MP2" svg:x1="15.448cm" svg:y1="0.365cm" svg:x2="20.496cm" svg:y2="0.36cm"><text:p/></draw:line><text:span text:style-name="MT66">Angles : </text:span><text:span text:style-name="MT6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57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69">Calculer des </text:span><text:span text:style-name="MT65">Mesure</text:span><text:span text:style-name="MT69">s</text:span><text:span text:style-name="MT6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3"><text:span text:style-name="MT56">Angles : </text:span><text:span text:style-name="MT70">Calculer des mesures d’angle</text:span></text:p></draw:text-box></draw:frame></text:h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1" draw:name="Shape3_0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63" draw:name="Shape3_18" draw:style-name="Mgr10" draw:text-style-name="MP2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3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4"><draw:g text:anchor-type="paragraph" draw:z-index="266" draw:name="Shape4_10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57" draw:name="Shape4_7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58" draw:name="Shape4_10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0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253" draw:name="Shape4_22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211" text:anchor-type="paragraph" svg:y="-0.06cm" draw:z-index="0"><draw:text-box fo:min-height="0.499cm" fo:min-width="3cm"><draw:frame draw:style-name="Mfr2" draw:name="Frame82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255" draw:name="Shape4_87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42"> </text:span>: <text:span text:style-name="MT75">proportionnalité</text:span> </text:p>
      </style:header-left>
      <style:footer>
        <text:p text:style-name="MP3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1"><draw:g text:anchor-type="paragraph" draw:z-index="250" draw:name="Shape4_73" draw:style-name="Mgr2"><draw:path draw:style-name="Mgr4" draw:text-style-name="MP39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7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4"><draw:g text:anchor-type="paragraph" draw:z-index="251" draw:name="Shape4_8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2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>
      <style:header-left>
        <text:p text:style-name="Header"><text:span text:style-name="MT75">Proportionnalité et pourcentages</text:span><text:span text:style-name="MT42"> </text:span>: <text:span text:style-name="MT75">proportionnalité</text:span> </text:p>
        <text:p text:style-name="MP48"/>
      </style:header-left>
      <style:footer>
        <text:p text:style-name="MP7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9">Proportionnalité et pourcentages : proportionalité</text:p></draw:text-box></draw:frame><draw:g text:anchor-type="paragraph" draw:z-index="332" draw:name="Shape4_2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: </text:p></draw:text-box></draw:frame><draw:g text:anchor-type="paragraph" draw:z-index="353" draw:name="Shape4_99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42"> </text:span>: <text:span text:style-name="MT77">Pourcentages</text:span> </text:p>
      </style:header-left>
      <style:footer>
        <text:p text:style-name="MP3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4"><draw:g text:anchor-type="paragraph" draw:z-index="219" draw:name="Shape4_98" draw:style-name="Mgr2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8">Proportionnalité et pourcentage : </text:span><text:span text:style-name="MT79">pourcentages</text:span></text:p></draw:text-box></draw:frame></text:p>
      </style:footer>
      <style:footer-left>
        <text:p text:style-name="MP7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4"><text:span text:style-name="MT80">Proportionnalité et pourcentages : </text:span><text:span text:style-name="MT79">pourcentages</text:span></text:p></draw:text-box></draw:frame><draw:g text:anchor-type="paragraph" draw:z-index="319" draw:name="Shape4_112" draw:style-name="Mgr2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12" draw:name="Shape4_9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8" draw:name="Shape4_10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16" draw:name="Shape4_10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3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4"><draw:g text:anchor-type="paragraph" draw:z-index="184" draw:name="Shape4_94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4"><draw:g text:anchor-type="paragraph" draw:z-index="136" draw:name="Shape4_9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35" draw:name="Shape4_96" draw:style-name="Mgr2"><draw:path draw:style-name="Mgr11" draw:text-style-name="MP46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39" draw:name="Shape4_1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8" draw:name="Shape4_11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81" draw:name="Shape4_11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42" draw:name="Shape3_11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134" draw:name="Shape3_20" draw:style-name="Mgr10" draw:text-style-name="MP2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3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4"><draw:g text:anchor-type="paragraph" draw:z-index="179" draw:name="Shape4_11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45" draw:name="Shape4_1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4" draw:name="Shape4_11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1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48" draw:name="Shape3_16" draw:style-name="Mgr10" draw:text-style-name="MP2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5"><draw:line text:anchor-type="paragraph" draw:z-index="147" draw:name="Shape3_17" draw:style-name="Mgr10" draw:text-style-name="MP2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3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4"><draw:g text:anchor-type="paragraph" draw:z-index="167" draw:name="Shape4_107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27" draw:name="Shape4_10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49" draw:name="Shape4_12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6" draw:name="Shape4_121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6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4"><draw:g text:anchor-type="paragraph" draw:z-index="197" draw:name="Shape4_10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/text:p>
      </style:footer>
      <style:footer-left>
        <text:p text:style-name="MP56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47"><text:span text:style-name="MT73">Périmètre : </text:span><text:span text:style-name="MT85">Problèmes</text:span></text:p></draw:text-box></draw:frame><draw:g text:anchor-type="paragraph" draw:z-index="128" draw:name="Shape4_122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7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87">Volume</text:span><text:span text:style-name="MT8"> </text:span></text:p></draw:text-box></draw:frame><draw:g text:anchor-type="paragraph" draw:z-index="277" draw:name="Shape4_145" draw:style-name="Mgr2"><draw:path draw:style-name="Mgr3" draw:text-style-name="MP5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8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3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9">Conversions d’unités : longueurs</text:p></draw:text-box></draw:frame><draw:g text:anchor-type="paragraph" draw:z-index="271" draw:name="Shape4_12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4"><draw:g text:anchor-type="paragraph" draw:z-index="274" draw:name="Shape4_13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Conversions d’unités : longueurs</text:p></draw:text-box></draw:frame><draw:g text:anchor-type="paragraph" draw:z-index="276" draw:name="Shape4_177" draw:style-name="Mgr2"><draw:path draw:style-name="Mgr3" draw:text-style-name="MP5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7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longueurs</text:span><text:span text:style-name="MT8"> </text:span></text:p></draw:text-box></draw:frame><draw:g text:anchor-type="paragraph" draw:z-index="267" draw:name="Shape4_84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69" draw:name="Shape4_124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125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7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0">masses</text:span><text:span text:style-name="MT8"> </text:span></text:p></draw:text-box></draw:frame><draw:g text:anchor-type="paragraph" draw:z-index="130" draw:name="Shape4_123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29" draw:name="Shape4_12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5" draw:name="Shape4_130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1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1">Masses</text:span><text:span text:style-name="MT8"> </text:span></text:p></draw:text-box></draw:frame><draw:g text:anchor-type="paragraph" draw:z-index="299" draw:name="Shape4_12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draw:g text:anchor-type="paragraph" draw:z-index="310" draw:name="Shape4_12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3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4"><draw:g text:anchor-type="paragraph" draw:z-index="187" draw:name="Shape4_3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7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5">capacités</text:span><text:span text:style-name="MT8"> </text:span></text:p></draw:text-box></draw:frame><draw:g text:anchor-type="paragraph" draw:z-index="133" draw:name="Shape4_13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32" draw:name="Shape4_13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13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3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97">Capacités</text:span><text:span text:style-name="MT8"> </text:span></text:p></draw:text-box></draw:frame><draw:g text:anchor-type="paragraph" draw:z-index="264" draw:name="Shape4_14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7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158" draw:name="Shape4_13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6" draw:name="Shape4_138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139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3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0">temps et </text:span><text:span text:style-name="MT101">durées</text:span><text:span text:style-name="MT8"> </text:span></text:p></draw:text-box></draw:frame><draw:g text:anchor-type="paragraph" draw:z-index="230" draw:name="Shape4_13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4"><draw:g text:anchor-type="paragraph" draw:z-index="150" draw:name="Shape4_141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7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3">Temps et </text:span><text:span text:style-name="MT104">Durée</text:span><text:span text:style-name="MT8"> </text:span></text:p></draw:text-box></draw:frame><draw:g text:anchor-type="paragraph" draw:z-index="154" draw:name="Shape4_13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1" draw:name="Shape4_14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4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3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6">vitesse</text:span><text:span text:style-name="MT8"> </text:span></text:p></draw:text-box></draw:frame><draw:g text:anchor-type="paragraph" draw:z-index="309" draw:name="Shape4_14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4"><draw:g text:anchor-type="paragraph" draw:z-index="153" draw:name="Shape4_4" draw:style-name="Mgr2"><draw:path draw:style-name="Mgr3" draw:text-style-name="MP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7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08">aires</text:span></text:p></draw:text-box></draw:frame><draw:g text:anchor-type="paragraph" draw:z-index="95" draw:name="Shape4_5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57" draw:name="Shape4_15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3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97" draw:name="Shape4_14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7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01" draw:name="Shape4_147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111">Conversions d’unités </text:span><text:span text:style-name="MT8">: </text:span><text:span text:style-name="MT111">problèmes</text:span></text:p></draw:text-box></draw:frame><draw:g text:anchor-type="paragraph" draw:z-index="99" draw:name="Shape4_63" draw:style-name="Mgr2"><draw:path draw:style-name="Mgr3" draw:text-style-name="MP5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3"><text:span text:style-name="MT96">Conversions d’unités : </text:span><text:span text:style-name="MT109">Problèmes</text:span></text:p>
      </style:header>
      <style:header-left>
        <text:p text:style-name="MP63"><text:span text:style-name="MT96">Conversions d’unités : </text:span><text:span text:style-name="MT109">Problèmes</text:span></text:p>
      </style:header-left>
      <style:footer>
        <text:p text:style-name="MP3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6">Conversions d’unités : </text:span><text:span text:style-name="MT110">problèmes</text:span></text:p></draw:text-box></draw:frame><draw:g text:anchor-type="paragraph" draw:z-index="169" draw:name="Shape4_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2"><text:span text:style-name="MT92">Conversions d’unités : </text:span><text:span text:style-name="MT110">problèmes</text:span></text:p></draw:text-box></draw:frame><draw:g text:anchor-type="paragraph" draw:z-index="103" draw:name="Shape4_142" draw:style-name="Mgr2"><draw:path draw:style-name="Mgr3" draw:text-style-name="MP5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header-left>
        <text:p text:style-name="Header"><text:s/><text:span text:style-name="MT6">Calculer</text:span> : <text:span text:style-name="MT6">Additionner et soustraire</text:span></text:p>
      </style:header-left>
      <style:footer>
        <text:p text:style-name="MP7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105" draw:name="Shape4_10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104" draw:name="Shape4_155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156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4"><text:span text:style-name="MT112"><text:s text:c="15"/>A</text:span>ires : Aire et unité</text:p>
      </style:header>
      <style:header-left>
        <text:p text:style-name="MP64"><text:span text:style-name="MT112"><text:s text:c="15"/>A</text:span>ires : Aire et unité</text:p>
      </style:header-left>
      <style:footer>
        <text:p text:style-name="MP3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4"><draw:g text:anchor-type="paragraph" draw:z-index="352" draw:name="Shape4_157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14">Assembler et décomposer</text:span></text:p>
      </style:header>
      <style:footer>
        <text:p text:style-name="MP3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345" draw:name="Shape4_216" draw:style-name="Mgr2"><draw:path draw:style-name="Mgr8" draw:text-style-name="MP35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4"><draw:g text:anchor-type="paragraph" draw:z-index="346" draw:name="Shape4_21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footer>
        <text:p text:style-name="MP7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43" draw:name="Shape4_21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344" draw:name="Shape4_21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27">Géométrie plane, </text:span><text:span text:style-name="MT113">partie 1</text:span> : <text:span text:style-name="MT122">coder</text:span></text:p>
      </style:header>
      <style:footer>
        <text:p text:style-name="MP3"><draw:g text:anchor-type="paragraph" draw:z-index="218" draw:name="Shape4_211" draw:style-name="Mgr2"><draw:path draw:style-name="Mgr8" draw:text-style-name="MP35" svg:width="0.855cm" svg:height="1.172cm" svg:x="18.449cm" svg:y="-0.174cm" svg:viewBox="0 0 856 1173" svg:d="M856 1173h-856v-991c0-100 79-182 175-182h505c97 0 176 82 176 182z"><text:p/></draw:path></draw:g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6"><text:span text:style-name="MT115">Géométrie plane, </text:span><text:span text:style-name="MT116">partie 1</text:span><text:span text:style-name="MT115"> : </text:span><text:span text:style-name="MT123">coder</text:span></text:p></draw:text-box></draw:frame></text:p>
      </style:footer>
      <style:footer-left>
        <text:p text:style-name="MP7"><draw:g text:anchor-type="paragraph" draw:z-index="185" draw:name="Shape4_212" draw:style-name="Mgr2"><draw:path draw:style-name="Mgr8" draw:text-style-name="MP35" svg:width="0.855cm" svg:height="1.172cm" svg:x="-0.287cm" svg:y="-0.174cm" svg:viewBox="0 0 856 1173" svg:d="M856 1173h-856v-991c0-100 79-182 175-182h505c97 0 176 82 176 182z"><text:p/></draw:path></draw:g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, </text:span><text:span text:style-name="MT116">partie 1</text:span><text:span text:style-name="MT31"> : </text:span><text:span text:style-name="MT123">coder</text:span></text:p></draw:text-box></draw:frame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8"><text:span text:style-name="MT118">Géométrie plane</text:span><text:span text:style-name="MT119"> : </text:span><text:span text:style-name="MT120">Vocabulaire</text:span></text:p>
      </style:header>
      <style:header-left>
        <text:p text:style-name="MP68"><text:span text:style-name="MT118">Géométrie plane</text:span><text:span text:style-name="MT119"> : </text:span><text:span text:style-name="MT120">Vocabulaire</text:span></text:p>
      </style:header-left>
      <style:footer>
        <text:p text:style-name="MP7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47" draw:name="Shape4_209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31">Géométrie plane : </text:span><text:span text:style-name="MT121">vocabulaire</text:span></text:p></draw:text-box></draw:frame><draw:g text:anchor-type="paragraph" draw:z-index="234" draw:name="Shape4_210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27">Géométrie plane</text:span> : <text:span text:style-name="MT28">P</text:span><text:span text:style-name="MT29">arallèles, perpendiculaires,<text:line-break/> </text:span><text:span text:style-name="MT30">distances</text:span></text:p>
      </style:header>
      <style:footer>
        <text:p text:style-name="MP3"><draw:frame draw:style-name="Mfr1" draw:name="Frame209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4"><draw:g text:anchor-type="paragraph" draw:z-index="210" draw:name="Shape4_20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32">Parallèles, perpendiculaires, </text:span><text:span text:style-name="MT3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draw:g text:anchor-type="paragraph" draw:z-index="329" draw:name="Shape4_206" draw:style-name="Mgr2"><draw:path draw:style-name="Mgr8" draw:text-style-name="MP35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7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235" draw:name="Shape4_205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78" draw:name="Shape4_15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27">Géométrie plane</text:span> : <text:span text:style-name="MT125">Milieu, alignement, </text:span><text:span text:style-name="MT126">appartenance</text:span></text:p>
      </style:header>
      <style:footer>
        <text:p text:style-name="MP3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4"><draw:g text:anchor-type="paragraph" draw:z-index="336" draw:name="Shape4_15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7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4"><draw:g text:anchor-type="paragraph" draw:z-index="272" draw:name="Shape4_15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08" draw:name="Shape4_149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92" draw:name="Shape4_150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27">Géométrie plane</text:span> : <text:span text:style-name="MT27">Points, droites </text:span><text:span text:style-name="MT131">et cercles</text:span></text:p>
      </style:header>
      <style:footer>
        <text:p text:style-name="MP7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4"><draw:g text:anchor-type="paragraph" draw:z-index="172" draw:name="Shape4_20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Géométrie plane : points, droites <text:span text:style-name="MT132">et cercles</text:span></text:p></draw:text-box></draw:frame></text:p>
      </style:footer>
      <style:footer-left>
        <text:p text:style-name="MP7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4"><draw:g text:anchor-type="paragraph" draw:z-index="220" draw:name="Shape4_20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44" draw:name="Shape4_20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21" draw:name="Shape4_201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4"><draw:g text:anchor-type="paragraph" draw:z-index="281" draw:name="Shape4_19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4"><draw:g text:anchor-type="paragraph" draw:z-index="259" draw:name="Shape4_195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7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8">Repères du plan : Se </text:span><text:span text:style-name="MT136">déplacer</text:span></text:p></draw:text-box></draw:frame><draw:g text:anchor-type="paragraph" draw:z-index="337" draw:name="Shape4_192" draw:style-name="Mgr2"><draw:path draw:style-name="Mgr8" draw:text-style-name="MP35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7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4"><text:span text:style-name="MT8">Repères du plan : se </text:span><text:span text:style-name="MT136">déplacer</text:span></text:p></draw:text-box></draw:frame><draw:g text:anchor-type="paragraph" draw:z-index="303" draw:name="Shape4_193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0"><text:span text:style-name="MT50">Repères du plan : Se repérer</text:span> </text:p>
      </style:header>
      <style:footer>
        <text:p text:style-name="MP3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4"><draw:g text:anchor-type="paragraph" draw:z-index="163" draw:name="Shape4_19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>
      <style:footer-left>
        <text:p text:style-name="MP7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4"><draw:g text:anchor-type="paragraph" draw:z-index="164" draw:name="Shape4_19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1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51">R</text:span>epères du plan : Se repérer</text:p>
      </style:header>
      <style:header-left>
        <text:p text:style-name="_5f_Header_20_G_20_page_20_paire_20__28_G_29_"><text:span text:style-name="MT51">R</text:span>epères du plan : Se repérer</text:p>
      </style:header-left>
      <style:footer>
        <text:p text:style-name="MP7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5">Repères du plan : Se repérer</text:p></draw:text-box></draw:frame><draw:g text:anchor-type="paragraph" draw:z-index="349" draw:name="Shape4_117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50">Repères du plan : se repérer</text:p></draw:text-box></draw:frame><draw:g text:anchor-type="paragraph" draw:z-index="350" draw:name="Shape4_189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6">Volumes : Volumes par comptage</text:p>
      </style:header>
      <style:footer>
        <text:p text:style-name="MP7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4"><draw:g text:anchor-type="paragraph" draw:z-index="339" draw:name="Shape4_17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8"><draw:line text:anchor-type="paragraph" draw:z-index="328" draw:name="Shape7_8" draw:style-name="Mgr10" draw:text-style-name="MP2" svg:x1="9.042cm" svg:y1="0.36cm" svg:x2="20.461cm" svg:y2="0.36cm"><text:p/></draw:line><draw:path text:anchor-type="paragraph" draw:z-index="330" draw:name="Shape5_1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31" draw:name="Shape6_2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>
      <style:header-left>
        <text:p text:style-name="MP78"><draw:line text:anchor-type="paragraph" draw:z-index="333" draw:name="Shape7_9" draw:style-name="Mgr10" draw:text-style-name="MP2" svg:x1="9.042cm" svg:y1="0.36cm" svg:x2="20.461cm" svg:y2="0.36cm"><text:p/></draw:line><draw:path text:anchor-type="paragraph" draw:z-index="334" draw:name="Shape5_2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35" draw:name="Shape6_5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T<text:span text:style-name="MT139">itre de la série</text:span></text:p>
      </style:header-left>
      <style:footer>
        <text:p text:style-name="MP7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4"><draw:g text:anchor-type="paragraph" draw:z-index="338" draw:name="Shape8_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1"><text:span text:style-name="MT112"><text:s text:c="15"/>A</text:span>ires : Aires de triangles</text:p>
      </style:header>
      <style:footer>
        <text:p text:style-name="MP3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4"><draw:g text:anchor-type="paragraph" draw:z-index="327" draw:name="Shape4_178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23" draw:name="Shape4_181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24" draw:name="Shape4_18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183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3"><text:span text:style-name="MT71"><text:s text:c="15"/>A</text:span><text:span text:style-name="MT141">ires : Problèmes d’aires</text:span></text:p>
      </style:header>
      <style:footer>
        <text:p text:style-name="MP3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4"><draw:g text:anchor-type="paragraph" draw:z-index="321" draw:name="Shape4_169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5" draw:name="Shape4_166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7" draw:name="Shape4_167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68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311" draw:name="Shape4_170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313" draw:name="Shape4_171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172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5"><text:span text:style-name="MT112"><text:s text:c="15"/>A</text:span>ires : Aires de disques</text:p>
      </style:header>
      <style:footer>
        <text:p text:style-name="MP3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4"><draw:g text:anchor-type="paragraph" draw:z-index="308" draw:name="Shape4_173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8"><draw:path text:anchor-type="paragraph" draw:z-index="296" draw:name="Shape5_3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298" draw:name="Shape6_3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00" draw:name="Shape7_6" draw:style-name="Mgr10" draw:text-style-name="MP2" svg:x1="9.042cm" svg:y1="0.36cm" svg:x2="20.461cm" svg:y2="0.36cm"><text:p/></draw:line>T<text:span text:style-name="MT139">itre de la série</text:span></text:p>
      </style:header>
      <style:header-left>
        <text:p text:style-name="MP78"><draw:path text:anchor-type="paragraph" draw:z-index="301" draw:name="Shape5_4" draw:style-name="Mgr12" draw:text-style-name="MP79" svg:width="4.329cm" svg:height="2.24cm" svg:x="-1.499cm" svg:y="-1cm" svg:viewBox="0 0 4330 2241" svg:d="M0 2241l3984-288c209-15 363-168 345-342l-170-1611h-4159z"><text:p/></draw:path><draw:frame text:anchor-type="paragraph" draw:z-index="302" draw:name="Shape6_4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304" draw:name="Shape7_3" draw:style-name="Mgr10" draw:text-style-name="MP2" svg:x1="9.042cm" svg:y1="0.36cm" svg:x2="20.461cm" svg:y2="0.36cm"><text:p/></draw:line>T<text:span text:style-name="MT139">itre de la série</text:span></text:p>
      </style:header-left>
      <style:footer>
        <text:p text:style-name="MP7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4"><draw:g text:anchor-type="paragraph" draw:z-index="306" draw:name="Shape8_4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1660146268" text:style-name="_5f_Numérotation_20_des_20_exercices">
          <text:list-item>
            <text:list>
              <text:list-item>
                <text:p text:style-name="MP87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94" draw:name="Shape4_174" draw:style-name="Mgr2"><draw:path draw:style-name="Mgr11" draw:text-style-name="MP46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0345420697854" text:continue-numbering="true" text:style-name="_5f_Numérotation_20_des_20_exercices">
          <text:list-item>
            <text:list>
              <text:list-item>
                <text:p text:style-name="MP87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7"><text:s/><text:span text:style-name="MT137">Volumes : </text:span><text:span text:style-name="MT144">Calculs et conversions</text:span> </text:p></draw:text-box></draw:frame><draw:g text:anchor-type="paragraph" draw:z-index="295" draw:name="Shape4_175" draw:style-name="Mgr2"><draw:path draw:style-name="Mgr11" draw:text-style-name="MP46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footer>
        <text:p text:style-name="MP7"><draw:frame draw:style-name="Mfr1" draw:name="Frame14" text:anchor-type="paragraph" svg:y="-0.06cm" draw:z-index="0"><draw:text-box fo:min-height="0.499cm" fo:min-width="3cm"><draw:frame draw:style-name="Mfr2" draw:name="Frame2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91" draw:name="Shape4_196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292" draw:name="Shape4_197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8"><text:span text:style-name="MT27">Géométrie plane</text:span> : <text:span text:style-name="MT145">D</text:span><text:span text:style-name="MT27">roites, </text:span><text:span text:style-name="MT146">demi-droites </text:span><text:span text:style-name="MT147">&amp; </text:span><text:span text:style-name="MT146">segments</text:span></text:p>
      </style:header>
      <style:footer>
        <text:p text:style-name="MP7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4"><draw:g text:anchor-type="paragraph" draw:z-index="288" draw:name="Shape4_198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15">Géométrie plane : </text:span><text:span text:style-name="MT31">droites, </text:span><text:span text:style-name="MT148">DEMI-droites et segments</text:span></text:p></draw:text-box></draw:frame></text:p>
      </style:footer>
      <style:footer-left>
        <text:p text:style-name="MP7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4"><draw:g text:anchor-type="paragraph" draw:z-index="289" draw:name="Shape4_199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89"><text:span text:style-name="MT112"><text:s text:c="15"/>A</text:span>ires : Aire par comptage</text:p>
      </style:header>
      <style:footer>
        <text:p text:style-name="MP3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4"><draw:g text:anchor-type="paragraph" draw:z-index="285" draw:name="Shape4_165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279" draw:name="Shape4_162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280" draw:name="Shape4_163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164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0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6">Calculer</text:span> : <text:span text:style-name="MT6">Additionner et soustraire</text:span></text:p>
      </style:header>
      <style:footer>
        <text:p text:style-name="MP7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 : additionner et soustraire</text:span><text:span text:style-name="MT8"> </text:span></text:p></draw:text-box></draw:frame><draw:g text:anchor-type="paragraph" draw:z-index="86" draw:name="Shape4_158" draw:style-name="Mgr2"><draw:path draw:style-name="Mgr3" draw:text-style-name="MP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8"><text:span text:style-name="MT7">Calculer</text:span><text:span text:style-name="MT8"> : </text:span><text:span text:style-name="MT7">additionner et soustraire</text:span></text:p></draw:text-box></draw:frame><draw:g text:anchor-type="paragraph" draw:z-index="85" draw:name="Shape4_159" draw:style-name="Mgr2"><draw:path draw:style-name="Mgr3" draw:text-style-name="MP5" svg:width="0.855cm" svg:height="1.172cm" svg:x="-0.143cm" svg:y="-0.175cm" svg:viewBox="0 0 856 1173" svg:d="M856 1173h-856v-991c0-100 79-182 175-182h505c97 0 176 82 176 182z"><text:p/></draw:path></draw:g><draw:g text:anchor-type="paragraph" draw:z-index="372" draw:name="Shape4_160" draw:style-name="Mgr2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1"><text:span text:style-name="MT112"><text:s text:c="15"/>A</text:span>ires : Calculer une aire</text:p>
      </style:header>
      <style:footer>
        <text:p text:style-name="MP3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4"><draw:g text:anchor-type="paragraph" draw:z-index="87" draw:name="Shape4_161" draw:style-name="Mgr2"><draw:path draw:style-name="Mgr11" draw:text-style-name="MP4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4"><draw:g text:anchor-type="paragraph" draw:z-index="91" draw:name="Shape10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4"><draw:g text:anchor-type="paragraph" draw:z-index="89" draw:name="Shape10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7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4"><draw:g text:anchor-type="paragraph" draw:z-index="116" draw:name="Shape4_207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7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4"><draw:g text:anchor-type="paragraph" draw:z-index="94" draw:name="Shape4_208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8"><draw:path text:anchor-type="paragraph" draw:z-index="123" draw:name="Shape7" draw:style-name="Mgr14" draw:text-style-name="MP99" svg:width="4.329cm" svg:height="2.24cm" svg:x="-1.499cm" svg:y="-1cm" svg:viewBox="0 0 4330 2241" svg:d="M0 2241l3984-288c209-15 363-168 345-342l-170-1611h-4159z"><text:p/></draw:path><draw:frame text:anchor-type="paragraph" draw:z-index="122" draw:name="Shape8" draw:style-name="Mgr13" draw:text-style-name="MP80" svg:width="2.703cm" svg:height="0.715cm" draw:transform="rotate (0.0872664625997165) translate (-0.172861111111111cm 0.218722222222222cm)"><draw:text-box><text:p text:style-name="MP2"><text:span text:style-name="MT138">Série 1</text:span></text:p></draw:text-box></draw:frame><draw:line text:anchor-type="paragraph" draw:z-index="119" draw:name="Shape9" draw:style-name="Mgr9" draw:text-style-name="MP2" svg:x1="11.559cm" svg:y1="0.36cm" svg:x2="20.5cm" svg:y2="0.36cm"><text:p/></draw:line>T<text:span text:style-name="MT158">itre de la série</text:span></text:p>
      </style:header>
      <style:footer>
        <text:p text:style-name="MP7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4"><draw:g text:anchor-type="paragraph" draw:z-index="165" draw:name="Shape1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7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4"><draw:g text:anchor-type="paragraph" draw:z-index="124" draw:name="Shape4_215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7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26" draw:name="Shape4_218" draw:style-name="Mgr2"><draw:path draw:style-name="Mgr8" draw:text-style-name="MP35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7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4"><draw:g text:anchor-type="paragraph" draw:z-index="107" draw:name="Shape4_219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7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4"><draw:g text:anchor-type="paragraph" draw:z-index="106" draw:name="Shape4_22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7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4"><draw:g text:anchor-type="paragraph" draw:z-index="109" draw:name="Shape10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7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4"><draw:g text:anchor-type="paragraph" draw:z-index="108" draw:name="Shape10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7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4"><draw:g text:anchor-type="paragraph" draw:z-index="111" draw:name="Shape4_22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4"><draw:g text:anchor-type="paragraph" draw:z-index="113" draw:name="Shape4_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7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4">solides : Vocabulaire, NatuRE</text:p></draw:text-box></draw:frame><draw:g text:anchor-type="paragraph" draw:z-index="112" draw:name="Shape4_0" draw:style-name="Mgr2"><draw:path draw:style-name="Mgr8" draw:text-style-name="MP35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0"><text:span text:style-name="MT129">S</text:span><text:span text:style-name="MT130">olides</text:span> : <text:span text:style-name="MT129">Vocabulaire, nature</text:span></text:p>
      </style:header>
      <style:header-left>
        <text:p text:style-name="MP70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371" draw:name="Shape4_225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14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7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4"><draw:g text:anchor-type="paragraph" draw:z-index="110" draw:name="Shape4_224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7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4"><draw:g text:anchor-type="paragraph" draw:z-index="115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g text:anchor-type="paragraph" draw:z-index="370" draw:name="Shape4_22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<text:span text:style-name="MT169">patrons</text:span></text:p></draw:text-box></draw:frame></text:h>
      </style:footer>
      <style:footer-left>
        <text:p text:style-name="MP7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4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125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7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4"><draw:g text:anchor-type="paragraph" draw:z-index="118" draw:name="Shape4_22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7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4"><draw:g text:anchor-type="paragraph" draw:z-index="120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7"><draw:g text:anchor-type="paragraph" draw:z-index="159" draw:name="Shape4_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/text:p>
      </style:footer>
      <style:footer-left>
        <text:p text:style-name="MP7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71">solides : Vocabulaire, NatuRE</text:p></draw:text-box></draw:frame><draw:g text:anchor-type="paragraph" draw:z-index="117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2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93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6">Reconnaissance et axes</text:span></text:p>
      </style:header>
      <style:footer>
        <text:p text:style-name="MP3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4"><draw:g text:anchor-type="paragraph" draw:z-index="84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1">S</text:span>ymétrie axiale : reconnaissance et axes</text:h></draw:text-box></draw:frame></text:p>
      </style:footer>
      <style:footer-left>
        <text:p text:style-name="MP7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4"><draw:g text:anchor-type="paragraph" draw:z-index="90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21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02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30"> : </text:span><text:span text:style-name="MT175">Médiatrice d’un segment</text:span></text:p>
      </style:header>
      <style:footer>
        <text:p text:style-name="MP3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4"><draw:g text:anchor-type="paragraph" draw:z-index="96" draw:name="Shape4_0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7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4"><draw:g text:anchor-type="paragraph" draw:z-index="98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7"><draw:g text:anchor-type="paragraph" draw:z-index="161" draw:name="Shape4_226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291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107">Symétrie axiale : constructions</text:p></draw:text-box></draw:frame><draw:g text:anchor-type="paragraph" draw:z-index="141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51">S</text:span><text:span text:style-name="MT30">ymétrie axiale : Constructions</text:span></text:p>
      </style:header>
      <style:footer>
        <text:p text:style-name="MP3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4"><draw:g text:anchor-type="paragraph" draw:z-index="155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51">S</text:span>ymétrie axiale : Constructions</text:h></draw:text-box></draw:frame></text:p>
      </style:footer>
      <style:footer-left>
        <text:p text:style-name="MP7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4"><draw:g text:anchor-type="paragraph" draw:z-index="152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7"><draw:g text:anchor-type="paragraph" draw:z-index="162" draw:name="Shape4_0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/text:p>
      </style:footer>
      <style:footer-left>
        <text:p text:style-name="MP7"><draw:frame draw:style-name="Mfr1" draw:name="Frame711" text:anchor-type="paragraph" svg:y="-0.06cm" draw:z-index="0"><draw:text-box fo:min-height="0.499cm" fo:min-width="3cm"><draw:frame draw:style-name="Mfr2" draw:name="Frame811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1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30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30"> : </text:span><text:span text:style-name="MT180">Axes de symétrie de figures</text:span></text:p>
      </style:header-left>
      <style:footer>
        <text:p text:style-name="MP3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4"><draw:g text:anchor-type="paragraph" draw:z-index="143" draw:name="Shape4_3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51">S</text:span>ymétrie axiale : axes de symétrie de figures</text:p></draw:text-box></draw:frame></text:p>
      </style:footer>
      <style:footer-left>
        <text:p text:style-name="MP7"><draw:frame draw:style-name="Mfr1" draw:name="Frame31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4"><draw:g text:anchor-type="paragraph" draw:z-index="146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37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140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51">S</text:span>ymétrie : Propriétés</text:p>
      </style:header>
      <style:footer>
        <text:p text:style-name="MP3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4"><draw:g text:anchor-type="paragraph" draw:z-index="369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51">S</text:span>ymétrie axiale : propriétés</text:p></draw:text-box></draw:frame></text:p>
      </style:footer>
      <style:footer-left>
        <text:p text:style-name="MP7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4"><draw:g text:anchor-type="paragraph" draw:z-index="160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7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63" draw:name="Shape4_3" draw:style-name="Mgr2"><draw:path draw:style-name="Mgr8" draw:text-style-name="MP35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7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4"><text:page-number text:select-page="current">0</text:page-number></text:p></draw:text-box></draw:frame><text:p text:style-name="MP69"><text:span text:style-name="MT124">Géométrie plane : </text:span><text:span text:style-name="MT28">parallèles, perpendiculaires, </text:span><text:span text:style-name="MT51">distances</text:span></text:p></draw:text-box></draw:frame><draw:g text:anchor-type="paragraph" draw:z-index="364" draw:name="Shape4_4" draw:style-name="Mgr2"><draw:path draw:style-name="Mgr8" draw:text-style-name="MP35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51">S</text:span>ymétrie axiale : pour aller plus loin</text:p>
      </style:header>
      <style:footer>
        <text:p text:style-name="MP3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4"><draw:g text:anchor-type="paragraph" draw:z-index="361" draw:name="Shape4_1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51">S</text:span>ymétrie axiale : pour aller plus loin</text:p></draw:text-box></draw:frame></text:p>
      </style:footer>
      <style:footer-left>
        <text:p text:style-name="MP7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4"><draw:g text:anchor-type="paragraph" draw:z-index="362" draw:name="Shape4_2" draw:style-name="Mgr2"><draw:path draw:style-name="Mgr8" draw:text-style-name="MP3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31">Géométrie plane : </text:span><text:span text:style-name="MT32">parallèles, perpendiculaires, </text:span><text:span text:style-name="MT33">distanc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7H31M3S</meta:editing-duration>
    <meta:editing-cycles>302</meta:editing-cycles>
    <meta:generator>LibreOffice/7.1.5.2$Windows_X86_64 LibreOffice_project/85f04e9f809797b8199d13c421bd8a2b025d52b5</meta:generator>
    <dc:date>2021-09-01T09:03:41.570000000</dc:date>
    <meta:document-statistic meta:table-count="0" meta:image-count="0" meta:object-count="63" meta:page-count="1" meta:paragraph-count="773" meta:word-count="2933" meta:character-count="18725" meta:non-whitespace-character-count="16132"/>
    <meta:template xlink:type="simple" xlink:actuate="onRequest" xlink:title="Modele_cahier_numerique" xlink:href="../Modele_cahier_numerique.ott" meta:date="2021-06-26T11:37:57.266475964"/>
  </office:meta>
</office:document-meta>
</file>

<file path=Object 1/content.xml><?xml version="1.0" encoding="utf-8"?>
<math xmlns="http://www.w3.org/1998/Math/MathML" display="block">
  <semantics>
    <mstyle mathsize="10pt">
      <mfrac>
        <mrow>
          <mn>1</mn>
          <mspace width="2em"/>
          <mn>272</mn>
        </mrow>
        <mn>100</mn>
      </mfrac>
    </mstyle>
    <annotation encoding="StarMath 5.0">size 10{{1~272}over{100}}</annotation>
  </semantics>
</math>
</file>

<file path=Object 10/content.xml><?xml version="1.0" encoding="utf-8"?>
<math xmlns="http://www.w3.org/1998/Math/MathML" display="block">
  <semantics>
    <mstyle mathsize="10pt">
      <mfrac>
        <mn>29</mn>
        <mrow>
          <mn>1</mn>
          <mspace width="2em"/>
          <mn>000</mn>
        </mrow>
      </mfrac>
    </mstyle>
    <annotation encoding="StarMath 5.0">size 10{{29}over{1~000}}</annotation>
  </semantics>
</math>
</file>

<file path=Object 11/content.xml><?xml version="1.0" encoding="utf-8"?>
<math xmlns="http://www.w3.org/1998/Math/MathML" display="block">
  <semantics>
    <mstyle mathsize="10pt">
      <mfrac>
        <mn>17</mn>
        <mn>100</mn>
      </mfrac>
    </mstyle>
    <annotation encoding="StarMath 5.0">size 10{{17}over{100}}</annotation>
  </semantics>
</math>
</file>

<file path=Object 12/content.xml><?xml version="1.0" encoding="utf-8"?>
<math xmlns="http://www.w3.org/1998/Math/MathML" display="block">
  <semantics>
    <mstyle mathsize="10pt">
      <mfrac>
        <mn>6</mn>
        <mn>29</mn>
      </mfrac>
    </mstyle>
    <annotation encoding="StarMath 5.0">size 10{{6}over{29}}</annotation>
  </semantics>
</math>
</file>

<file path=Object 13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139/content.xml><?xml version="1.0" encoding="utf-8"?>
<math xmlns="http://www.w3.org/1998/Math/MathML" display="block">
  <semantics>
    <mstyle mathsize="10pt">
      <mfrac>
        <mn>72</mn>
        <mn>100</mn>
      </mfrac>
    </mstyle>
    <annotation encoding="StarMath 5.0">size 10{{72}over{100}}</annotation>
  </semantics>
</math>
</file>

<file path=Object 14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mathcolor="red">
            <mn>4</mn>
          </mstyle>
          <mn>6</mn>
        </mfrac>
      </mrow>
    </mstyle>
    <annotation encoding="StarMath 5.0"> size 10{{ 2 over 3 }` =` { color red {4} over 6 } }</annotation>
  </semantics>
</math>
</file>

<file path=Object 141/content.xml><?xml version="1.0" encoding="utf-8"?>
<math xmlns="http://www.w3.org/1998/Math/MathML" display="block">
  <semantics>
    <mstyle mathsize="10pt">
      <mfrac>
        <mn>622</mn>
        <mrow>
          <mn>1</mn>
          <mspace width="0.5em"/>
          <mn>000</mn>
        </mrow>
      </mfrac>
    </mstyle>
    <annotation encoding="StarMath 5.0">size 10{{622}over{1`000}}</annotation>
  </semantics>
</math>
</file>

<file path=Object 143/content.xml><?xml version="1.0" encoding="utf-8"?>
<math xmlns="http://www.w3.org/1998/Math/MathML" display="block">
  <semantics>
    <mstyle mathsize="10pt">
      <mfrac>
        <mn>2</mn>
        <mn>10</mn>
      </mfrac>
    </mstyle>
    <annotation encoding="StarMath 5.0">size 10{{2}over{10}}</annotation>
  </semantics>
</math>
</file>

<file path=Object 145/content.xml><?xml version="1.0" encoding="utf-8"?>
<math xmlns="http://www.w3.org/1998/Math/MathML" display="block">
  <semantics>
    <mstyle mathsize="10pt">
      <mfrac>
        <mn>205</mn>
        <mn>100</mn>
      </mfrac>
    </mstyle>
    <annotation encoding="StarMath 5.0">size 10{{205}over{100}}</annotation>
  </semantics>
</math>
</file>

<file path=Object 147/content.xml><?xml version="1.0" encoding="utf-8"?>
<math xmlns="http://www.w3.org/1998/Math/MathML" display="block">
  <semantics>
    <mstyle mathvariant="bold-italic">
      <mstyle mathsize="10pt">
        <mfrac>
          <mn>15</mn>
          <mn>10</mn>
        </mfrac>
      </mstyle>
    </mstyle>
    <annotation encoding="StarMath 5.0">bold{ital{size 10{{15}over{10}}}}</annotation>
  </semantics>
</math>
</file>

<file path=Object 148/content.xml><?xml version="1.0" encoding="utf-8"?>
<math xmlns="http://www.w3.org/1998/Math/MathML" display="block">
  <semantics>
    <mstyle mathvariant="bold-italic">
      <mstyle mathsize="10pt">
        <mfrac>
          <mn>5</mn>
          <mn>10</mn>
        </mfrac>
      </mstyle>
    </mstyle>
    <annotation encoding="StarMath 5.0">bold{ital{size 10{{5}over{10}}}}</annotation>
  </semantics>
</math>
</file>

<file path=Object 149/content.xml><?xml version="1.0" encoding="utf-8"?>
<math xmlns="http://www.w3.org/1998/Math/MathML" display="block">
  <semantics>
    <mstyle mathsize="10pt">
      <mfrac>
        <mn>720</mn>
        <mn>100</mn>
      </mfrac>
    </mstyle>
    <annotation encoding="StarMath 5.0">size 10{{720}over{100}}</annotation>
  </semantics>
</math>
</file>

<file path=Object 15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mathcolor="red">
            <mn>12</mn>
          </mstyle>
          <mn>18</mn>
        </mfrac>
      </mrow>
    </mstyle>
    <annotation encoding="StarMath 5.0"> size 10{{ 2 over 3 }` =` { color red {12} over 18 } }</annotation>
  </semantics>
</math>
</file>

<file path=Object 151/content.xml><?xml version="1.0" encoding="utf-8"?>
<math xmlns="http://www.w3.org/1998/Math/MathML" display="block">
  <semantics>
    <mstyle mathsize="10pt">
      <mfrac>
        <mn>112</mn>
        <mn>10</mn>
      </mfrac>
    </mstyle>
    <annotation encoding="StarMath 5.0">size 10{ { 112 over 10 } }</annotation>
  </semantics>
</math>
</file>

<file path=Object 153/content.xml><?xml version="1.0" encoding="utf-8"?>
<math xmlns="http://www.w3.org/1998/Math/MathML" display="block">
  <semantics>
    <mstyle mathsize="10pt">
      <mfrac>
        <mrow>
          <mn>1</mn>
          <mspace width="0.5em"/>
          <mn>029</mn>
        </mrow>
        <mrow>
          <mn>1</mn>
          <mspace width="0.5em"/>
          <mn>000</mn>
        </mrow>
      </mfrac>
    </mstyle>
    <annotation encoding="StarMath 5.0">size 10{{1`029}over{1`000}}</annotation>
  </semantics>
</math>
</file>

<file path=Object 155/content.xml><?xml version="1.0" encoding="utf-8"?>
<math xmlns="http://www.w3.org/1998/Math/MathML" display="block">
  <semantics>
    <mstyle mathsize="10pt">
      <mfrac>
        <mn>17</mn>
        <mn>100</mn>
      </mfrac>
    </mstyle>
    <annotation encoding="StarMath 5.0">size 10{{17}over{100}}</annotation>
  </semantics>
</math>
</file>

<file path=Object 157/content.xml><?xml version="1.0" encoding="utf-8"?>
<math xmlns="http://www.w3.org/1998/Math/MathML" display="block">
  <semantics>
    <mstyle mathsize="10pt">
      <mfrac>
        <mrow>
          <mn>7</mn>
          <mspace width="0.5em"/>
          <mn>000</mn>
        </mrow>
        <mn>100</mn>
      </mfrac>
    </mstyle>
    <annotation encoding="StarMath 5.0">size 10{{7`000}over{100}}</annotation>
  </semantics>
</math>
</file>

<file path=Object 159/content.xml><?xml version="1.0" encoding="utf-8"?>
<math xmlns="http://www.w3.org/1998/Math/MathML" display="block">
  <semantics>
    <mstyle mathsize="10pt">
      <mfrac>
        <mn>748</mn>
        <mn>10</mn>
      </mfrac>
    </mstyle>
    <annotation encoding="StarMath 5.0">size 10{{748}over{10}}</annotation>
  </semantics>
</math>
</file>

<file path=Object 16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=</mo>
          <mspace width="0.5em"/>
        </mrow>
        <mfrac>
          <mstyle mathcolor="red">
            <mn>6</mn>
          </mstyle>
          <mn>8</mn>
        </mfrac>
      </mrow>
    </mstyle>
    <annotation encoding="StarMath 5.0">size 10{{3}over{4}` =`{ color red {6} over 8 }}</annotation>
  </semantics>
</math>
</file>

<file path=Object 161/content.xml><?xml version="1.0" encoding="utf-8"?>
<math xmlns="http://www.w3.org/1998/Math/MathML" display="block">
  <semantics>
    <mstyle mathsize="10pt">
      <mfrac>
        <mrow>
          <mn>28</mn>
          <mspace width="0.5em"/>
          <mn>282</mn>
        </mrow>
        <mrow>
          <mn>1</mn>
          <mspace width="0.5em"/>
          <mn>000</mn>
        </mrow>
      </mfrac>
    </mstyle>
    <annotation encoding="StarMath 5.0">size 10{{28`282}over{1`000}}</annotation>
  </semantics>
</math>
</file>

<file path=Object 17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=</mo>
          <mspace width="0.5em"/>
        </mrow>
        <mfrac>
          <mstyle mathcolor="red">
            <mn>21</mn>
          </mstyle>
          <mn>28</mn>
        </mfrac>
      </mrow>
    </mstyle>
    <annotation encoding="StarMath 5.0">size 10{{3}over{4}` =`{ color red {21} over 28 }}</annotation>
  </semantics>
</math>
</file>

<file path=Object 177/content.xml><?xml version="1.0" encoding="utf-8"?>
<math xmlns="http://www.w3.org/1998/Math/MathML" display="block">
  <semantics>
    <mstyle mathsize="10pt">
      <mfrac>
        <mn>18</mn>
        <mn>3</mn>
      </mfrac>
    </mstyle>
    <annotation encoding="StarMath 5.0">size 10{{18}over{3}}</annotation>
  </semantics>
</math>
</file>

<file path=Object 178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179/content.xml><?xml version="1.0" encoding="utf-8"?>
<math xmlns="http://www.w3.org/1998/Math/MathML" display="block">
  <semantics>
    <mstyle mathsize="10pt">
      <mfrac>
        <mn>183</mn>
        <mn>200</mn>
      </mfrac>
    </mstyle>
    <annotation encoding="StarMath 5.0">size 10{ { 183 over 200 } }</annotation>
  </semantics>
</math>
</file>

<file path=Object 18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180/content.xml><?xml version="1.0" encoding="utf-8"?>
<math xmlns="http://www.w3.org/1998/Math/MathML" display="block">
  <semantics>
    <mstyle mathsize="10pt">
      <mfrac>
        <mn>2</mn>
        <mn>5</mn>
      </mfrac>
    </mstyle>
    <annotation encoding="StarMath 5.0">size 10{{2}over{5}}</annotation>
  </semantics>
</math>
</file>

<file path=Object 181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82/content.xml><?xml version="1.0" encoding="utf-8"?>
<math xmlns="http://www.w3.org/1998/Math/MathML" display="block">
  <semantics>
    <mstyle mathsize="10pt">
      <mfrac>
        <mn>5</mn>
        <mn>6</mn>
      </mfrac>
    </mstyle>
    <annotation encoding="StarMath 5.0">size 10{{5}over{6}}</annotation>
  </semantics>
</math>
</file>

<file path=Object 183/content.xml><?xml version="1.0" encoding="utf-8"?>
<math xmlns="http://www.w3.org/1998/Math/MathML" display="block">
  <semantics>
    <mstyle mathsize="10pt">
      <mfrac>
        <mn>9</mn>
        <mn>4</mn>
      </mfrac>
    </mstyle>
    <annotation encoding="StarMath 5.0">size 10{{9}over{4}}</annotation>
  </semantics>
</math>
</file>

<file path=Object 184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over{2}}</annotation>
  </semantics>
</math>
</file>

<file path=Object 188/content.xml><?xml version="1.0" encoding="utf-8"?>
<math xmlns="http://www.w3.org/1998/Math/MathML" display="block">
  <semantics>
    <mstyle mathsize="10pt">
      <mfrac>
        <mn>123</mn>
        <mn>9</mn>
      </mfrac>
    </mstyle>
    <annotation encoding="StarMath 5.0">size 10{{123}over{9}}</annotation>
  </semantics>
</math>
</file>

<file path=Object 19/content.xml><?xml version="1.0" encoding="utf-8"?>
<math xmlns="http://www.w3.org/1998/Math/MathML" display="block">
  <semantics>
    <mstyle mathsize="10pt">
      <mfrac>
        <mn>9</mn>
        <mn>8</mn>
      </mfrac>
    </mstyle>
    <annotation encoding="StarMath 5.0">size 10{{9}over{8}}</annotation>
  </semantics>
</math>
</file>

<file path=Object 190/content.xml><?xml version="1.0" encoding="utf-8"?>
<math xmlns="http://www.w3.org/1998/Math/MathML" display="block">
  <semantics>
    <mstyle mathsize="10pt">
      <mfrac>
        <mn>123</mn>
        <mn>9</mn>
      </mfrac>
    </mstyle>
    <annotation encoding="StarMath 5.0">size 10{{123}over{9}}</annotation>
  </semantics>
</math>
</file>

<file path=Object 191/content.xml><?xml version="1.0" encoding="utf-8"?>
<math xmlns="http://www.w3.org/1998/Math/MathML" display="block">
  <semantics>
    <mstyle mathsize="10pt">
      <mfrac>
        <mn>67</mn>
        <mn>12</mn>
      </mfrac>
    </mstyle>
    <annotation encoding="StarMath 5.0">size 10{{67}over{12}}</annotation>
  </semantics>
</math>
</file>

<file path=Object 193/content.xml><?xml version="1.0" encoding="utf-8"?>
<math xmlns="http://www.w3.org/1998/Math/MathML" display="block">
  <semantics>
    <mstyle mathsize="10pt">
      <mfrac>
        <mn>67</mn>
        <mn>12</mn>
      </mfrac>
    </mstyle>
    <annotation encoding="StarMath 5.0">size 10{ { 67 over 12 } }</annotation>
  </semantics>
</math>
</file>

<file path=Object 194/content.xml><?xml version="1.0" encoding="utf-8"?>
<math xmlns="http://www.w3.org/1998/Math/MathML" display="block">
  <semantics>
    <mstyle mathsize="10pt">
      <mfrac>
        <mn>59</mn>
        <mn>4</mn>
      </mfrac>
    </mstyle>
    <annotation encoding="StarMath 5.0">size 10{{59}over{4}}</annotation>
  </semantics>
</math>
</file>

<file path=Object 195/content.xml><?xml version="1.0" encoding="utf-8"?>
<math xmlns="http://www.w3.org/1998/Math/MathML" display="block">
  <semantics>
    <mstyle mathsize="10pt">
      <mfrac>
        <mn>45</mn>
        <mn>6</mn>
      </mfrac>
    </mstyle>
    <annotation encoding="StarMath 5.0">size 10{{45}over{6}}</annotation>
  </semantics>
</math>
</file>

<file path=Object 2/content.xml><?xml version="1.0" encoding="utf-8"?>
<math xmlns="http://www.w3.org/1998/Math/MathML" display="block">
  <semantics>
    <mstyle mathsize="10pt">
      <mfrac>
        <mn>72</mn>
        <mn>10</mn>
      </mfrac>
    </mstyle>
    <annotation encoding="StarMath 5.0">size 10{{72}over{10}}</annotation>
  </semantics>
</math>
</file>

<file path=Object 20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3}over{4}}</annotation>
  </semantics>
</math>
</file>

<file path=Object 200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201/content.xml><?xml version="1.0" encoding="utf-8"?>
<math xmlns="http://www.w3.org/1998/Math/MathML" display="block">
  <semantics>
    <mstyle mathsize="10pt">
      <mrow>
        <mfrac>
          <mn>2</mn>
          <mn>3</mn>
        </mfrac>
        <mrow>
          <mspace width="0.5em"/>
          <mo stretchy="false">=</mo>
          <mspace width="0.5em"/>
        </mrow>
        <mfrac>
          <mstyle mathcolor="red">
            <mn>6</mn>
          </mstyle>
          <mn>9</mn>
        </mfrac>
      </mrow>
    </mstyle>
    <annotation encoding="StarMath 5.0"> size 10{{ 2 over 3 }` =` { color red {6} over 9 } }</annotation>
  </semantics>
</math>
</file>

<file path=Object 204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3}over{4}}</annotation>
  </semantics>
</math>
</file>

<file path=Object 21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210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11/content.xml><?xml version="1.0" encoding="utf-8"?>
<math xmlns="http://www.w3.org/1998/Math/MathML" display="block">
  <semantics>
    <mstyle mathsize="10pt">
      <mfrac>
        <mn>9</mn>
        <mn>8</mn>
      </mfrac>
    </mstyle>
    <annotation encoding="StarMath 5.0">size 10{{9}over{8}}</annotation>
  </semantics>
</math>
</file>

<file path=Object 212/content.xml><?xml version="1.0" encoding="utf-8"?>
<math xmlns="http://www.w3.org/1998/Math/MathML" display="block">
  <semantics>
    <mfrac>
      <mn>7</mn>
      <mn>12</mn>
    </mfrac>
    <annotation encoding="StarMath 5.0">{7}over{12}</annotation>
  </semantics>
</math>
</file>

<file path=Object 213/content.xml><?xml version="1.0" encoding="utf-8"?>
<math xmlns="http://www.w3.org/1998/Math/MathML" display="block">
  <semantics>
    <mfrac>
      <mn>9</mn>
      <mn>8</mn>
    </mfrac>
    <annotation encoding="StarMath 5.0">{9}over{8}</annotation>
  </semantics>
</math>
</file>

<file path=Object 214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215/content.xml><?xml version="1.0" encoding="utf-8"?>
<math xmlns="http://www.w3.org/1998/Math/MathML" display="block">
  <semantics>
    <mfrac>
      <mn>5</mn>
      <mn>8</mn>
    </mfrac>
    <annotation encoding="StarMath 5.0">{		5}over{8}</annotation>
  </semantics>
</math>
</file>

<file path=Object 216/content.xml><?xml version="1.0" encoding="utf-8"?>
<math xmlns="http://www.w3.org/1998/Math/MathML" display="block">
  <semantics>
    <mstyle mathsize="10pt">
      <mfrac>
        <mn>3</mn>
        <mn>4</mn>
      </mfrac>
    </mstyle>
    <annotation encoding="StarMath 5.0">size 10{{3}over{4}}</annotation>
  </semantics>
</math>
</file>

<file path=Object 217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218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19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220/content.xml><?xml version="1.0" encoding="utf-8"?>
<math xmlns="http://www.w3.org/1998/Math/MathML" display="block">
  <semantics>
    <mstyle mathsize="10pt">
      <mfrac>
        <mn>7</mn>
        <mn>12</mn>
      </mfrac>
    </mstyle>
    <annotation encoding="StarMath 5.0">size 10{{7}over{12}}</annotation>
  </semantics>
</math>
</file>

<file path=Object 221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size 10{{5}over{8}}</annotation>
  </semantics>
</math>
</file>

<file path=Object 3/content.xml><?xml version="1.0" encoding="utf-8"?>
<math xmlns="http://www.w3.org/1998/Math/MathML" display="block">
  <semantics>
    <mstyle mathsize="10pt">
      <mfrac>
        <mn>0</mn>
        <mn>100</mn>
      </mfrac>
    </mstyle>
    <annotation encoding="StarMath 5.0">size 10{{0}over{100}}</annotation>
  </semantics>
</math>
</file>

<file path=Object 4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over{10}}</annotation>
  </semantics>
</math>
</file>

<file path=Object 5/content.xml><?xml version="1.0" encoding="utf-8"?>
<math xmlns="http://www.w3.org/1998/Math/MathML" display="block">
  <semantics>
    <mstyle mathsize="10pt">
      <mfrac>
        <mn>282</mn>
        <mrow>
          <mn>1</mn>
          <mspace width="2em"/>
          <mn>000</mn>
        </mrow>
      </mfrac>
    </mstyle>
    <annotation encoding="StarMath 5.0">size 10{{282}over{1~000}}</annotation>
  </semantics>
</math>
</file>

<file path=Object 6/content.xml><?xml version="1.0" encoding="utf-8"?>
<math xmlns="http://www.w3.org/1998/Math/MathML" display="block">
  <semantics>
    <mstyle mathsize="10pt">
      <mfrac>
        <mrow>
          <mn>5</mn>
          <mspace width="2em"/>
          <mn>622</mn>
        </mrow>
        <mrow>
          <mn>1</mn>
          <mspace width="2em"/>
          <mn>000</mn>
        </mrow>
      </mfrac>
    </mstyle>
    <annotation encoding="StarMath 5.0">size 10{{5~622}over{1~000}}</annotation>
  </semantics>
</math>
</file>

<file path=Object 7/content.xml><?xml version="1.0" encoding="utf-8"?>
<math xmlns="http://www.w3.org/1998/Math/MathML" display="block">
  <semantics>
    <mstyle mathsize="10pt">
      <mfrac>
        <mrow>
          <mn>4</mn>
          <mspace width="2em"/>
          <mn>905</mn>
        </mrow>
        <mn>100</mn>
      </mfrac>
    </mstyle>
    <annotation encoding="StarMath 5.0">size 10{{4~905}over{100}}</annotation>
  </semantics>
</math>
</file>

<file path=Object 8/content.xml><?xml version="1.0" encoding="utf-8"?>
<math xmlns="http://www.w3.org/1998/Math/MathML" display="block">
  <semantics>
    <mstyle mathsize="10pt">
      <mfrac>
        <mn>20</mn>
        <mn>100</mn>
      </mfrac>
    </mstyle>
    <annotation encoding="StarMath 5.0">size 10{{20}over{100}}</annotation>
  </semantics>
</math>
</file>

<file path=Object 9/content.xml><?xml version="1.0" encoding="utf-8"?>
<math xmlns="http://www.w3.org/1998/Math/MathML" display="block">
  <semantics>
    <mstyle mathsize="10pt">
      <mfrac>
        <mn>12</mn>
        <mn>10</mn>
      </mfrac>
    </mstyle>
    <annotation encoding="StarMath 5.0">size 10{{12}over{10}}</annotation>
  </semantics>
</math>
</file>